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9.532cm"/>
    </style:style>
    <style:style style:name="co2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8.407cm"/>
    </style:style>
    <style:style style:name="co5" style:family="table-column">
      <style:table-column-properties fo:break-before="auto" style:column-width="9.753cm"/>
    </style:style>
    <style:style style:name="co6" style:family="table-column">
      <style:table-column-properties fo:break-before="auto" style:column-width="7.84cm"/>
    </style:style>
    <style:style style:name="co7" style:family="table-column">
      <style:table-column-properties fo:break-before="auto" style:column-width="4.801cm"/>
    </style:style>
    <style:style style:name="co8" style:family="table-column">
      <style:table-column-properties fo:break-before="auto" style:column-width="5.39cm"/>
    </style:style>
    <style:style style:name="co9" style:family="table-column">
      <style:table-column-properties fo:break-before="auto" style:column-width="6.615cm"/>
    </style:style>
    <style:style style:name="co10" style:family="table-column">
      <style:table-column-properties fo:break-before="auto" style:column-width="10.414cm"/>
    </style:style>
    <style:style style:name="co11" style:family="table-column">
      <style:table-column-properties fo:break-before="auto" style:column-width="7.719cm"/>
    </style:style>
    <style:style style:name="co12" style:family="table-column">
      <style:table-column-properties fo:break-before="auto" style:column-width="2.963cm"/>
    </style:style>
    <style:style style:name="co13" style:family="table-column">
      <style:table-column-properties fo:break-before="auto" style:column-width="6.835cm"/>
    </style:style>
    <style:style style:name="co14" style:family="table-column">
      <style:table-column-properties fo:break-before="auto" style:column-width="13.242cm"/>
    </style:style>
    <style:style style:name="co15" style:family="table-column">
      <style:table-column-properties fo:break-before="auto" style:column-width="8.747cm"/>
    </style:style>
    <style:style style:name="co16" style:family="table-column">
      <style:table-column-properties fo:break-before="auto" style:column-width="11.744cm"/>
    </style:style>
    <style:style style:name="co17" style:family="table-column">
      <style:table-column-properties fo:break-before="auto" style:column-width="6.518cm"/>
    </style:style>
    <style:style style:name="co18" style:family="table-column">
      <style:table-column-properties fo:break-before="auto" style:column-width="9.139cm"/>
    </style:style>
    <style:style style:name="co19" style:family="table-column">
      <style:table-column-properties fo:break-before="auto" style:column-width="10.144cm"/>
    </style:style>
    <style:style style:name="co20" style:family="table-column">
      <style:table-column-properties fo:break-before="auto" style:column-width="9.088cm"/>
    </style:style>
    <style:style style:name="co21" style:family="table-column">
      <style:table-column-properties fo:break-before="auto" style:column-width="7.13cm"/>
    </style:style>
    <style:style style:name="co22" style:family="table-column">
      <style:table-column-properties fo:break-before="auto" style:column-width="8.232cm"/>
    </style:style>
    <style:style style:name="co23" style:family="table-column">
      <style:table-column-properties fo:break-before="auto" style:column-width="6.592cm"/>
    </style:style>
    <style:style style:name="co24" style:family="table-column">
      <style:table-column-properties fo:break-before="auto" style:column-width="4.851cm"/>
    </style:style>
    <style:style style:name="co25" style:family="table-column">
      <style:table-column-properties fo:break-before="auto" style:column-width="6.297cm"/>
    </style:style>
    <style:style style:name="co26" style:family="table-column">
      <style:table-column-properties fo:break-before="auto" style:column-width="9.021cm"/>
    </style:style>
    <style:style style:name="co27" style:family="table-column">
      <style:table-column-properties fo:break-before="auto" style:column-width="9.359cm"/>
    </style:style>
    <style:style style:name="co28" style:family="table-column">
      <style:table-column-properties fo:break-before="auto" style:column-width="7.498cm"/>
    </style:style>
    <style:style style:name="co29" style:family="table-column">
      <style:table-column-properties fo:break-before="auto" style:column-width="6.419cm"/>
    </style:style>
    <style:style style:name="co30" style:family="table-column">
      <style:table-column-properties fo:break-before="auto" style:column-width="10.114cm"/>
    </style:style>
    <style:style style:name="co31" style:family="table-column">
      <style:table-column-properties fo:break-before="auto" style:column-width="7.033cm"/>
    </style:style>
    <style:style style:name="co32" style:family="table-column">
      <style:table-column-properties fo:break-before="auto" style:column-width="13.795cm"/>
    </style:style>
    <style:style style:name="co33" style:family="table-column">
      <style:table-column-properties fo:break-before="auto" style:column-width="8.37cm"/>
    </style:style>
    <style:style style:name="co34" style:family="table-column">
      <style:table-column-properties fo:break-before="auto" style:column-width="8.056cm"/>
    </style:style>
    <style:style style:name="co35" style:family="table-column">
      <style:table-column-properties fo:break-before="auto" style:column-width="7.135cm"/>
    </style:style>
    <style:style style:name="co36" style:family="table-column">
      <style:table-column-properties fo:break-before="auto" style:column-width="8.43cm"/>
    </style:style>
    <style:style style:name="co37" style:family="table-column">
      <style:table-column-properties fo:break-before="auto" style:column-width="7.669cm"/>
    </style:style>
    <style:style style:name="co38" style:family="table-column">
      <style:table-column-properties fo:break-before="auto" style:column-width="12.33cm"/>
    </style:style>
    <style:style style:name="co39" style:family="table-column">
      <style:table-column-properties fo:break-before="auto" style:column-width="18.722cm"/>
    </style:style>
    <style:style style:name="co40" style:family="table-column">
      <style:table-column-properties fo:break-before="auto" style:column-width="6.909cm"/>
    </style:style>
    <style:style style:name="co41" style:family="table-column">
      <style:table-column-properties fo:break-before="auto" style:column-width="7.59cm"/>
    </style:style>
    <style:style style:name="co42" style:family="table-column">
      <style:table-column-properties fo:break-before="auto" style:column-width="10.313cm"/>
    </style:style>
    <style:style style:name="co43" style:family="table-column">
      <style:table-column-properties fo:break-before="auto" style:column-width="7.228cm"/>
    </style:style>
    <style:style style:name="co44" style:family="table-column">
      <style:table-column-properties fo:break-before="auto" style:column-width="9.054cm"/>
    </style:style>
    <style:style style:name="co45" style:family="table-column">
      <style:table-column-properties fo:break-before="auto" style:column-width="6.253cm"/>
    </style:style>
    <style:style style:name="co46" style:family="table-column">
      <style:table-column-properties fo:break-before="auto" style:column-width="11.546cm"/>
    </style:style>
    <style:style style:name="co47" style:family="table-column">
      <style:table-column-properties fo:break-before="auto" style:column-width="9.327cm"/>
    </style:style>
    <style:style style:name="co48" style:family="table-column">
      <style:table-column-properties fo:break-before="auto" style:column-width="7.879cm"/>
    </style:style>
    <style:style style:name="co49" style:family="table-column">
      <style:table-column-properties fo:break-before="auto" style:column-width="4.974cm"/>
    </style:style>
    <style:style style:name="co50" style:family="table-column">
      <style:table-column-properties fo:break-before="auto" style:column-width="9.948cm"/>
    </style:style>
    <style:style style:name="co51" style:family="table-column">
      <style:table-column-properties fo:break-before="auto" style:column-width="8.442cm"/>
    </style:style>
    <style:style style:name="co52" style:family="table-column">
      <style:table-column-properties fo:break-before="auto" style:column-width="8.373cm"/>
    </style:style>
    <style:style style:name="co53" style:family="table-column">
      <style:table-column-properties fo:break-before="auto" style:column-width="11.88cm"/>
    </style:style>
    <style:style style:name="co54" style:family="table-column">
      <style:table-column-properties fo:break-before="auto" style:column-width="6.542cm"/>
    </style:style>
    <style:style style:name="co55" style:family="table-column">
      <style:table-column-properties fo:break-before="auto" style:column-width="5.906cm"/>
    </style:style>
    <style:style style:name="co56" style:family="table-column">
      <style:table-column-properties fo:break-before="auto" style:column-width="22.421cm"/>
    </style:style>
    <style:style style:name="co57" style:family="table-column">
      <style:table-column-properties fo:break-before="auto" style:column-width="4.263cm"/>
    </style:style>
    <style:style style:name="co58" style:family="table-column">
      <style:table-column-properties fo:break-before="auto" style:column-width="9.918cm"/>
    </style:style>
    <style:style style:name="co59" style:family="table-column">
      <style:table-column-properties fo:break-before="auto" style:column-width="5.782cm"/>
    </style:style>
    <style:style style:name="co60" style:family="table-column">
      <style:table-column-properties fo:break-before="auto" style:column-width="5.733cm"/>
    </style:style>
    <style:style style:name="co61" style:family="table-column">
      <style:table-column-properties fo:break-before="auto" style:column-width="9.155cm"/>
    </style:style>
    <style:style style:name="co62" style:family="table-column">
      <style:table-column-properties fo:break-before="auto" style:column-width="19.879cm"/>
    </style:style>
    <style:style style:name="co63" style:family="table-column">
      <style:table-column-properties fo:break-before="auto" style:column-width="15.148cm"/>
    </style:style>
    <style:style style:name="co64" style:family="table-column">
      <style:table-column-properties fo:break-before="auto" style:column-width="8.306cm"/>
    </style:style>
    <style:style style:name="co65" style:family="table-column">
      <style:table-column-properties fo:break-before="auto" style:column-width="11.908cm"/>
    </style:style>
    <style:style style:name="co66" style:family="table-column">
      <style:table-column-properties fo:break-before="auto" style:column-width="12.39cm"/>
    </style:style>
    <style:style style:name="co67" style:family="table-column">
      <style:table-column-properties fo:break-before="auto" style:column-width="9.899cm"/>
    </style:style>
    <style:style style:name="co68" style:family="table-column">
      <style:table-column-properties fo:break-before="auto" style:column-width="6.052cm"/>
    </style:style>
    <style:style style:name="co69" style:family="table-column">
      <style:table-column-properties fo:break-before="auto" style:column-width="2.621cm"/>
    </style:style>
    <style:style style:name="co70" style:family="table-column">
      <style:table-column-properties fo:break-before="auto" style:column-width="7.183cm"/>
    </style:style>
    <style:style style:name="co71" style:family="table-column">
      <style:table-column-properties fo:break-before="auto" style:column-width="13.513cm"/>
    </style:style>
    <style:style style:name="co72" style:family="table-column">
      <style:table-column-properties fo:break-before="auto" style:column-width="5.66cm"/>
    </style:style>
    <style:style style:name="co73" style:family="table-column">
      <style:table-column-properties fo:break-before="auto" style:column-width="10.266cm"/>
    </style:style>
    <style:style style:name="co74" style:family="table-column">
      <style:table-column-properties fo:break-before="auto" style:column-width="6.248cm"/>
    </style:style>
    <style:style style:name="co75" style:family="table-column">
      <style:table-column-properties fo:break-before="auto" style:column-width="7.766cm"/>
    </style:style>
    <style:style style:name="co76" style:family="table-column">
      <style:table-column-properties fo:break-before="auto" style:column-width="10.291cm"/>
    </style:style>
    <style:style style:name="co77" style:family="table-column">
      <style:table-column-properties fo:break-before="auto" style:column-width="10.463cm"/>
    </style:style>
    <style:style style:name="co78" style:family="table-column">
      <style:table-column-properties fo:break-before="auto" style:column-width="7.546cm"/>
    </style:style>
    <style:style style:name="co79" style:family="table-column">
      <style:table-column-properties fo:break-before="auto" style:column-width="5.708cm"/>
    </style:style>
    <style:style style:name="co80" style:family="table-column">
      <style:table-column-properties fo:break-before="auto" style:column-width="5.928cm"/>
    </style:style>
    <style:style style:name="co81" style:family="table-column">
      <style:table-column-properties fo:break-before="auto" style:column-width="12.227cm"/>
    </style:style>
    <style:style style:name="co82" style:family="table-column">
      <style:table-column-properties fo:break-before="auto" style:column-width="16.815cm"/>
    </style:style>
    <style:style style:name="co83" style:family="table-column">
      <style:table-column-properties fo:break-before="auto" style:column-width="15.215cm"/>
    </style:style>
    <style:style style:name="co86" style:family="table-column">
      <style:table-column-properties fo:break-before="auto" style:column-width="6.443cm"/>
    </style:style>
    <style:style style:name="co87" style:family="table-column">
      <style:table-column-properties fo:break-before="auto" style:column-width="6.223cm"/>
    </style:style>
    <style:style style:name="co88" style:family="table-column">
      <style:table-column-properties fo:break-before="auto" style:column-width="7.659cm"/>
    </style:style>
    <style:style style:name="co89" style:family="table-column">
      <style:table-column-properties fo:break-before="auto" style:column-width="5.046cm"/>
    </style:style>
    <style:style style:name="co90" style:family="table-column">
      <style:table-column-properties fo:break-before="auto" style:column-width="5.636cm"/>
    </style:style>
    <style:style style:name="co91" style:family="table-column">
      <style:table-column-properties fo:break-before="auto" style:column-width="12.374cm"/>
    </style:style>
    <style:style style:name="co92" style:family="table-column">
      <style:table-column-properties fo:break-before="auto" style:column-width="6.535cm"/>
    </style:style>
    <style:style style:name="co93" style:family="table-column">
      <style:table-column-properties fo:break-before="auto" style:column-width="4.357cm"/>
    </style:style>
    <style:style style:name="co94" style:family="table-column">
      <style:table-column-properties fo:break-before="auto" style:column-width="4.697cm"/>
    </style:style>
    <style:style style:name="co95" style:family="table-column">
      <style:table-column-properties fo:break-before="auto" style:column-width="4.595cm"/>
    </style:style>
    <style:style style:name="co96" style:family="table-column">
      <style:table-column-properties fo:break-before="auto" style:column-width="6.983cm"/>
    </style:style>
    <style:style style:name="co97" style:family="table-column">
      <style:table-column-properties fo:break-before="auto" style:column-width="10.194cm"/>
    </style:style>
    <style:style style:name="co98" style:family="table-column">
      <style:table-column-properties fo:break-before="auto" style:column-width="10.6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1.289cm" fo:break-before="auto" style:use-optimal-row-height="false"/>
    </style:style>
    <style:style style:name="ro6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1" style:family="table-cell" style:parent-style-name="Default" style:data-style-name="N4">
      <style:table-cell-properties fo:wrap-option="wrap"/>
    </style:style>
    <style:style style:name="ce12" style:family="table-cell" style:parent-style-name="Default">
      <style:text-properties fo:color="#000000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16" style:family="table-cell" style:parent-style-name="Default">
      <style:text-properties fo:color="#2fff12" style:text-outline="false" style:text-line-through-style="none" style:text-line-through-type="none" style:font-name="AndaleMono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ext-properties fo:color="#2fff12" style:font-name="AndaleMono" fo:font-size="12pt" fo:language="zxx" fo:country="none" style:font-name-asian="AndaleMono" style:font-size-asian="12pt" style:language-asian="zxx" style:country-asian="none" style:font-name-complex="AndaleMono" style:font-size-complex="12pt" style:language-complex="zxx" style:country-complex="none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 style:data-style-name="N4">
      <style:table-cell-properties fo:wrap-option="wrap"/>
    </style:style>
    <style:style style:name="ce18" style:family="table-cell" style:parent-style-name="Default">
      <style:text-properties fo:color="#000000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21" style:family="table-cell" style:parent-style-name="Default">
      <style:text-properties fo:color="#2fff12" style:text-outline="false" style:text-line-through-style="none" style:text-line-through-type="none" style:font-name="AndaleMono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fo:color="#2fff12" style:font-name="AndaleMono" fo:font-size="12pt" fo:language="zxx" fo:country="none" style:font-name-asian="AndaleMono" style:font-size-asian="12pt" style:language-asian="zxx" style:country-asian="none" style:font-name-complex="AndaleMono" style:font-size-complex="12pt" style:language-complex="zxx" style:country-complex="none"/>
    </style:style>
    <style:style style:name="ce2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/>
    </style:style>
    <style:style style:name="P1" style:family="paragraph">
      <style:paragraph-properties fo:text-align="center"/>
    </style:style>
    <style:style style:name="T1" style:family="text">
      <style:text-properties style:font-name="AndaleMono" fo:font-size="12pt" style:font-name-asian="AndaleMono" style:font-size-asian="12pt" style:font-name-complex="AndaleMono" style:font-size-complex="12pt"/>
    </style:style>
    <style:style style:name="T2" style:family="text">
      <style:text-properties style:font-name-asian="AndaleMono" style:font-size-asian="12pt" style:font-name-complex="AndaleMono" style:font-size-complex="12pt"/>
    </style:style>
    <style:style style:name="T3" style:family="text">
      <style:text-properties fo:font-weight="bold"/>
    </style:style>
    <style:style style:name="T4" style:family="text">
      <style:text-properties fo:font-style="italic"/>
    </style:style>
    <style:style style:name="T5" style:family="text"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AndaleMono" fo:font-size="12pt" style:font-name-asian="AndaleMono" style:font-name-complex="AndaleMono" style:font-size-asian="12pt" style:font-size-complex="12pt"/>
    </style:style>
    <style:style style:name="T7" style:family="text">
      <style:text-properties style:font-name-asian="AndaleMono" style:font-name-complex="AndaleMono" style:font-size-asian="12pt" style:font-size-complex="12pt"/>
    </style:style>
    <style:style style:name="T8" style:family="text">
      <style:text-properties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-asian="Arial Unicode MS" style:font-name="Arial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-asian="Arial Unicode M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="Arial" style:language-complex="hi" style:country-complex="IN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Summa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Academia" form:button-type="url" office:target-frame="_top" xlink:href="../Resources.ods#Academia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shapes>
          <draw:control draw:z-index="0" draw:text-style-name="P1" svg:width="3.435cm" svg:height="0.501cm" svg:x="0cm" svg:y="1.68cm" draw:control="control1"/>
        </table:shapes>
        <table:table-column table:style-name="co96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a xlink:href="../Resources.ods#ABM" xlink:type="simple">file:///Users/juste/ComplexSystems/Organisation/Organisation/Resources.ods#ABM</text:a></text:p>
          </table:table-cell>
          <table:table-cell/>
        </table:table-row>
        <table:table-row table:style-name="ro1" table:number-rows-repeated="6">
          <table:table-cell table:number-columns-repeated="2"/>
        </table:table-row>
        <table:table-row table:style-name="ro1">
          <table:table-cell table:style-name="ce14" office:value-type="string" calcext:value-type="string">
            <text:p>Theoretical reading</text:p>
          </table:table-cell>
          <table:table-cell/>
        </table:table-row>
        <table:table-row table:style-name="ro1">
          <table:table-cell office:value-type="string" calcext:value-type="string">
            <text:p>Machine learning</text:p>
          </table:table-cell>
          <table:table-cell office:value-type="string" calcext:value-type="string">
            <text:p><text:a xlink:href="../../../Misc/BiblioDocs/Biblio/DomainSpecific/MachineLearning/2009_Book_TheElementsOfStatisticalLearni.pdf" xlink:type="simple">file:///Users/juste/ComplexSystems/Misc/BiblioDocs/Biblio/DomainSpecific/MachineLearning/2009_Book_TheElementsOfStatisticalLearni.pdf</text:a></text:p>
          </table:table-cell>
        </table:table-row>
        <table:table-row table:style-name="ro1">
          <table:table-cell/>
          <table:table-cell office:value-type="string" calcext:value-type="string">
            <text:p>p482</text:p>
          </table:table-cell>
        </table:table-row>
        <table:table-row table:style-name="ro1">
          <table:table-cell office:value-type="string" calcext:value-type="string">
            <text:p>Time series</text:p>
          </table:table-cell>
          <table:table-cell office:value-type="string" calcext:value-type="string">
            <text:p><text:a xlink:href="../../../Misc/BiblioDocs/Biblio/DomainSpecific/TimeSeries/2016_Book_IntroductionToTimeSeriesAndFor.pdf" xlink:type="simple">file:///Users/juste/ComplexSystems/Misc/BiblioDocs/Biblio/DomainSpecific/TimeSeries/2016_Book_IntroductionToTimeSeriesAndFor.pdf</text:a></text:p>
          </table:table-cell>
        </table:table-row>
      </table:table>
      <table:table table:name="ABM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etLogo levelspace</text:p>
          </table:table-cell>
          <table:table-cell office:value-type="string" calcext:value-type="string">
            <text:p><text:a xlink:href="http://ccl.northwestern.edu/rp/levelspace/" xlink:type="simple">http://ccl.northwestern.edu/rp/levelspace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BM School (concurrent exmod ? More on modeling itself</text:p>
          </table:table-cell>
          <table:table-cell office:value-type="string" calcext:value-type="string">
            <text:p><text:a xlink:href="http://behavelab.org/behave-summer-school/" xlink:type="simple">http://behavelab.org/behave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esa for Abm in python</text:p>
          </table:table-cell>
          <table:table-cell office:value-type="string" calcext:value-type="string">
            <text:p><text:a xlink:href="https://mesa.readthedocs.io/en/master/tutorials/adv_tutorial.html" xlink:type="simple">https://mesa.readthedocs.io/en/master/tutorials/adv_tutorial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mimosa.sourceforge.net/documentation.html" xlink:type="simple">http://mimosa.sourceforge.net/documentation.html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sandtable.com/technology/" xlink:type="simple">https://www.sandtable.com/technology/</text:a></text:p>
          </table:table-cell>
          <table:table-cell/>
        </table:table-row>
      </table:table>
      <table:table table:name="Academia" table:style-name="ta1">
        <table:table-column table:style-name="co4" table:default-cell-style-name="Default"/>
        <table:table-column table:style-name="co5" table:default-cell-style-name="Default"/>
        <table:table-column table:style-name="co2" table:number-columns-repeated="11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JR IGN</text:p>
          </table:table-cell>
          <table:table-cell office:value-type="string" calcext:value-type="string">
            <text:p><text:a xlink:href="https://www.ensg.eu/31e-journee-de-la-recherche-IGN-2022" xlink:type="simple">https://www.ensg.eu/31e-journee-de-la-recherche-IGN-2022</text:a></text:p>
          </table:table-cell>
          <table:table-cell office:value-type="string" calcext:value-type="string">
            <text:p><text:a xlink:href="https://www.ensg.eu/IMG/pdf/programme_journee_recherche_ign_2022.pdf" xlink:type="simple">https://www.ensg.eu/IMG/pdf/programme_journee_recherche_ign_2022.pdf</text:a>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a xlink:href="https://www.youtube.com/playlist?list=PLbFFriNgAcRx6zM1RsBV0sBWvFofnP_Tx" xlink:type="simple">https://www.youtube.com/playlist?list=PLbFFriNgAcRx6zM1RsBV0sBWvFofnP_Tx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Nobels : peace dividend</text:p>
          </table:table-cell>
          <table:table-cell office:value-type="string" calcext:value-type="string">
            <text:p><text:a xlink:href="https://peace-dividend.org/" xlink:type="simple">https://peace-dividend.org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2">
          <table:table-cell table:style-name="ce17" office:value-type="string" calcext:value-type="string">
            <text:p>Slow sci manifesto (rq : subject for quantep ? - simu model/ different timescales of sci ?</text:p>
          </table:table-cell>
          <table:table-cell office:value-type="string" calcext:value-type="string">
            <text:p><text:a xlink:href="http://slow-science.org/" xlink:type="simple">http://slow-science.org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 Wilson</text:p>
          </table:table-cell>
          <table:table-cell office:value-type="string" calcext:value-type="string">
            <text:p><text:a xlink:href="https://www.theguardian.com/lifeandstyle/2021/dec/17/experience-orphaned-at-christmas-saved-by-kind-strangers?CMP=Share_AndroidApp_Other" xlink:type="simple">https://www.theguardian.com/lifeandstyle/2021/dec/17/experience-orphaned-at-christmas-saved-by-kind-strangers?CMP=Share_AndroidApp_Other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rad certifiee</text:p>
          </table:table-cell>
          <table:table-cell office:value-type="string" calcext:value-type="string">
            <text:p><text:a xlink:href="https://translayte.com/fr/orders/create" xlink:type="simple">https://translayte.com/fr/orders/create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Enquete IESF 2021</text:p>
          </table:table-cell>
          <table:table-cell office:value-type="string" calcext:value-type="string">
            <text:p>Resources/Synthese_Infographie_EnqueteIESF2021.pdf</text:p>
          </table:table-cell>
          <table:table-cell office:value-type="string" calcext:value-type="string">
            <text:p>Resources/Brochure_Enquete_Nationale_IESF_2021_BD.pdf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inancement theses FR</text:p>
          </table:table-cell>
          <table:table-cell office:value-type="string" calcext:value-type="string">
            <text:p><text:a xlink:href="https://twitter.com/UnivOuverte/status/1432709471533416469" xlink:type="simple">https://twitter.com/UnivOuverte/status/1432709471533416469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utomatic rejection / deep learning</text:p>
          </table:table-cell>
          <table:table-cell office:value-type="string" calcext:value-type="string">
            <text:p><text:a xlink:href="https://unfortunately.io/#generate" xlink:type="simple">https://unfortunately.io/#generate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latform exchanges</text:p>
          </table:table-cell>
          <table:table-cell office:value-type="string" calcext:value-type="string">
            <text:p><text:a xlink:href="https://voice.researcher.life/" xlink:type="simple">https://voice.researcher.life/</text:a></text:p>
          </table:table-cell>
          <table:table-cell office:value-type="string" calcext:value-type="string">
            <text:p>(// random coffees slack our complex world?)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39 classement <text:a xlink:href="https://conrs39.hypotheses.org/" xlink:type="simple">https://conrs39.hypotheses.org/</text:a> =&gt; // dir cnrs ?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onth in review: organisation ?</text:p>
          </table:table-cell>
          <table:table-cell office:value-type="string" calcext:value-type="string">
            <text:p><text:a xlink:href="https://www.notion.so/Month-in-Review-365aa2b2c2a54b92b118649a5da1b503" xlink:type="simple">https://www.notion.so/Month-in-Review-365aa2b2c2a54b92b118649a5da1b503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J et R – dossier douance</text:p>
          </table:table-cell>
          <table:table-cell office:value-type="string" calcext:value-type="string">
            <text:p><text:a xlink:href="https://www.lajauneetlarouge.com/grandes-ecoles-et-croissance-personnelle-atout-ou-obstacle/" xlink:type="simple">https://www.lajauneetlarouge.com/grandes-ecoles-et-croissance-personnelle-atout-ou-obstacle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rench uni – politics</text:p>
          </table:table-cell>
          <table:table-cell office:value-type="string" calcext:value-type="string">
            <text:p><text:a xlink:href="http://www.cpu.fr/actualite/islamo-gauchisme-stopper-la-confusion-et-les-polemiques-steriles/" xlink:type="simple">http://www.cpu.fr/actualite/islamo-gauchisme-stopper-la-confusion-et-les-polemiques-steriles/</text:a></text:p>
          </table:table-cell>
          <table:table-cell table:number-columns-repeated="6"/>
          <table:table-cell office:value-type="string" calcext:value-type="string">
            <text:p><text:a xlink:href="https://universiteouverte.org/2021/02/19/demission_vidal/" xlink:type="simple">https://universiteouverte.org/2021/02/19/demission_vidal/</text:a></text:p>
          </table:table-cell>
          <table:table-cell table:number-columns-repeated="3"/>
          <table:table-cell office:value-type="string" calcext:value-type="string">
            <text:p><text:a xlink:href="https://f-origin.hypotheses.org/wp-content/blogs.dir/8964/files/2020/12/Motion_section39_Attaques-répétées-contre-les-sciences-humaines-et-sociales.pdf" xlink:type="simple">https://f-origin.hypotheses.org/wp-content/blogs.dir/8964/files/2020/12/Motion_section39_Attaques-re%CC%81pe%CC%81te%CC%81es-contre-les-sciences-humaines-et-sociales.pdf</text:a></text:p>
          </table:table-cell>
        </table:table-row>
        <table:table-row table:style-name="ro1">
          <table:table-cell/>
          <table:table-cell office:value-type="string" calcext:value-type="string">
            <text:p>Politisation of SHS ?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isciplinary gatekeeping</text:p>
          </table:table-cell>
          <table:table-cell office:value-type="string" calcext:value-type="string">
            <text:p><text:a xlink:href="https://twitter.com/cesifoti/status/1364699994012459009" xlink:type="simple">https://twitter.com/cesifoti/status/1364699994012459009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a xlink:href="https://sci-hub.do/alexandra" xlink:type="simple">https://sci-hub.do/alexandra</text:a></text:p>
          </table:table-cell>
          <table:table-cell office:value-type="string" calcext:value-type="string">
            <text:p>scihub bio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retractionwatch.com/2020/12/21/nature-communications-retracts-much-criticized-paper-on-mentorship/" xlink:type="simple">https://retractionwatch.com/2020/12/21/nature-communications-retracts-much-criticized-paper-on-mentorship/</text:a>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traction mentorship paper</text:p>
          </table:table-cell>
          <table:table-cell office:value-type="string" calcext:value-type="string">
            <text:p><text:a xlink:href="https://www.nature.com/articles/s41467-020-20617-y" xlink:type="simple">https://www.nature.com/articles/s41467-020-20617-y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retractionwatch.com/2021/01/04/journal-becomes-victim-of-an-organized-rogue-editor-network/" xlink:type="simple">https://retractionwatch.com/2021/01/04/journal-becomes-victim-of-an-organized-rogue-editor-network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ocial online conf</text:p>
          </table:table-cell>
          <table:table-cell office:value-type="string" calcext:value-type="string">
            <text:p><text:a xlink:href="https://mmmurmur.com/" xlink:type="simple">https://mmmurmur.com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eer community</text:p>
          </table:table-cell>
          <table:table-cell office:value-type="string" calcext:value-type="string">
            <text:p><text:a xlink:href="https://networksci.peercommunityin.org/about/about" xlink:type="simple">https://networksci.peercommunityin.org/about/about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ctus mental health survey</text:p>
          </table:table-cell>
          <table:table-cell office:value-type="string" calcext:value-type="string">
            <text:p>Resources/Academia/cactus-mental-health-survey-report-2020.pdf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redatory? <text:a xlink:href="http://www.scholink.org/ojs/index.php/assc/index" xlink:type="simple">http://www.scholink.org/ojs/index.php/assc/index</text:a>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avid LPPR</text:p>
          </table:table-cell>
          <table:table-cell office:value-type="string" calcext:value-type="string">
            <text:p>Resources/Academia/81f197fcda3f7218f7b4df978b0e623465a4b678.pdf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line conf Alife</text:p>
          </table:table-cell>
          <table:table-cell office:value-type="string" calcext:value-type="string">
            <text:p><text:a xlink:href="https://medium.com/@juniper.lovato/a-how-to-reflections-on-planning-virtual-science-conferences-eeb754ed404b" xlink:type="simple">https://medium.com/@juniper.lovato/a-how-to-reflections-on-planning-virtual-science-conferences-eeb754ed404b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nular</text:p>
          </table:table-cell>
          <table:table-cell office:value-type="string" calcext:value-type="string">
            <text:p><text:a xlink:href="https://scienceintegritydigest.com/2020/08/16/journal-accepts-fake-story-about-scooters-and-hydroxychloroquine/amp/" xlink:type="simple">https://scienceintegritydigest.com/2020/08/16/journal-accepts-fake-story-about-scooters-and-hydroxychloroquine/amp/</text:a>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a xlink:href="https://retractionwatch.com/2020/08/16/hydroxychloroquine-push-scooters-and-covid-19-a-journal-gets-stung-and-swiftly-retracts/" xlink:type="simple">https://retractionwatch.com/2020/08/16/hydroxychloroquine-push-scooters-and-covid-19-a-journal-gets-stung-and-swiftly-retracts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loody academia.edu spam</text:p>
          </table:table-cell>
          <table:table-cell office:value-type="string" calcext:value-type="string">
            <text:p><text:a xlink:href="https://archeothoughts.wordpress.com/2018/10/05/my-strange-trip-through-academia-edus-spam/" xlink:type="simple">https://archeothoughts.wordpress.com/2018/10/05/my-strange-trip-through-academia-edus-spam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a xlink:href="http://www.raulpacheco.org/2019/02/how-to-write-an-academic-cv/" xlink:type="simple">http://www.raulpacheco.org/2019/02/how-to-write-an-academic-cv/</text:a>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ostdoc salaries</text:p>
          </table:table-cell>
          <table:table-cell office:value-type="string" calcext:value-type="string">
            <text:p><text:a xlink:href="http://postdocsalaries.com/results" xlink:type="simple">http://postdocsalaries.com/results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harzing.com/blog/2020/02/social-media-in-academia-google-scholar-profiles" xlink:type="simple">https://harzing.com/blog/2020/02/social-media-in-academia-google-scholar-profiles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reelance</text:p>
          </table:table-cell>
          <table:table-cell office:value-type="string" calcext:value-type="string">
            <text:p><text:a xlink:href="https://www.kolabtree.com/" xlink:type="simple">https://www.kolabtree.com/</text:a></text:p>
          </table:table-cell>
          <table:table-cell table:number-columns-repeated="11"/>
        </table:table-row>
      </table:table>
      <table:table table:name="Art" table:style-name="ta1">
        <table:table-column table:style-name="co6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onf Xshs 8/04 (missed) : piano, creativity</text:p>
          </table:table-cell>
          <table:table-cell office:value-type="string" calcext:value-type="string">
            <text:p><text:a xlink:href="http://www.kaddouch-music.com/pedagogie/robert-kaddouch-au-piano/" xlink:type="simple">http://www.kaddouch-music.com/pedagogie/robert-kaddouch-au-piano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generative art</text:p>
          </table:table-cell>
          <table:table-cell office:value-type="string" calcext:value-type="string">
            <text:p><text:a xlink:href="https://github.com/cutterkom/generativeart" xlink:type="simple">https://github.com/cutterkom/generativeart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inecraft project <text:a xlink:href="https://thibaultbrunet.com/en" xlink:type="simple">https://thibaultbrunet.com/en</text:a></text:p>
          </table:table-cell>
          <table:table-cell/>
        </table:table-row>
      </table:table>
      <table:table table:name="ArtificialIntelligence" table:style-name="ta1">
        <table:table-column table:style-name="co7" table:default-cell-style-name="Default"/>
        <table:table-column table:style-name="co6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K AI strategy (criticised?)</text:p>
          </table:table-cell>
          <table:table-cell office:value-type="string" calcext:value-type="string">
            <text:p>Resources/National_AI_Strategy__accessible_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rban AI</text:p>
          </table:table-cell>
          <table:table-cell office:value-type="string" calcext:value-type="string">
            <text:p><text:a xlink:href="https://urbanai.fr/about-us/" xlink:type="simple">https://urbanai.fr/about-u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I facts</text:p>
          </table:table-cell>
          <table:table-cell office:value-type="string" calcext:value-type="string">
            <text:p><text:a xlink:href="https://twitter.com/CortexNihilo/status/1381353637813817359" xlink:type="simple">https://twitter.com/CortexNihilo/status/138135363781381735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port urban AI</text:p>
          </table:table-cell>
          <table:table-cell office:value-type="string" calcext:value-type="string">
            <text:p>Misc/URBAN-AI-1.pdf</text:p>
          </table:table-cell>
        </table:table-row>
      </table:table>
      <table:table table:name="ArtificialLife" table:style-name="ta1">
        <table:table-column table:style-name="co8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ebastianrisi.com/self_assembling_ai/" xlink:type="simple">https://sebastianrisi.com/self_assembling_ai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evocraft.life/" xlink:type="simple">https://evocraft.life/</text:a></text:p>
          </table:table-cell>
          <table:table-cell office:value-type="string" calcext:value-type="string">
            <text:p>Minecraft open-endednes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devosoft/avida" xlink:type="simple">https://github.com/devosoft/avida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eminar Hiroki</text:p>
          </table:table-cell>
          <table:table-cell office:value-type="string" calcext:value-type="string">
            <text:p><text:a xlink:href="http://seminars.alife.org/presentations/past31/" xlink:type="simple">http://seminars.alife.org/presentations/past31/</text:a></text:p>
          </table:table-cell>
          <table:table-cell table:number-columns-repeated="3"/>
          <table:table-cell office:value-type="string" calcext:value-type="string">
            <text:p>Resources/ArtificialLife/Sayama-Alife-seminar-2020.pdf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seminars.alife.org/presentations/forthcoming" xlink:type="simple">http://seminars.alife.org/presentations/forthcoming</text:a></text:p>
          </table:table-cell>
          <table:table-cell table:number-columns-repeated="3"/>
          <table:table-cell office:value-type="string" calcext:value-type="string">
            <text:p>online seminar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hegradient.pub/an-introduction-to-artificial-life-for-people-who-like-ai/" xlink:type="simple">https://thegradient.pub/an-introduction-to-artificial-life-for-people-who-like-ai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NathanielVirgo/status/1200605896943865857?s=03" xlink:type="simple">https://twitter.com/NathanielVirgo/status/1200605896943865857?s=03</text:a></text:p>
          </table:table-cell>
          <table:table-cell table:number-columns-repeated="5"/>
        </table:table-row>
      </table:table>
      <table:table table:name="Astrophysics" table:style-name="ta1"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<text:a xlink:href="https://www.habitableworlds.co.uk/" xlink:type="simple">https://www.habitableworlds.co.uk/</text:a></text:p>
          </table:table-cell>
          <table:table-cell table:style-name="ce18" office:value-type="string" calcext:value-type="string">
            <text:p>(from <text:span text:style-name="T6">forrester2021reconsidering in bib/Academia)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quantamagazine.org/hologram-within-a-hologram-hints-at-solution-to-black-hole-information-paradox-20191119/" xlink:type="simple">https://www.quantamagazine.org/hologram-within-a-hologram-hints-at-solution-to-black-hole-information-paradox-20191119/</text:a></text:p>
          </table:table-cell>
          <table:table-cell/>
        </table:table-row>
      </table:table>
      <table:table table:name="BikeSharing" table:style-name="ta1">
        <table:table-column table:style-name="co1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ata amenagements → include in ABM ?</text:p>
          </table:table-cell>
          <table:table-cell office:value-type="string" calcext:value-type="string">
            <text:p><text:a xlink:href="https://barometre.parlons-velo.fr/2021/carte/#11.39/48.8507/2.3293" xlink:type="simple">https://barometre.parlons-velo.fr/2021/carte/#11.39/48.8507/2.3293</text:a></text:p>
          </table:table-cell>
        </table:table-row>
      </table:table>
      <table:table table:name="Chinese" table:style-name="ta1">
        <table:table-column table:style-name="co12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HSK tests</text:p>
          </table:table-cell>
          <table:table-cell office:value-type="string" calcext:value-type="string">
            <text:p><text:a xlink:href="https://mandarinbean.com/h31002-listening/" xlink:type="simple">https://mandarinbean.com/h31002-listenin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ocabulary list</text:p>
          </table:table-cell>
          <table:table-cell office:value-type="string" calcext:value-type="string">
            <text:p><text:a xlink:href="https://www.digmandarin.com/hsk-3-vocabulary-list.html" xlink:type="simple">https://www.digmandarin.com/hsk-3-vocabulary-list.html</text:a></text:p>
          </table:table-cell>
        </table:table-row>
        <table:table-row table:style-name="ro1">
          <table:table-cell/>
          <table:table-cell office:value-type="string" calcext:value-type="string">
            <text:p>Misc/Chinese/HSK-4-Vocabulary-list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Misc/Chinese/DigMandarin-Grammar-Lesson-Hui-and-Neng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_yidianer_youdianer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renwei-vs-yiwe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benlai-vs-yuanla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you-and-zai.pdf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digmandarin.com/duo-yin-zi-polyphones-chinese-characters.html" xlink:type="simple">https://www.digmandarin.com/duo-yin-zi-polyphones-chinese-characters.html</text:a>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huran-vs-turan.pdf</text:p>
          </table:table-cell>
        </table:table-row>
      </table:table>
      <table:table table:name="CircularEconomy" table:style-name="ta1">
        <table:table-column table:style-name="co13" table:default-cell-style-name="Default"/>
        <table:table-column table:style-name="co14" table:default-cell-style-name="Default"/>
        <table:table-column table:style-name="co2" table:number-columns-repeated="4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pecial session ERSA ( ! wording :?)</text:p>
          </table:table-cell>
          <table:table-cell office:value-type="string" calcext:value-type="string">
            <text:p>Resources/CircularEconomy/document.pdf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U funded research</text:p>
          </table:table-cell>
          <table:table-cell office:value-type="string" calcext:value-type="string">
            <text:p><text:a xlink:href="https://ec.europa.eu/research-and-innovation/en/projects/success-stories/all/new-research-supports-creating-integrated-waste-collection-systems" xlink:type="simple">https://ec.europa.eu/research-and-innovation/en/projects/success-stories/all/new-research-supports-creating-integrated-waste-collection-system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rant missed (20/09/2021)</text:p>
          </table:table-cell>
          <table:table-cell office:value-type="string" calcext:value-type="string">
            <text:p>https://www.paris-iea.fr/fr/gestion-des-candidatures/gestionnaire-appels/constructive-advanced-thinking-cat-programm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hese Splott circeco-alim</text:p>
          </table:table-cell>
          <table:table-cell office:value-type="string" calcext:value-type="string">
            <text:p>Resources/SujetdetheseIFSTTAR_circeco.html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haire eco circ/symbiose</text:p>
          </table:table-cell>
          <table:table-cell office:value-type="string" calcext:value-type="string">
            <text:p><text:a xlink:href="https://fect.sciencesconf.org/data/pages/ChaireECMU.pdf" xlink:type="simple">https://fect.sciencesconf.org/data/pages/ChaireECMU.pdf</text:a></text:p>
          </table:table-cell>
          <table:table-cell table:number-columns-repeated="3"/>
          <table:table-cell office:value-type="string" calcext:value-type="string">
            <text:p>-&gt; promote circeco paper?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dlt4.eu/open-call" xlink:type="simple">https://www.dlt4.eu/open-call</text:a></text:p>
          </table:table-cell>
          <table:table-cell table:number-columns-repeated="5"/>
        </table:table-row>
      </table:table>
      <table:table table:name="CognitiveScience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sa seminar</text:p>
          </table:table-cell>
          <table:table-cell office:value-type="string" calcext:value-type="string">
            <text:p>Resources/CASASocialWayfinding.pdf</text:p>
          </table:table-cell>
        </table:table-row>
      </table:table>
      <table:table table:name="Complexity" table:style-name="ta1"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ives systemes complexes Decomplexes : replay ?</text:p>
          </table:table-cell>
          <table:table-cell office:value-type="string" calcext:value-type="string">
            <text:p>https://www.twitch.tv/collectifconscienc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ssay Krakauer emerging political economies</text:p>
          </table:table-cell>
          <table:table-cell office:value-type="string" calcext:value-type="string">
            <text:p><text:a xlink:href="https://sfiscience.medium.com/emergent-political-economies-and-a-science-of-possibility-6d8568c9eb63" xlink:type="simple">https://sfiscience.medium.com/emergent-political-economies-and-a-science-of-possibility-6d8568c9eb63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SR22 – comments P Riot</text:p>
          </table:table-cell>
          <table:table-cell office:value-type="string" calcext:value-type="string">
            <text:p>Misc/JSR2022/JSR'22-Commentaires de Philippe Riot.pdf</text:p>
          </table:table-cell>
          <table:table-cell office:value-type="string" calcext:value-type="string">
            <text:p>Misc/JSR2022/introductiontotracetheory.pdf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minar IXXI (recordings)</text:p>
          </table:table-cell>
          <table:table-cell office:value-type="string" calcext:value-type="string">
            <text:p><text:a xlink:href="http://www.ixxi.fr/agenda/seminaires/les-engagements-epistemiques-des-theories-de-la-complexite" xlink:type="simple">http://www.ixxi.fr/agenda/seminaires/les-engagements-epistemiques-des-theories-de-la-complexit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escredit on CS !? <text:s/>- debunk this bullshit when time</text:p>
          </table:table-cell>
          <table:table-cell office:value-type="string" calcext:value-type="string">
            <text:p><text:a xlink:href="https://pastel.archives-ouvertes.fr/tel-03130253/document" xlink:type="simple">https://pastel.archives-ouvertes.fr/tel-03130253/documen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SSociety</text:p>
          </table:table-cell>
          <table:table-cell office:value-type="string" calcext:value-type="string">
            <text:p><text:a xlink:href="https://cssociety.org/home" xlink:type="simple">https://cssociety.org/hom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scimaps.org/mapdetail/map_of_complexity_sc_154" xlink:type="simple">http://scimaps.org/mapdetail/map_of_complexity_sc_154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complexityexplained.github.io/" xlink:type="simple">https://complexityexplained.github.io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complexity72h.weebly.com/" xlink:type="simple">https://complexity72h.weebly.com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plexity Explorab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://www.complexity-explorables.org/bucketlist/" xlink:type="simple">http://www.complexity-explorables.org/bucketlist/</text:a></text:p>
          </table:table-cell>
          <table:table-cell table:number-columns-repeated="2"/>
        </table:table-row>
      </table:table>
      <table:table table:name="ComputationalSocialScience" table:style-name="ta1"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litoscope</text:p>
          </table:table-cell>
          <table:table-cell office:value-type="string" calcext:value-type="string">
            <text:p><text:a xlink:href="https://politoscope.org/2021/11/reconfiguration-de-lespace-politique-twittersphere-sept-oct-2021/" xlink:type="simple">https://politoscope.org/2021/11/reconfiguration-de-lespace-politique-twittersphere-sept-oct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urs sci sco numeriques</text:p>
          </table:table-cell>
          <table:table-cell office:value-type="string" calcext:value-type="string">
            <text:p><text:a xlink:href="https://www.css.cnrs.fr/strategies-numeriques/" xlink:type="simple">https://www.css.cnrs.fr/strategies-numerique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novation accelerator ETH</text:p>
          </table:table-cell>
          <table:table-cell office:value-type="string" calcext:value-type="string">
            <text:p><text:a xlink:href="https://inn.ac/" xlink:type="simple">https://inn.ac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orld religions tree</text:p>
          </table:table-cell>
          <table:table-cell office:value-type="string" calcext:value-type="string">
            <text:p><text:a xlink:href="https://000024.org/religions_tree/religions_tree_8.html" xlink:type="simple">https://000024.org/religions_tree/religions_tree_8.html</text:a></text:p>
          </table:table-cell>
          <table:table-cell office:value-type="string" calcext:value-type="string">
            <text:p><text:a xlink:href="https://twitter.com/mslima/status/1380277585003884550" xlink:type="simple">https://twitter.com/mslima/status/1380277585003884550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litoscope applied to sci-politics link</text:p>
          </table:table-cell>
          <table:table-cell office:value-type="string" calcext:value-type="string">
            <text:p><text:a xlink:href="https://politoscope.org/2021/02/islamogauchisme-le-piege-de-lalt-right-se-referme-sur-la-macronie/" xlink:type="simple">https://politoscope.org/2021/02/islamogauchisme-le-piege-de-lalt-right-se-referme-sur-la-macroni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witter api academics</text:p>
          </table:table-cell>
          <table:table-cell office:value-type="string" calcext:value-type="string">
            <text:p><text:a xlink:href="https://blog.twitter.com/developer/en_us/topics/tips/2021/enabling-the-future-of-academic-research-with-the-twitter-api.html" xlink:type="simple">https://blog.twitter.com/developer/en_us/topics/tips/2021/enabling-the-future-of-academic-research-with-the-twitter-api.html</text:a></text:p>
          </table:table-cell>
          <table:table-cell/>
        </table:table-row>
      </table:table>
      <table:table table:name="ComputerScience" table:style-name="ta1">
        <table:table-column table:style-name="co19" table:default-cell-style-name="Default"/>
        <table:table-column table:style-name="co20" table:default-cell-style-name="Default"/>
        <table:table-column table:style-name="co2" table:number-columns-repeated="4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sterclass FX Goubault control</text:p>
          </table:table-cell>
          <table:table-cell office:value-type="string" calcext:value-type="string">
            <text:p><text:a xlink:href="https://www.youtube.com/watch?v=NzKLSKrbssY" xlink:type="simple">https://www.youtube.com/watch?v=NzKLSKrbssY</text:a></text:p>
          </table:table-cell>
          <table:table-cell office:value-type="string" calcext:value-type="string">
            <text:p>Resources/ComputerScience/Présentation E. Goubault - Master Class FX – 07.02.22.pdf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ctoverse 2022</text:p>
          </table:table-cell>
          <table:table-cell office:value-type="string" calcext:value-type="string">
            <text:p><text:a xlink:href="https://octoverse.github.com/" xlink:type="simple">https://octoverse.github.com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arbon footprint of computation</text:p>
          </table:table-cell>
          <table:table-cell office:value-type="string" calcext:value-type="string">
            <text:p><text:a xlink:href="http://www.green-algorithms.org/" xlink:type="simple">http://www.green-algorithms.org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andboxing</text:p>
          </table:table-cell>
          <table:table-cell office:value-type="string" calcext:value-type="string">
            <text:p><text:a xlink:href="https://xkcd.com/2044/" xlink:type="simple">https://xkcd.com/2044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ZH typo</text:p>
          </table:table-cell>
          <table:table-cell office:value-type="string" calcext:value-type="string">
            <text:p><text:a xlink:href="https://twitter.com/tsmullaney/status/1390320518566354946" xlink:type="simple">https://twitter.com/tsmullaney/status/1390320518566354946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pen source injection attacks</text:p>
          </table:table-cell>
          <table:table-cell office:value-type="string" calcext:value-type="string">
            <text:p><text:a xlink:href="https://www.theverge.com/2021/4/22/22398156/university-minnesota-linux-kernal-ban-research" xlink:type="simple">https://www.theverge.com/2021/4/22/22398156/university-minnesota-linux-kernal-ban-research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// bitcoin attack ? <text:a xlink:href="https://medium.com/crypto-lucid/green-hackers-around-the-world-lets-destroy-bitcoin-725700434a8f" xlink:type="simple">https://medium.com/crypto-lucid/green-hackers-around-the-world-lets-destroy-bitcoin-725700434a8f</text:a> 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osetta code</text:p>
          </table:table-cell>
          <table:table-cell office:value-type="string" calcext:value-type="string">
            <text:p><text:a xlink:href="http://rosettacode.org/wiki/Loops/For" xlink:type="simple">http://rosettacode.org/wiki/Loops/For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IS-Knowledge graphs (seminar gisruk): rank wikipedia entities</text:p>
          </table:table-cell>
          <table:table-cell office:value-type="string" calcext:value-type="string">
            <text:p><text:a xlink:href="https://github.com/brawer/wikidata-qrank/blob/main/README.md" xlink:type="simple">https://github.com/brawer/wikidata-qrank/blob/main/README.md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PC ~ ecological</text:p>
          </table:table-cell>
          <table:table-cell office:value-type="string" calcext:value-type="string">
            <text:p><text:a xlink:href="https://qarnot.com/a-propos/" xlink:type="simple">https://qarnot.com/a-propos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ulti-lang VM</text:p>
          </table:table-cell>
          <table:table-cell office:value-type="string" calcext:value-type="string">
            <text:p>https://www.graalvm.org/docs/introduction/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yped js: TypeScript</text:p>
          </table:table-cell>
          <table:table-cell office:value-type="string" calcext:value-type="string">
            <text:p><text:a xlink:href="https://www.typescriptlang.org/docs/handbook/intro.html" xlink:type="simple">https://www.typescriptlang.org/docs/handbook/intro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nf in CS</text:p>
          </table:table-cell>
          <table:table-cell office:value-type="string" calcext:value-type="string">
            <text:p><text:a xlink:href="http://www.guide2research.com/topconf/" xlink:type="simple">http://www.guide2research.com/topconf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vmray.com/cyber-security-blog/zoom-macos-installer-analysis-good-apps-behaving-badly/" xlink:type="simple">https://www.vmray.com/cyber-security-blog/zoom-macos-installer-analysis-good-apps-behaving-badly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ression</text:p>
          </table:table-cell>
          <table:table-cell office:value-type="string" calcext:value-type="string">
            <text:p><text:a xlink:href="https://en.wikipedia.org/wiki/DEFLATE" xlink:type="simple">https://en.wikipedia.org/wiki/DEFLAT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umba python optim (compil)</text:p>
          </table:table-cell>
          <table:table-cell office:value-type="string" calcext:value-type="string">
            <text:p><text:a xlink:href="http://numba.pydata.org/numba-doc/latest/user/5minguide.html" xlink:type="simple">http://numba.pydata.org/numba-doc/latest/user/5minguid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PLEX solver linear programming (//open source solvers?)</text:p>
          </table:table-cell>
          <table:table-cell office:value-type="string" calcext:value-type="string">
            <text:p><text:a xlink:href="https://developer.ibm.com/docloud/documentation/optimization-modeling/lp/" xlink:type="simple">https://developer.ibm.com/docloud/documentation/optimization-modeling/lp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rca</text:p>
          </table:table-cell>
          <table:table-cell office:value-type="string" calcext:value-type="string">
            <text:p><text:a xlink:href="https://github.com/plotly/orca#installation" xlink:type="simple">https://github.com/plotly/orca#installation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PL : → Matlab !</text:p>
          </table:table-cell>
          <table:table-cell office:value-type="string" calcext:value-type="string">
            <text:p><text:a xlink:href="https://en.wikipedia.org/wiki/APL_(programming_language)#Modern_implementations" xlink:type="simple">https://en.wikipedia.org/wiki/APL_(programming_language)#Modern_implementation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clojuredocs.org/" xlink:type="simple">http://clojuredocs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inux kernel (try compile!)</text:p>
          </table:table-cell>
          <table:table-cell office:value-type="string" calcext:value-type="string">
            <text:p><text:a xlink:href="https://www.kernel.org/category/releases.html" xlink:type="simple">https://www.kernel.org/category/releases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ad VCS management</text:p>
          </table:table-cell>
          <table:table-cell office:value-type="string" calcext:value-type="string">
            <text:p><text:a xlink:href="https://github.com/microsoft/vscode/issues/32405" xlink:type="simple">https://github.com/microsoft/vscode/issues/32405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ocker windows ?</text:p>
          </table:table-cell>
          <table:table-cell office:value-type="string" calcext:value-type="string">
            <text:p><text:a xlink:href="https://github.com/StefanScherer/windows-docker-machine" xlink:type="simple">https://github.com/StefanScherer/windows-docker-machin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polux/lambda-diagrams" xlink:type="simple">https://github.com/polux/lambda-diagrams</text:a></text:p>
          </table:table-cell>
          <table:table-cell office:value-type="string" calcext:value-type="string">
            <text:p>vis lambda diagram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gram proof – coq</text:p>
          </table:table-cell>
          <table:table-cell office:value-type="string" calcext:value-type="string">
            <text:p><text:a xlink:href="https://coq.inria.fr/refman/index.html" xlink:type="simple">https://coq.inria.fr/refman/index.html</text:a></text:p>
          </table:table-cell>
          <table:table-cell table:number-columns-repeated="2"/>
          <table:table-cell office:value-type="string" calcext:value-type="string">
            <text:p>for java :</text:p>
          </table:table-cell>
          <table:table-cell office:value-type="string" calcext:value-type="string">
            <text:p><text:a xlink:href="http://krakatoa.lri.fr/" xlink:type="simple">http://krakatoa.lri.fr/</text:a>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polynote.org/docs/01-installation.html" xlink:type="simple">https://polynote.org/docs/01-installation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lorenzolucido/ScalaCVX" xlink:type="simple">https://github.com/lorenzolucido/ScalaCVX</text:a></text:p>
          </table:table-cell>
          <table:table-cell office:value-type="string" calcext:value-type="string">
            <text:p>cvx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terglee/scalalab" xlink:type="simple">https://github.com/sterglee/scalalab</text:a></text:p>
          </table:table-cell>
          <table:table-cell office:value-type="string" calcext:value-type="string">
            <text:p>Matlab like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st.github.com/nrinaudo/b02d0d17f62b6babea60cb0b52ded287" xlink:type="simple">https://gist.github.com/nrinaudo/b02d0d17f62b6babea60cb0b52ded287</text:a></text:p>
          </table:table-cell>
          <table:table-cell table:number-columns-repeated="4"/>
          <table:table-cell office:value-type="string" calcext:value-type="string">
            <text:p>Haskell disappointmen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gstonge/SamplableSet" xlink:type="simple">https://github.com/gstonge/SamplableSet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cstaelin/NumAnal-Extension/blob/master/src/NumAnalExtension.java" xlink:type="simple">https://github.com/cstaelin/NumAnal-Extension/blob/master/src/NumAnalExtension.java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&gt; "issue" primitive with wrong name in the doc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etlogo extensions : pull req ?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github.com/NetLogo/NetLogo/wiki/Extensions" xlink:type="simple">https://github.com/NetLogo/NetLogo/wiki/Extensions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MAES ja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://commons.apache.org/proper/commons-math/javadocs/api-3.4/org/apache/commons/math3/optim/nonlinear/scalar/noderiv/CMAESOptimizer.html" xlink:type="simple">http://commons.apache.org/proper/commons-math/javadocs/api-3.4/org/apache/commons/math3/optim/nonlinear/scalar/noderiv/CMAESOptimizer.html</text:a></text:p>
          </table:table-cell>
          <table:table-cell table:number-columns-repeated="5"/>
        </table:table-row>
      </table:table>
      <table:table table:name="Conseil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shine.fr/blog/exoneration-cfe-declaration-initiale/" xlink:type="simple">https://www.shine.fr/blog/exoneration-cfe-declaration-initial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shine.fr/blog/cfe/" xlink:type="simple">https://www.shine.fr/blog/cfe/</text:a></text:p>
          </table:table-cell>
        </table:table-row>
      </table:table>
      <table:table table:name="CSharp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ore/tutorials/using-with-xplat-cli" xlink:type="simple">https://docs.microsoft.com/en-us/dotnet/core/tutorials/using-with-xplat-cli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sharp/tuples" xlink:type="simple">https://docs.microsoft.com/en-us/dotnet/csharp/tuples</text:a></text:p>
          </table:table-cell>
        </table:table-row>
      </table:table>
      <table:table table:name="CulturalEvolution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dysoc.org/" xlink:type="simple">http://www.dysoc.org/</text:a></text:p>
          </table:table-cell>
        </table:table-row>
      </table:table>
      <table:table table:name="Data" table:style-name="ta1">
        <table:table-column table:style-name="co21" table:default-cell-style-name="Default"/>
        <table:table-column table:style-name="co22" table:default-cell-style-name="Default"/>
        <table:table-column table:style-name="co2" table:number-columns-repeated="2" table:default-cell-style-name="Default"/>
        <table:table-column table:style-name="co23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RailwayMap</text:p>
          </table:table-cell>
          <table:table-cell office:value-type="string" calcext:value-type="string">
            <text:p><text:a xlink:href="https://www.openrailwaymap.org/" xlink:type="simple">https://www.openrailwaymap.org/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ong term repo large dataset (charges)</text:p>
          </table:table-cell>
          <table:table-cell office:value-type="string" calcext:value-type="string">
            <text:p><text:a xlink:href="https://knowledge.figshare.com/plus" xlink:type="simple">https://knowledge.figshare.com/plus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infra map : in OSM ?</text:p>
          </table:table-cell>
          <table:table-cell office:value-type="string" calcext:value-type="string">
            <text:p><text:a xlink:href="https://openinframap.org/#7.46/53.578/10.685" xlink:type="simple">https://openinframap.org/#7.46/53.578/10.685</text:a></text:p>
          </table:table-cell>
          <table:table-cell office:value-type="string" calcext:value-type="string">
            <text:p>Useful for project PowerGrid ?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ive carto French trains : open data ?</text:p>
          </table:table-cell>
          <table:table-cell office:value-type="string" calcext:value-type="string">
            <text:p><text:a xlink:href="https://carto.graou.info/48.87354/2.33111/14.07677/-1.58204/0" xlink:type="simple">https://carto.graou.info/48.87354/2.33111/14.07677/-1.58204/0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side airbnb</text:p>
          </table:table-cell>
          <table:table-cell office:value-type="string" calcext:value-type="string">
            <text:p><text:a xlink:href="http://insideairbnb.com/get-the-data.html" xlink:type="simple">http://insideairbnb.com/get-the-data.html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data buildings worldwide</text:p>
          </table:table-cell>
          <table:table-cell office:value-type="string" calcext:value-type="string">
            <text:p><text:a xlink:href="https://twitter.com/Nikola_MD/status/1386694383890624517" xlink:type="simple">https://twitter.com/Nikola_MD/status/1386694383890624517</text:a></text:p>
          </table:table-cell>
          <table:table-cell/>
          <table:table-cell office:value-type="string" calcext:value-type="string">
            <text:p><text:a xlink:href="https://scholarbank.nus.edu.sg/handle/10635/192242" xlink:type="simple">https://scholarbank.nus.edu.sg/handle/10635/192242</text:a>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po by humanum</text:p>
          </table:table-cell>
          <table:table-cell office:value-type="string" calcext:value-type="string">
            <text:p><text:a xlink:href="https://nakala.fr/" xlink:type="simple">https://nakala.fr/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n data rss press crawling : liste quanti 18/03/2021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kemon dataset</text:p>
          </table:table-cell>
          <table:table-cell office:value-type="string" calcext:value-type="string">
            <text:p><text:a xlink:href="https://www.kaggle.com/rounakbanik/pokemon" xlink:type="simple">https://www.kaggle.com/rounakbanik/pokemon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iot API</text:p>
          </table:table-cell>
          <table:table-cell office:value-type="string" calcext:value-type="string">
            <text:p><text:a xlink:href="https://developer.riotgames.com/" xlink:type="simple">https://developer.riotgames.com/</text:a></text:p>
          </table:table-cell>
          <table:table-cell table:number-columns-repeated="2"/>
          <table:table-cell office:value-type="string" calcext:value-type="string">
            <text:p>idea : project Lol ? Adaptive/evolution ?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rojet spatial correlation with form / co2 ems et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insee.fr/fr/statistiques/4176290?sommaire=4176305" xlink:type="simple">https://insee.fr/fr/statistiques/4176290?sommaire=4176305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a xlink:href="https://enterprise.foursquare.com/intersections/article/how-location-technology-can-drive-urban-innovation/" xlink:type="simple">https://enterprise.foursquare.com/intersections/article/how-location-technology-can-drive-urban-innovation/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S2 m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assets.publishing.service.gov.uk/government/uploads/system/uploads/attachment_data/file/782981/PH1-HS2-GI-MAP-000-000003_Phase1AreaExtents.pdf" xlink:type="simple">https://assets.publishing.service.gov.uk/government/uploads/system/uploads/attachment_data/file/782981/PH1-HS2-GI-MAP-000-000003_Phase1AreaExtents.pdf</text:a></text:p>
          </table:table-cell>
          <table:table-cell table:number-columns-repeated="4"/>
        </table:table-row>
      </table:table>
      <table:table table:name="DataScience" table:style-name="ta1">
        <table:table-column table:style-name="co24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 Fry on data/numbers/algos</text:p>
          </table:table-cell>
          <table:table-cell office:value-type="string" calcext:value-type="string">
            <text:p><text:a xlink:href="https://www.newyorker.com/magazine/2021/03/29/what-data-cant-do" xlink:type="simple">https://www.newyorker.com/magazine/2021/03/29/what-data-cant-do</text:a></text:p>
          </table:table-cell>
        </table:table-row>
      </table:table>
      <table:table table:name="Docker" table:style-name="ta1">
        <table:table-column table:style-name="co2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igure proxy within images</text:p>
          </table:table-cell>
          <table:table-cell office:value-type="string" calcext:value-type="string">
            <text:p><text:a xlink:href="https://docs.docker.com/network/proxy/" xlink:type="simple">https://docs.docker.com/network/proxy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igure proxy deamon</text:p>
          </table:table-cell>
          <table:table-cell office:value-type="string" calcext:value-type="string">
            <text:p><text:a xlink:href="https://docs.docker.com/config/daemon/systemd/#httphttps-proxy" xlink:type="simple">https://docs.docker.com/config/daemon/systemd/#httphttps-proxy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stackoverflow.com/questions/23111631/cannot-download-docker-images-behind-a-proxy" xlink:type="simple">https://stackoverflow.com/questions/23111631/cannot-download-docker-images-behind-a-proxy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ocker hub : limit pulls pub image ?</text:p>
          </table:table-cell>
          <table:table-cell office:value-type="string" calcext:value-type="string">
            <text:p><text:a xlink:href="https://hub.docker.com/" xlink:type="simple">https://hub.docker.com</text:a></text:p>
          </table:table-cell>
        </table:table-row>
        <table:table-row table:style-name="ro1">
          <table:table-cell office:value-type="string" calcext:value-type="string">
            <text:p>No !</text:p>
          </table:table-cell>
          <table:table-cell office:value-type="string" calcext:value-type="string">
            <text:p><text:a xlink:href="https://www.docker.com/blog/docker-hub-image-retention-policy-delayed-and-subscription-updates/" xlink:type="simple">https://www.docker.com/blog/docker-hub-image-retention-policy-delayed-and-subscription-updates/</text:a></text:p>
          </table:table-cell>
        </table:table-row>
      </table:table>
      <table:table table:name="Ecolog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zooniverse.org/projects/crea-mont-blanc/wild-mont-blanc/about/research" xlink:type="simple">https://www.zooniverse.org/projects/crea-mont-blanc/wild-mont-blanc/about/research</text:a></text:p>
          </table:table-cell>
        </table:table-row>
      </table:table>
      <table:table table:name="EconomicGeography" table:style-name="ta1">
        <table:table-column table:style-name="co26" table:default-cell-style-name="Default"/>
        <table:table-column table:style-name="co2" table:number-columns-repeated="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youtube.com/watch?v=pYRrAiIzaws" xlink:type="simple">https://www.youtube.com/watch?v=pYRrAiIzaws</text:a></text:p>
          </table:table-cell>
          <table:table-cell office:value-type="string" calcext:value-type="string">
            <text:p>Urban Models seminar on relatednes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sources/EconomicGeography/Smartphone_urban_trip_slides_June_2020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OSUS seminar)</text:p>
          </table:table-cell>
          <table:table-cell/>
          <table:table-cell office:value-type="string" calcext:value-type="string">
            <text:p>-&gt; check more bib on transportation / cities from economics perspective</text:p>
          </table:table-cell>
        </table:table-row>
      </table:table>
      <table:table table:name="Economics" table:style-name="ta1">
        <table:table-column table:style-name="co27" table:default-cell-style-name="Default"/>
        <table:table-column table:style-name="co13" table:default-cell-style-name="Default"/>
        <table:table-column table:style-name="co28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plexity economics (Arthur) : « revolution » ? </text:p>
          </table:table-cell>
          <table:table-cell office:value-type="string" calcext:value-type="string">
            <text:p><text:a xlink:href="https://www.advisorperspectives.com/articles/2021/03/29/the-coming-revolution-in-complexity-economics?topic=retirement" xlink:type="simple">https://www.advisorperspectives.com/articles/2021/03/29/the-coming-revolution-in-complexity-economics?topic=retiremen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https://www.youtube.com/watch?v=w4a7ImYTcW0</text:p>
            <text:p>Jeffrey Lin: “Freeway Revolts! The Quality of Life Effects of Highways</text:p>
          </table:table-cell>
          <table:table-cell/>
          <table:table-cell office:value-type="string" calcext:value-type="string">
            <text:p>(OSUS replay – expired 26/05 ; scholar : cit only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isc conflicts : ergod economics</text:p>
          </table:table-cell>
          <table:table-cell office:value-type="string" calcext:value-type="string">
            <text:p><text:a xlink:href="http://lml.org.uk/research/economics/" xlink:type="simple">http://lml.org.uk/research/economic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y_box_model" xlink:type="simple">https://en.wikipedia.org/wiki/Grey_box_model</text:a></text:p>
          </table:table-cell>
          <table:table-cell/>
          <table:table-cell office:value-type="string" calcext:value-type="string">
            <text:p>(Chengdu-Chongqing: econometric method?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ckrey–Clarke–Groves_auction" xlink:type="simple">https://en.wikipedia.org/wiki/Vickrey%E2%80%93Clarke%E2%80%93Groves_auctio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id.world/methodology/#library-browse-by-country" xlink:type="simple">https://wid.world/methodology/#library-browse-by-country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Modèle_de_Salop" xlink:type="simple">https://fr.wikipedia.org/wiki/Mod%C3%A8le_de_Salop</text:a></text:p>
          </table:table-cell>
          <table:table-cell table:number-columns-repeated="2"/>
        </table:table-row>
      </table:table>
      <table:table table:name="Energ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penangol.fr/energie/calculs-NW.pdf" xlink:type="simple">http://www.penangol.fr/energie/calculs-NW.pdf</text:a></text:p>
          </table:table-cell>
        </table:table-row>
      </table:table>
      <table:table table:name="Engineering" table:style-name="ta1">
        <table:table-column table:style-name="co29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ystems innovation : TRIZ</text:p>
          </table:table-cell>
          <table:table-cell office:value-type="string" calcext:value-type="string">
            <text:p><text:a xlink:href="https://fr.wikipedia.org/wiki/TRIZ" xlink:type="simple">https://fr.wikipedia.org/wiki/TRIZ</text:a></text:p>
          </table:table-cell>
        </table:table-row>
      </table:table>
      <table:table table:name="Epidemiology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medium.com/data-for-science/epidemic-modeling-101-or-why-your-covid19-exponential-fits-are-wrong-97aa50c55f8" xlink:type="simple">https://medium.com/data-for-science/epidemic-modeling-101-or-why-your-covid19-exponential-fits-are-wrong-97aa50c55f8</text:a></text:p>
          </table:table-cell>
        </table:table-row>
      </table:table>
      <table:table table:name="Epistemology" table:style-name="ta1">
        <table:table-column table:style-name="co30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lation model-theory in ecology</text:p>
          </table:table-cell>
          <table:table-cell office:value-type="string" calcext:value-type="string">
            <text:p><text:a xlink:href="https://twitter.com/tpoi/status/1458089082324717572" xlink:type="simple">https://twitter.com/tpoi/status/1458089082324717572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 centenaire Morin</text:p>
          </table:table-cell>
          <table:table-cell office:value-type="string" calcext:value-type="string">
            <text:p><text:a xlink:href="https://www.youtube.com/watch?v=3NpyWuh3iSI" xlink:type="simple">https://www.youtube.com/watch?v=3NpyWuh3iSI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cean.sagepub.com/blog/theory-and-tools-in-the-age-of-big-data" xlink:type="simple">https://ocean.sagepub.com/blog/theory-and-tools-in-the-age-of-big-data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necpluribusimpar.net/why-falsificationism-is-false/" xlink:type="simple">https://necpluribusimpar.net/why-falsificationism-is-false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HardestyPhD/status/1157722358196518913" xlink:type="simple">https://twitter.com/HardestyPhD/status/1157722358196518913</text:a></text:p>
          </table:table-cell>
          <table:table-cell office:value-type="string" calcext:value-type="string">
            <text:p>rq : unidimensional, quite reductionis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ichel_Bitbol" xlink:type="simple">https://en.wikipedia.org/wiki/Michel_Bitbol</text:a></text:p>
          </table:table-cell>
          <table:table-cell/>
        </table:table-row>
      </table:table>
      <table:table table:name="GenerativeArt" table:style-name="ta1">
        <table:table-column table:style-name="co31" table:default-cell-style-name="Default"/>
        <table:table-column table:style-name="co3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generativeart.com/" xlink:type="simple">https://www.generativeart.com/</text:a></text:p>
          </table:table-cell>
          <table:table-cell office:value-type="string" calcext:value-type="string">
            <text:p>Conf on generative art (potential target if work street networks/paintings?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generativehut.com/" xlink:type="simple">https://www.generativehut.com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data-imaginist.com/art" xlink:type="simple">https://www.data-imaginist.com/art</text:a></text:p>
          </table:table-cell>
          <table:table-cell office:value-type="string" calcext:value-type="string">
            <text:p>rq : code not open – kills creativity ? - true and not – forks/auto code modif is some kind of creativity</text:p>
          </table:table-cell>
        </table:table-row>
      </table:table>
      <table:table table:name="GenerativePoetry" table:style-name="ta1">
        <table:table-column table:style-name="co33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satellitestud.io/blog/post/openstreetmap-haiku/" xlink:type="simple">https://satellitestud.io/blog/post/openstreetmap-haiku/</text:a></text:p>
          </table:table-cell>
        </table:table-row>
        <table:table-row table:style-name="ro1">
          <table:table-cell table:style-name="ce19" office:value-type="string" calcext:value-type="string">
            <text:p><text:a xlink:href="https://cerisy-colloques.fr/territoiressolidaires2019/" xlink:type="simple">https://cerisy-colloques.fr/territoiressolidaires2019/</text:a></text:p>
          </table:table-cell>
        </table:table-row>
        <table:table-row table:style-name="ro1">
          <table:table-cell table:style-name="ce19" office:value-type="string" calcext:value-type="string">
            <text:p><text:a xlink:href="https://www.oulipo.net/fr/ppp-le-poeme-adresse-du-jour" xlink:type="simple">https://www.oulipo.net/fr/ppp-le-poeme-adresse-du-jour</text:a></text:p>
          </table:table-cell>
        </table:table-row>
      </table:table>
      <table:table table:name="Geo" table:style-name="ta1" table:print="false"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umain Heilbronn</text:p>
          </table:table-cell>
          <table:table-cell office:value-type="string" calcext:value-type="string">
            <text:p>Resources/Geography/Pumain_Heilbronn_2022.pptx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G 39</text:p>
          </table:table-cell>
          <table:table-cell office:value-type="string" calcext:value-type="string">
            <text:p><text:a xlink:href="https://conrs39.hypotheses.org/files/2022/01/CR-SECTION-39-automne-2021.pdf" xlink:type="simple">https://conrs39.hypotheses.org/files/2022/01/CR-SECTION-39-automne-2021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CTQG 2021 channel</text:p>
          </table:table-cell>
          <table:table-cell office:value-type="string" calcext:value-type="string">
            <text:p><text:a xlink:href="https://www.youtube.com/channel/UCOmGd5uoZxJ4fBKxPIZ-aQA/videos" xlink:type="simple">https://www.youtube.com/channel/UCOmGd5uoZxJ4fBKxPIZ-aQA/video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CTQG history</text:p>
          </table:table-cell>
          <table:table-cell office:value-type="string" calcext:value-type="string">
            <text:p><text:a xlink:href="http://www.ectqg.eu/colloquia/" xlink:type="simple">http://www.ectqg.eu/colloquia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tlas megaregion Paris</text:p>
          </table:table-cell>
          <table:table-cell office:value-type="string" calcext:value-type="string">
            <text:p><text:a xlink:href="https://atlas-paris-mega-region.univ-rouen.fr/atlas" xlink:type="simple">https://atlas-paris-mega-region.univ-rouen.fr/atla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 Reades interview : why geo ?</text:p>
          </table:table-cell>
          <table:table-cell office:value-type="string" calcext:value-type="string">
            <text:p><text:a xlink:href="https://www.rgs.org/geography/choose-geography/i-am-a-geographer/jon-reades-associate-professor-in-spatial-data-s/" xlink:type="simple">https://www.rgs.org/geography/choose-geography/i-am-a-geographer/jon-reades-associate-professor-in-spatial-data-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Analysis and Data interviews</text:p>
          </table:table-cell>
          <table:table-cell office:value-type="string" calcext:value-type="string">
            <text:p><text:a xlink:href="https://qmrg.github.io/sad_interviews" xlink:type="simple">https://qmrg.github.io/sad_interview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reetview api</text:p>
          </table:table-cell>
          <table:table-cell office:value-type="string" calcext:value-type="string">
            <text:p><text:a xlink:href="https://www.reddit.com/r/MapPorn/comments/jaf2k5/the_world_according_to_google_street_view/" xlink:type="simple">https://www.reddit.com/r/MapPorn/comments/jaf2k5/the_world_according_to_google_street_view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hist-geopol (~ methodo/visu)</text:p>
          </table:table-cell>
          <table:table-cell office:value-type="string" calcext:value-type="string">
            <text:p><text:a xlink:href="https://www.reddit.com/r/MapPorn/comments/mrbmu3/1000_years_of_national_borders_in_europe_overlaid/" xlink:type="simple">https://www.reddit.com/r/MapPorn/comments/mrbmu3/1000_years_of_national_borders_in_europe_overlaid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ensus 2021 and migration</text:p>
          </table:table-cell>
          <table:table-cell office:value-type="string" calcext:value-type="string">
            <text:p><text:a xlink:href="https://blog.geographydirections.com/2021/03/21/census-2021-and-migration/" xlink:type="simple">https://blog.geographydirections.com/2021/03/21/census-2021-and-migration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QuantAI Turing conf</text:p>
          </table:table-cell>
          <table:table-cell office:value-type="string" calcext:value-type="string">
            <text:p>UrbanDynamics/QuantScapeAIUK2021_20210323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ensite bati-urbmorph : // indicateurs morpho ?</text:p>
          </table:table-cell>
          <table:table-cell office:value-type="string" calcext:value-type="string">
            <text:p><text:a xlink:href="https://www.insee.fr/fr/statistiques/5229207" xlink:type="simple">https://www.insee.fr/fr/statistiques/5229207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nf Offner Nouveaux Compromis Urbains</text:p>
          </table:table-cell>
          <table:table-cell office:value-type="string" calcext:value-type="string">
            <text:p><text:a xlink:href="https://www.youtube.com/watch?v=vCXhTv5Zwp8" xlink:type="simple">https://www.youtube.com/watch?v=vCXhTv5Zwp8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ese lvmt transitions (// modeles Thom etc)</text:p>
          </table:table-cell>
          <table:table-cell office:value-type="string" calcext:value-type="string">
            <text:p>Resources/Sujet%20de%20thèse%20IFSTTAR.htm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iki campagne MCF</text:p>
          </table:table-cell>
          <table:table-cell office:value-type="string" calcext:value-type="string">
            <text:p><text:a xlink:href="http://auditionsgeo.pbworks.com/w/page/138481227/Campagne%202021%20%28MCF%20et%20PU%29" xlink:type="simple">http://auditionsgeo.pbworks.com/w/page/138481227/Campagne%202021%20%28MCF%20et%20PU%29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DMS</text:p>
          </table:table-cell>
          <table:table-cell office:value-type="string" calcext:value-type="string">
            <text:p><text:a xlink:href="https://www.geodms.nl/How_To_Model" xlink:type="simple">https://www.geodms.nl/How_To_Mode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NU : plus qualif. Nuage mots these qualif</text:p>
          </table:table-cell>
          <table:table-cell office:value-type="string" calcext:value-type="string">
            <text:p><text:a xlink:href="http://cnu23.pbworks.com/w/file/143290911/MCF_2021_graphe_mots.PNG" xlink:type="simple">http://cnu23.pbworks.com/w/file/143290911/MCF_2021_graphe_mots.PNG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ouquin Mike traduit CN</text:p>
          </table:table-cell>
          <table:table-cell office:value-type="string" calcext:value-type="string">
            <text:p><text:a xlink:href="http://spatialcomplexity.blogweb.casa.ucl.ac.uk/files/2020/10/创造未来城市.pdf" xlink:type="simple">http://spatialcomplexity.blogweb.casa.ucl.ac.uk/files/2020/10/%E5%88%9B%E9%80%A0%E6%9C%AA%E6%9D%A5%E5%9F%8E%E5%B8%82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orme urbaine : Richtot (seminaire Thom)</text:p>
          </table:table-cell>
          <table:table-cell office:value-type="string" calcext:value-type="string">
            <text:p><text:a xlink:href="https://www.gallimardmontreal.com/catalogue/livre/forme-urbaine-et-pratique-sociale-ritchot-gilles-feltz-claude-9782870850534" xlink:type="simple">https://www.gallimardmontreal.com/catalogue/livre/forme-urbaine-et-pratique-sociale-ritchot-gilles-feltz-claude-9782870850534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://liremaville.com/plan_document.html" xlink:type="simple">http://liremaville.com/plan_document.html</text:a></text:p>
          </table:table-cell>
          <table:table-cell office:value-type="string" calcext:value-type="string">
            <text:p>rapport Montreal patrimoine : lire partie theoriqu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Roberto <text:a xlink:href="https://citiescience.org/about/" xlink:type="simple">https://citiescience.org/about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probabletrain.itch.io/city-generator" xlink:type="simple">https://probabletrain.itch.io/city-generator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cybergeo</text:p>
          </table:table-cell>
          <table:table-cell office:value-type="string" calcext:value-type="string">
            <text:p><text:a xlink:href="https://cybergeo.hypotheses.org/" xlink:type="simple">https://cybergeo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mart cities</text:p>
          </table:table-cell>
          <table:table-cell office:value-type="string" calcext:value-type="string">
            <text:p>Resources/Geography/Lecture-6-BATTY-History-Smart-Cities%20Mode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cales/Hierarchy</text:p>
          </table:table-cell>
          <table:table-cell office:value-type="string" calcext:value-type="string">
            <text:p>BiblioDocs/Resources/Geography/SPARC-ASU-Feb2020-BATTY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mastergeonum.org/2019/11/27/la-carte-interactive-de-lhistoire-des-terre-pleins-de-hong-kong/" xlink:type="simple">https://mastergeonum.org/2019/11/27/la-carte-interactive-de-lhistoire-des-terre-pleins-de-hong-kon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20" office:value-type="string" calcext:value-type="string">
            <text:p><text:span text:style-name="T7"><text:a xlink:href="http://www.complexcity.info/working-papers/" xlink:type="simple">http://www.complexcity.info/working-papers/</text:a>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journals.openedition.org/cybergeo/32986" xlink:type="simple">https://journals.openedition.org/cybergeo/32986</text:a></text:p>
          </table:table-cell>
          <table:table-cell office:value-type="string" calcext:value-type="string">
            <text:p>cybergeo ZH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lvmt.altercreation.fr/recherche/mots-du-lvmt/quels-systemes-territoriaux/" xlink:type="simple">http://lvmt.altercreation.fr/recherche/mots-du-lvmt/quels-systemes-territoriaux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Liaison_ferroviaire_transalpine_Lyon_-_Turin" xlink:type="simple">https://fr.wikipedia.org/wiki/Liaison_ferroviaire_transalpine_Lyon_-_Tur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Morphogenesis</text:p>
          </table:table-cell>
          <table:table-cell office:value-type="string" calcext:value-type="string">
            <text:p><text:a xlink:href="http://www.spatialcomplexity.info/archives/3368" xlink:type="simple">http://www.spatialcomplexity.info/archives/3368</text:a></text:p>
          </table:table-cell>
          <table:table-cell office:value-type="string" calcext:value-type="string">
            <text:p><text:a xlink:href="http://www.spatialcomplexity.info/files/2017/09/PG-DARCY-RGS-2017.pdf" xlink:type="simple">http://www.spatialcomplexity.info/files/2017/09/PG-DARCY-RGS-2017.pdf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ocedural city growth <text:a xlink:href="http://entropicparticles.com/procedural-city-growth" xlink:type="simple">http://entropicparticles.com/procedural-city-growth</text:a></text:p>
          </table:table-cell>
          <table:table-cell/>
          <table:table-cell office:value-type="string" calcext:value-type="string">
            <text:p>+ roadtrees - dead?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ng / urban simulation : <text:a xlink:href="https://scholar.google.com/scholar?hl=fr&amp;q=MINDJID+MAIZIA&amp;btnG=&amp;lr" xlink:type="simple">https://scholar.google.com/scholar?hl=fr&amp;q=MINDJID+MAIZIA&amp;btnG=&amp;lr</text:a>=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evol macro models : <text:a xlink:href="https://www.univ-tours.fr/m-baptiste-herve-1292.kjsp" xlink:type="simple">https://www.univ-tours.fr/m-baptiste-herve-1292.kjsp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smearle/micropolis-4bots/blob/wiki/History.md" xlink:type="simple">https://github.com/smearle/micropolis-4bots/blob/wiki/History.md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://www.observatoire-des-territoires.gouv.fr/observatoire-des-territoires/fr/le-rapport-de-l-observatoire-des-territoires-analyse-les-impacts-des-mobilit-s-r-sidentielles-en-fra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inequality.media.mit.edu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www.ukdataservice.ac.uk/news-and-events/eventsitem/?id=545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21" office:value-type="string" calcext:value-type="string">
            <text:p>http://www.geoportail.gouv.fr/depot/api/tutoriel/WMTS_QGIS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tile import geoportail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21" office:value-type="string" calcext:value-type="string">
            <text:p>https://oscarperpinan.github.io/rastervi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://roadtrees.com/" xlink:type="simple">http://roadtrees.com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www.forum-transports-territoires.com/2015/index.php?page=25-juin" xlink:type="simple">http://www.forum-transports-territoires.com/2015/index.php?page=25-ju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vvoip-physics-debates.org/index.php?title=Theoretical_Geography#Home" xlink:type="simple">http://vvoip-physics-debates.org/index.php?title=Theoretical_Geography#Home</text:a></text:p>
          </table:table-cell>
          <table:table-cell table:number-columns-repeated="2"/>
        </table:table-row>
      </table:table>
      <table:table table:name="GIS" table:style-name="ta1">
        <table:table-column table:style-name="co15" table:default-cell-style-name="Default"/>
        <table:table-column table:style-name="co37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sm tiles in ggplot</text:p>
          </table:table-cell>
          <table:table-cell office:value-type="string" calcext:value-type="string">
            <text:p>https://stackoverflow.com/questions/22850570/how-to-overlay-point-density-ggplot2-on-osm-tile-in-r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ntinel hub</text:p>
          </table:table-cell>
          <table:table-cell office:value-type="string" calcext:value-type="string">
            <text:p>https://apps.sentinel-hub.com/sentinel-playground/?source=S2&amp;lat=42.079241118767236&amp;lng=9.089298248291016&amp;zoom=12&amp;preset=1-NATURAL-COLOR&amp;layers=B01,B02,B03&amp;maxcc=99&amp;gain=1.0&amp;gamma=1.0&amp;time=2021-09-01%7C2022-03-30&amp;atmFilter=&amp;showDates=tru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oject ALEGORIA (rdf – knowledge graph, data)</text:p>
          </table:table-cell>
          <table:table-cell office:value-type="string" calcext:value-type="string">
            <text:p>https://www.alegoria-project.fr/Metadata</text:p>
          </table:table-cell>
          <table:table-cell office:value-type="string" calcext:value-type="string">
            <text:p>https://www.alegoria-project.fr/sites/default/files/22.01.25_MetadataAccessAndQuery.pdf</text:p>
          </table:table-cell>
        </table:table-row>
        <table:table-row table:style-name="ro1">
          <table:table-cell/>
          <table:table-cell office:value-type="string" calcext:value-type="string">
            <text:p><text:a xlink:href="http://data.alegoria-project.fr/sparql" xlink:type="simple">http://data.alegoria-project.fr/sparq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port eq F/H</text:p>
          </table:table-cell>
          <table:table-cell office:value-type="string" calcext:value-type="string">
            <text:p><text:a xlink:href="https://www.geoportail.gouv.fr/donnees/ou-sont-les-femmes" xlink:type="simple">https://www.geoportail.gouv.fr/donnees/ou-sont-les-femm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Qgis 3.24 omap norvegien</text:p>
          </table:table-cell>
          <table:table-cell office:value-type="string" calcext:value-type="string">
            <text:p><text:a xlink:href="https://www.qgis.org/en/site/forusers/visualchangelog324/index.html" xlink:type="simple">https://www.qgis.org/en/site/forusers/visualchangelog324/index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hub IGN</text:p>
          </table:table-cell>
          <table:table-cell office:value-type="string" calcext:value-type="string">
            <text:p><text:a xlink:href="https://github.com/orgs/IGNF/repositories" xlink:type="simple">https://github.com/orgs/IGNF/repositori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tes ign – gps</text:p>
          </table:table-cell>
          <table:table-cell office:value-type="string" calcext:value-type="string">
            <text:p><text:a xlink:href="http://geographie.ipt.univ-paris8.fr/rubriks/carto/journalGR/ressou58GR.php" xlink:type="simple">http://geographie.ipt.univ-paris8.fr/rubriks/carto/journalGR/ressou58GR.php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GN mag geocommuns</text:p>
          </table:table-cell>
          <table:table-cell office:value-type="string" calcext:value-type="string">
            <text:p>Resources/GIS/ign_mag_105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GN LIDAR open data</text:p>
          </table:table-cell>
          <table:table-cell office:value-type="string" calcext:value-type="string">
            <text:p><text:a xlink:href="https://geoservices.ign.fr/lidarhd#telechargement" xlink:type="simple">https://geoservices.ign.fr/lidarhd#telechargemen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SM data</text:p>
          </table:table-cell>
          <table:table-cell office:value-type="string" calcext:value-type="string">
            <text:p><text:a xlink:href="https://demo.openstreetmap.fr/map" xlink:type="simple">https://demo.openstreetmap.fr/map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owd source building info</text:p>
          </table:table-cell>
          <table:table-cell office:value-type="string" calcext:value-type="string">
            <text:p><text:a xlink:href="https://colouringlondon.org/" xlink:type="simple">https://colouringlondon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fo Lastig (3 tutelles)</text:p>
          </table:table-cell>
          <table:table-cell office:value-type="string" calcext:value-type="string">
            <text:p><text:a xlink:href="https://www.umr-lastig.fr/" xlink:type="simple">https://www.umr-lastig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low online mapping</text:p>
          </table:table-cell>
          <table:table-cell office:value-type="string" calcext:value-type="string">
            <text:p><text:a xlink:href="http://arabesque.ifsttar.fr/" xlink:type="simple">http://arabesque.ifsttar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uilding year construction (SDS talk)</text:p>
          </table:table-cell>
          <table:table-cell office:value-type="string" calcext:value-type="string">
            <text:p><text:a xlink:href="https://www.stdl.ch/fr/Nos-projets/Registre-des-batiments-%253A-Detection-automatique-de-la-periode-de-construction-des-batiments-en-utilisant-les-cartes-nationales.htm" xlink:type="simple">https://www.stdl.ch/fr/Nos-projets/Registre-des-batiments-%253A-Detection-automatique-de-la-periode-de-construction-des-batiments-en-utilisant-les-cartes-nationales.htm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hub.com/hurielreichel?tab=repositories" xlink:type="simple">https://github.com/hurielreichel?tab=repositori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ightmare gdal install with anaconda/homebrew : ?</text:p>
          </table:table-cell>
          <table:table-cell office:value-type="string" calcext:value-type="string">
            <text:p><text:a xlink:href="https://gist.github.com/kelvinn/f14f0fc24445a7994368f984c3e37724" xlink:type="simple">https://gist.github.com/kelvinn/f14f0fc24445a7994368f984c3e37724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P mapping got data</text:p>
          </table:table-cell>
          <table:table-cell office:value-type="string" calcext:value-type="string">
            <text:p><text:a xlink:href="https://comeetie.github.io/got/got_tp.html" xlink:type="simple">https://comeetie.github.io/got/got_tp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thics of spatial location data</text:p>
          </table:table-cell>
          <table:table-cell office:value-type="string" calcext:value-type="string">
            <text:p><text:a xlink:href="https://ethicalgeo.org/locus-charter/" xlink:type="simple">https://ethicalgeo.org/locus-charte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modeling in mathematica</text:p>
          </table:table-cell>
          <table:table-cell office:value-type="string" calcext:value-type="string">
            <text:p><text:a xlink:href="https://dauphinester.wixsite.com/monsite/dossiermathematica" xlink:type="simple">https://dauphinester.wixsite.com/monsite/dossiermathematic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ree mapping resources for CC papers</text:p>
          </table:table-cell>
          <table:table-cell office:value-type="string" calcext:value-type="string">
            <text:p><text:a xlink:href="https://www.naturalearthdata.com/downloads/110m-cultural-vectors/" xlink:type="simple">https://www.naturalearthdata.com/downloads/110m-cultural-vector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 geoportail wms ?</text:p>
          </table:table-cell>
          <table:table-cell office:value-type="string" calcext:value-type="string">
            <text:p><text:a xlink:href="https://geoservices.ign.fr/documentation/geoservices/wms.html" xlink:type="simple">https://geoservices.ign.fr/documentation/geoservices/wms.html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&gt; data open sine 2021/01/01 <text:span text:style-name="T3">(</text:span>but not scan25 ?<text:span text:style-name="T3">)</text:span></text:p>
          </table:table-cell>
          <table:table-cell office:value-type="string" calcext:value-type="string">
            <text:p><text:a xlink:href="https://geoservices.ign.fr/blog/2021/01/29/Maj_Cles_Geoservices.html" xlink:type="simple">https://geoservices.ign.fr/blog/2021/01/29/Maj_Cles_Geoservices.html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to DB – online mapping</text:p>
          </table:table-cell>
          <table:table-cell office:value-type="string" calcext:value-type="string">
            <text:p><text:a xlink:href="https://justeraimbault.carto.com/" xlink:type="simple">https://justeraimbault.carto.com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pping tiles in R</text:p>
          </table:table-cell>
          <table:table-cell office:value-type="string" calcext:value-type="string">
            <text:p><text:a xlink:href="https://rgeomatic.hypotheses.org/2032" xlink:type="simple">https://rgeomatic.hypotheses.org/2032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lejournal.cnrs.fr/articles/nouvelle-donne-pour-les-cartes" xlink:type="simple">https://lejournal.cnrs.fr/articles/nouvelle-donne-pour-les-cartes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ME : ~ workflow engine</text:p>
          </table:table-cell>
          <table:table-cell/>
          <table:table-cell office:value-type="string" calcext:value-type="string">
            <text:p><text:a xlink:href="https://knowledge.safe.com/page/documentation/index.html" xlink:type="simple">https://knowledge.safe.com/page/documentation/index.html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://cdn.safe.com/resources/fme/FME-Transformer-Reference-Guide.pdf" xlink:type="simple">http://cdn.safe.com/resources/fme/FME-Transformer-Reference-Guide.pdf</text:a></text:p>
          </table:table-cell>
        </table:table-row>
      </table:table>
      <table:table table:name="Git" table:style-name="ta1">
        <table:table-column table:style-name="co38" table:default-cell-style-name="Default"/>
        <table:table-column table:style-name="co39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urrent branch</text:p>
          </table:table-cell>
          <table:table-cell office:value-type="string" calcext:value-type="string">
            <text:p>https://stackoverflow.com/questions/1417957/show-just-the-current-branch-in-git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 with overleaf</text:p>
          </table:table-cell>
          <table:table-cell office:value-type="string" calcext:value-type="string">
            <text:p><text:a xlink:href="https://www.overleaf.com/learn/how-to/Troubleshooting_git_bridge_problems" xlink:type="simple">https://www.overleaf.com/learn/how-to/Troubleshooting_git_bridge_problem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erge ODF ? Possible with dezip and xml</text:p>
          </table:table-cell>
          <table:table-cell office:value-type="string" calcext:value-type="string">
            <text:p><text:a xlink:href="https://stackoverflow.com/questions/48835444/how-do-i-merge-two-versions-of-a-non-text-file-with-git" xlink:type="simple">https://stackoverflow.com/questions/48835444/how-do-i-merge-two-versions-of-a-non-text-file-with-gi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ubmodule move locally and change remote</text:p>
          </table:table-cell>
          <table:table-cell office:value-type="string" calcext:value-type="string">
            <text:p><text:a xlink:href="https://stackoverflow.com/questions/913701/how-to-change-the-remote-repository-for-a-git-submodule" xlink:type="simple">https://stackoverflow.com/questions/913701/how-to-change-the-remote-repository-for-a-git-submodule</text:a></text:p>
          </table:table-cell>
          <table:table-cell office:value-type="string" calcext:value-type="string">
            <text:p><text:a xlink:href="https://stackoverflow.com/questions/4604486/how-do-i-move-an-existing-git-submodule-within-a-git-repository" xlink:type="simple">https://stackoverflow.com/questions/4604486/how-do-i-move-an-existing-git-submodule-within-a-git-repository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hge ssh command (push en sudo par ex?)</text:p>
          </table:table-cell>
          <table:table-cell office:value-type="string" calcext:value-type="string">
            <text:p><text:a xlink:href="https://stackoverflow.com/questions/7927750/specify-an-ssh-key-for-git-push-for-a-given-domain" xlink:type="simple">https://stackoverflow.com/questions/7927750/specify-an-ssh-key-for-git-push-for-a-given-domain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ubmodules detached head : use –merge in update </text:p>
          </table:table-cell>
          <table:table-cell office:value-type="string" calcext:value-type="string">
            <text:p><text:a xlink:href="https://stackoverflow.com/questions/18770545/why-is-my-git-submodule-head-detached-from-master/55570998#55570998$" xlink:type="simple">https://stackoverflow.com/questions/18770545/why-is-my-git-submodule-head-detached-from-master/55570998#55570998$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hub push https (removed in 2021)</text:p>
          </table:table-cell>
          <table:table-cell office:value-type="string" calcext:value-type="string">
            <text:p><text:a xlink:href="https://docs.github.com/en/get-started/getting-started-with-git/caching-your-github-credentials-in-git" xlink:type="simple">https://docs.github.com/en/get-started/getting-started-with-git/caching-your-github-credentials-in-git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e access token: https://stackoverflow.com/questions/18935539/authenticate-with-github-using-a-token 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 ftp</text:p>
          </table:table-cell>
          <table:table-cell office:value-type="string" calcext:value-type="string">
            <text:p><text:a xlink:href="https://git-ftp.github.io/" xlink:type="simple">https://git-ftp.github.io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(same issue external disk – chmod does not work)</text:p>
          </table:table-cell>
          <table:table-cell office:value-type="string" calcext:value-type="string">
            <text:p><text:a xlink:href="https://stackoverflow.com/questions/1257592/how-do-i-remove-files-saying-old-mode-100755-new-mode-100644-from-unstaged-cha" xlink:type="simple">https://stackoverflow.com/questions/1257592/how-do-i-remove-files-saying-old-mode-100755-new-mode-100644-from-unstaged-cha</text:a></text:p>
          </table:table-cell>
          <table:table-cell/>
        </table:table-row>
        <table:table-row table:style-name="ro1">
          <table:table-cell office:value-type="string" calcext:value-type="string">
            <text:p>git file mode (issue patent dir)</text:p>
          </table:table-cell>
          <table:table-cell office:value-type="string" calcext:value-type="string">
            <text:p><text:a xlink:href="https://stackoverflow.com/questions/1580596/how-do-i-make-git-ignore-file-mode-chmod-changes" xlink:type="simple">https://stackoverflow.com/questions/1580596/how-do-i-make-git-ignore-file-mode-chmod-changes</text:a>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s://github.com/tj/git-extras/blob/master/Commands.md#git-commits-since" xlink:type="simple">https://github.com/tj/git-extras/blob/master/Commands.md#git-commits-since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memory.com/" xlink:type="simple">https://gitmemory.com/</text:a></text:p>
          </table:table-cell>
          <table:table-cell table:number-columns-repeated="2"/>
        </table:table-row>
      </table:table>
      <table:table table:name="Grant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DEADLINE 31/08</text:p>
          </table:table-cell>
        </table:table-row>
        <table:table-row table:style-name="ro1">
          <table:table-cell office:value-type="string" calcext:value-type="string">
            <text:p><text:a xlink:href="https://www.euroscience.org/calls/eyra2020-call-open/" xlink:type="simple">https://www.euroscience.org/calls/eyra2020-call-open/</text:a></text:p>
          </table:table-cell>
        </table:table-row>
      </table:table>
      <table:table table:name="History" table:style-name="ta1">
        <table:table-column table:style-name="co40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reddit.com/r/MapPorn/comments/ok3sy9/languages_of_the_british_isles_throughout_history/" xlink:type="simple">https://www.reddit.com/r/MapPorn/comments/ok3sy9/languages_of_the_british_isles_throughout_history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istorical networks conf</text:p>
          </table:table-cell>
          <table:table-cell office:value-type="string" calcext:value-type="string">
            <text:p><text:a xlink:href="http://hnr2021.historicalnetworkresearch.org/" xlink:type="simple">http://hnr2021.historicalnetworkresearch.or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rcheothoughts.wordpress.com/2019/12/02/moralizing-gods-update-seshat-still-searching-for-something-that-isnt-there/amp/?__twitter_impression=true" xlink:type="simple">https://archeothoughts.wordpress.com/2019/12/02/moralizing-gods-update-seshat-still-searching-for-something-that-isnt-there/amp/?__twitter_impression=true</text:a></text:p>
          </table:table-cell>
          <table:table-cell/>
        </table:table-row>
      </table:table>
      <table:table table:name="HPC" table:style-name="ta1"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tting up an oml instance on openstack</text:p>
          </table:table-cell>
          <table:table-cell office:value-type="string" calcext:value-type="string">
            <text:p>issue docker hostname ? <text:a xlink:href="https://stackoverflow.com/questions/58464250/hostname-attribute-in-docker-compose" xlink:type="simple">https://stackoverflow.com/questions/58464250/hostname-attribute-in-docker-compose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&gt; pb with docker compose service (port not accessible): use compiled and standalone om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reate instance : ubuntu 16 (public – fail first), network public, nmap ports/ 80, 443, → run sudo for 44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sh key ed25519 not accepted → other rsa → pb connex <text:a xlink:href="https://stackoverflow.com/questions/44250002/how-to-solve-sign-and-send-pubkey-signing-failed-agent-refused-operation" xlink:type="simple">https://stackoverflow.com/questions/44250002/how-to-solve-sign-and-send-pubkey-signing-failed-agent-refused-operation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superuser.com/questions/215504/permissions-on-private-key-in-ssh-folder" xlink:type="simple">https://superuser.com/questions/215504/permissions-on-private-key-in-ssh-folder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t solved → connect from elsewher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stall java 11 from source (no openjdk package on ubuntu 16)</text:p>
          </table:table-cell>
          <table:table-cell office:value-type="string" calcext:value-type="string">
            <text:p>https://www.itzgeek.com/how-tos/linux/ubuntu-how-tos/install-java-jdk-8-on-ubuntu-14-10-linux-mint-17-1.htm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anches ? <text:a xlink:href="https://stackoverflow.com/questions/10312521/how-to-fetch-all-git-branches" xlink:type="simple">https://stackoverflow.com/questions/10312521/how-to-fetch-all-git-branches</text:a> ; not needed – checkout origin/branc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b version npm oml → most recent possible with 16 <text:a xlink:href="https://github.com/nodesource/distributions/blob/master/README.md" xlink:type="simple">https://github.com/nodesource/distributions/blob/master/README.md</text:a> (node 16.x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b hostname → add in <text:span text:style-name="T4">etc</text:span>hosts <text:a xlink:href="https://askubuntu.com/questions/59458/error-message-sudo-unable-to-resolve-host-none" xlink:type="simple">https://askubuntu.com/questions/59458/error-message-sudo-unable-to-resolve-host-none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ug remote env ? ! not init lfs → lfs checkout – recompil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lurm doc</text:p>
          </table:table-cell>
          <table:table-cell office:value-type="string" calcext:value-type="string">
            <text:p>https://slurm.schedmd.com/sinfo.html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lurm on google cloud</text:p>
          </table:table-cell>
          <table:table-cell office:value-type="string" calcext:value-type="string">
            <text:p>https://gitlab.trempoline.io/sure/hp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ploy cluster rapidly : elasticcluster</text:p>
          </table:table-cell>
          <table:table-cell office:value-type="string" calcext:value-type="string">
            <text:p><text:a xlink:href="https://elasticluster.readthedocs.io/en/latest/index.html" xlink:type="simple">https://elasticluster.readthedocs.io/en/latest/index.html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cettes openstack lal (<text:a xlink:href="https://keystone.lal.in2p3.fr/" xlink:type="simple">https://keystone.lal.in2p3.fr</text:a>)</text:p>
          </table:table-cell>
          <table:table-cell office:value-type="string" calcext:value-type="string">
            <text:p>https://gitlab.openmole.org/perret/elasticluster_slur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penstack lal</text:p>
          </table:table-cell>
          <table:table-cell office:value-type="string" calcext:value-type="string">
            <text:p>https://openstack.ijclab.in2p3.fr/tutoriel/tutorial/#REGISTER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PC UK</text:p>
          </table:table-cell>
          <table:table-cell office:value-type="string" calcext:value-type="string">
            <text:p><text:a xlink:href="https://www.hpc-uk.ac.uk/facilities/" xlink:type="simple">https://www.hpc-uk.ac.uk/facilities/</text:a></text:p>
          </table:table-cell>
          <table:table-cell office:value-type="string" calcext:value-type="string">
            <text:p><text:a xlink:href="https://www.gridpp.ac.uk/users/research/" xlink:type="simple">https://www.gridpp.ac.uk/users/research/</text:a></text:p>
          </table:table-cell>
          <table:table-cell office:value-type="string" calcext:value-type="string">
            <text:p><text:a xlink:href="https://portal.ca.grid-support.ac.uk/" xlink:type="simple">https://portal.ca.grid-support.ac.uk/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GE</text:p>
          </table:table-cell>
          <table:table-cell office:value-type="string" calcext:value-type="string">
            <text:p><text:a xlink:href="https://docs.oracle.com/cd/E19957-01/820-0699/chp4-21/index.html" xlink:type="simple">https://docs.oracle.com/cd/E19957-01/820-0699/chp4-21/index.html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qstat, qdel, qsub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lurm</text:p>
          </table:table-cell>
          <table:table-cell office:value-type="string" calcext:value-type="string">
            <text:p>slurmtop</text:p>
          </table:table-cell>
          <table:table-cell table:number-columns-repeated="2"/>
        </table:table-row>
      </table:table>
      <table:table table:name="InnovationDiffusion" table:style-name="ta1">
        <table:table-column table:style-name="co2" table:default-cell-style-name="Default"/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<text:a xlink:href="https://www.gssi.it/seminars/seminars-and-events-2021/item/15276-the-spatial-diffusion-of-simple-and-complex-technologies" xlink:type="simple">https://www.gssi.it/seminars/seminars-and-events-2021/item/15276-the-spatial-diffusion-of-simple-and-complex-technologies</text:a></text:p>
          </table:table-cell>
        </table:table-row>
      </table:table>
      <table:table table:name="Language" table:style-name="ta1">
        <table:table-column table:style-name="co44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englishforums.com/English/MeAndMySizeNines/mxlpp/post.htm" xlink:type="simple">https://www.englishforums.com/English/MeAndMySizeNines/mxlpp/post.htm</text:a></text:p>
          </table:table-cell>
          <table:table-cell/>
        </table:table-row>
        <table:table-row table:style-name="ro1">
          <table:table-cell office:value-type="string" calcext:value-type="string">
            <text:p>refrain from wading in with his size 9 shoes</text:p>
          </table:table-cell>
          <table:table-cell office:value-type="string" calcext:value-type="string">
            <text:p>(mail office 11/02)</text:p>
          </table:table-cell>
        </table:table-row>
      </table:table>
      <table:table table:name="Latex" table:style-name="ta1">
        <table:table-column table:style-name="co45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Better Poster</text:p>
          </table:table-cell>
        </table:table-row>
        <table:table-row table:style-name="ro1">
          <table:table-cell table:style-name="ce19" office:value-type="string" calcext:value-type="string">
            <text:p><text:a xlink:href="https://github.com/LanaSina/better_poster_latex" xlink:type="simple">https://github.com/LanaSina/better_poster_latex</text:a></text:p>
          </table:table-cell>
        </table:table-row>
      </table:table>
      <table:table table:name="MachineLearning" table:style-name="ta1" table:print="false">
        <table:table-column table:style-name="co46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usal AI (seminar Cazalis ISC :?)</text:p>
          </table:table-cell>
          <table:table-cell office:value-type="string" calcext:value-type="string">
            <text:p><text:a xlink:href="https://www.scalnyx.com/technologies/" xlink:type="simple">https://www.scalnyx.com/technologie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 Chollet contest : Abstraction and reasoning challenge</text:p>
          </table:table-cell>
          <table:table-cell office:value-type="string" calcext:value-type="string">
            <text:p><text:a xlink:href="https://www.kaggle.com/c/abstraction-and-reasoning-challenge/overview/description" xlink:type="simple">https://www.kaggle.com/c/abstraction-and-reasoning-challenge/overview/descript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GAM <text:a xlink:href="https://cran.r-project.org/web/packages/gam/gam.pdf" xlink:type="simple">https://cran.r-project.org/web/packages/gam/gam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L books : TODO download</text:p>
          </table:table-cell>
          <table:table-cell office:value-type="string" calcext:value-type="string">
            <text:p><text:a xlink:href="https://towardsdatascience.com/springer-has-released-65-machine-learning-and-data-books-for-free-961f8181f189" xlink:type="simple">https://towardsdatascience.com/springer-has-released-65-machine-learning-and-data-books-for-free-961f8181f18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ython GB emulator (for reinforcment learning)</text:p>
          </table:table-cell>
          <table:table-cell office:value-type="string" calcext:value-type="string">
            <text:p><text:a xlink:href="https://github.com/Baekalfen/PyBoy" xlink:type="simple">https://github.com/Baekalfen/PyBoy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github.com/whythawk/whyqd" xlink:type="simple">https://github.com/whythawk/whyqd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eightagnostic.github.io/" xlink:type="simple">https://weightagnostic.github.io/</text:a></text:p>
          </table:table-cell>
          <table:table-cell office:value-type="string" calcext:value-type="string">
            <text:p>(Turing paper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://bestofml.com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www.project-syndicate.org/commentary/data-optimization-danger-by-carlo-ratti-and-dirk-helbing-2016-08?barrier=accesspaylog" xlink:type="simple">https://www.project-syndicate.org/commentary/data-optimization-danger-by-carlo-ratti-and-dirk-helbing-2016-08?barrier=accesspaylog</text:a></text:p>
          </table:table-cell>
          <table:table-cell office:value-type="string" calcext:value-type="string">
            <text:p>(paywalle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nbviewer.jupyter.org/github/lmcinnes/hdbscan/blob/master/notebooks/Comparing%20Clustering%20Algorithms.ipynb" xlink:type="simple">https://nbviewer.jupyter.org/github/lmcinnes/hdbscan/blob/master/notebooks/Comparing%20Clustering%20Algorithms.ipynb</text:a></text:p>
          </table:table-cell>
          <table:table-cell/>
        </table:table-row>
      </table:table>
      <table:table table:name="Mathematics" table:style-name="ta1">
        <table:table-column table:style-name="co2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quantamagazine.org/new-math-book-rescues-landmark-topology-proof-20210909/" xlink:type="simple">https://www.quantamagazine.org/new-math-book-rescues-landmark-topology-proof-20210909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3554870/does-this-leaky-isomorphism-concept-have-a-name" xlink:type="simple">https://math.stackexchange.com/questions/3554870/does-this-leaky-isomorphism-concept-have-a-name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thenullhypodermic.blogspot.com/2019/12/high-dimensional-weirdness.html?m=1" xlink:type="simple">http://thenullhypodermic.blogspot.com/2019/12/high-dimensional-weirdness.html?m=1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quantamagazine.org/mathematician-terence-tao-and-the-collatz-conjecture-20191211/" xlink:type="simple">https://www.quantamagazine.org/mathematician-terence-tao-and-the-collatz-conjecture-20191211/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<text:a xlink:href="https://blog.stephenwolfram.com/2019/08/a-book-from-alan-turing-and-a-mysterious-piece-of-paper/" xlink:type="simple">https://blog.stephenwolfram.com/2019/08/a-book-from-alan-turing-and-a-mysterious-piece-of-paper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AlexKontorovich/status/1172715174786228224?s=03" xlink:type="simple">https://twitter.com/AlexKontorovich/status/1172715174786228224?s=03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1058261/pure-and-mixed-strategy-in-nash-equilibria-with-n-player" xlink:type="simple">https://math.stackexchange.com/questions/1058261/pure-and-mixed-strategy-in-nash-equilibria-with-n-player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johncarlosbaez/status/1184492139897507840" xlink:type="simple">https://twitter.com/johncarlosbaez/status/1184492139897507840</text:a></text:p>
          </table:table-cell>
          <table:table-cell table:number-columns-repeated="4"/>
          <table:table-cell office:value-type="string" calcext:value-type="string">
            <text:p>(number systems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ersistent homolog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Persistent_homology" xlink:type="simple">https://en.wikipedia.org/wiki/Persistent_homology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q=persistent+homology+point+cloud+discrepancy&amp;btnG=&amp;lr=&amp;oq=persistent+homology+point+cloud+discrp" xlink:type="simple">https://scholar.google.com/scholar?hl=fr&amp;q=persistent+homology+point+cloud+discrepancy&amp;btnG=&amp;lr=&amp;oq=persistent+homology+point+cloud+discrp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as_sdt=0%2C5&amp;q=%22persistent+homology%22+urban+form&amp;btnG" xlink:type="simple">https://scholar.google.com/scholar?hl=fr&amp;as_sdt=0%2C5&amp;q=%22persistent+homology%22+urban+form&amp;btnG</text:a>=</text:p>
          </table:table-cell>
          <table:table-cell table:number-columns-repeated="5"/>
        </table:table-row>
      </table:table>
      <table:table table:name="Mediation" table:style-name="ta1">
        <table:table-column table:style-name="co4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llectif conscience – lives systemes complexes</text:p>
          </table:table-cell>
          <table:table-cell office:value-type="string" calcext:value-type="string">
            <text:p><text:a xlink:href="https://www.twitch.tv/collectifconscience" xlink:type="simple">https://www.twitch.tv/collectifconscienc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 Fry show</text:p>
          </table:table-cell>
          <table:table-cell office:value-type="string" calcext:value-type="string">
            <text:p><text:a xlink:href="https://www.rutherfordandfry.co.uk/" xlink:type="simple">https://www.rutherfordandfry.co.uk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in2scienceuk.org/about/" xlink:type="simple">https://in2scienceuk.org/about/</text:a></text:p>
          </table:table-cell>
          <table:table-cell/>
        </table:table-row>
      </table:table>
      <table:table table:name="Misc" table:style-name="ta1" table:print="false">
        <table:table-column table:style-name="co48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davis.vilums.me/all-the-streets/" xlink:type="simple">http://davis.vilums.me/all-the-street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scii art</text:p>
          </table:table-cell>
          <table:table-cell office:value-type="string" calcext:value-type="string">
            <text:p><text:a xlink:href="http://patorjk.com/software/taag/#p=display&amp;f=Big&amp;t=OpenMOLE%2010" xlink:type="simple">http://patorjk.com/software/taag/#p=display&amp;f=Big&amp;t=OpenMOLE%2010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cholar.google.fr/scholar?q=As+far+as+the+laws+of+mathematics+refer+to+reality%2C+they+are+not+certain+and+as+far+as+they+are+certain%2C+they+do+not+refer+to+reality&amp;btnG=&amp;hl=fr&amp;as_sdt=0%2C5" xlink:type="simple">https://scholar.google.fr/scholar?q=As+far+as+the+laws+of+mathematics+refer+to+reality%2C+they+are+not+certain+and+as+far+as+they+are+certain%2C+they+do+not+refer+to+reality&amp;btnG=&amp;hl=fr&amp;as_sdt=0%2C5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cademia.stackexchange.com/questions/78379/conference-presenting-stick-to-initial-paper-submission-or-include-recent-impro" xlink:type="simple">https://academia.stackexchange.com/questions/78379/conference-presenting-stick-to-initial-paper-submission-or-include-recent-impr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kstathou.github.io/posts/2019/08/ic2s2-summary/" xlink:type="simple">https://kstathou.github.io/posts/2019/08/ic2s2-summary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github.com/gelstudios/gitfiti" xlink:type="simple">https://github.com/gelstudios/gitfiti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harzing.com/blog/2019/06/cv-of-failures" xlink:type="simple">https://harzing.com/blog/2019/06/cv-of-failure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encyclopedia.pub/" xlink:type="simple">https://encyclopedia.pub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ci writing <text:a xlink:href="https://twitter.com/WriteThatPhD/status/1128984846125154304/photo/1" xlink:type="simple">https://twitter.com/WriteThatPhD/status/1128984846125154304/photo/1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github.com/features/package-registry" xlink:type="simple">https://github.com/features/package-registry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phototheque.cnrs.fr/index.php?idPageWeb=95&amp;afficher=image&amp;filename=19920001_0068&amp;nouvelleRecherchePhoto=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castel.dev/post/lecture-notes-1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://huet.blog.lemonde.fr/2019/03/25/cnrs-comment-gacher-les-talents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fi</text:p>
          </table:table-cell>
          <table:table-cell/>
        </table:table-row>
        <table:table-row table:style-name="ro1">
          <table:table-cell office:value-type="string" calcext:value-type="string">
            <text:p>http://tuvalu.santafe.edu/events/workshops/index.php/Background_Readings_CSSS16</text:p>
          </table:table-cell>
          <table:table-cell/>
        </table:table-row>
        <table:table-row table:style-name="ro1">
          <table:table-cell office:value-type="string" calcext:value-type="string">
            <text:p>http://csc.ucdavis.edu/~chaos/chaos/pubs.htm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litoscope</text:p>
          </table:table-cell>
          <table:table-cell/>
        </table:table-row>
        <table:table-row table:style-name="ro1">
          <table:table-cell table:style-name="ce19" office:value-type="string" calcext:value-type="string">
            <text:p><text:a xlink:href="https://politoscope.org/2019/03/gdn-preliminaires/" xlink:type="simple">https://politoscope.org/2019/03/gdn-preliminaire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4" office:value-type="string" calcext:value-type="string">
            <text:p>Stack overflow developer survey</text:p>
          </table:table-cell>
          <table:table-cell/>
        </table:table-row>
        <table:table-row table:style-name="ro1">
          <table:table-cell table:style-name="ce19" office:value-type="string" calcext:value-type="string">
            <text:p><text:a xlink:href="https://insights.stackoverflow.com/survey/2019" xlink:type="simple">https://insights.stackoverflow.com/survey/2019</text:a></text:p>
          </table:table-cell>
          <table:table-cell office:value-type="string" calcext:value-type="string">
            <text:p>(no data?)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pintofscience.fr/about/" xlink:type="simple">https://pintofscience.fr/about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www.sciencedirect.com/journal/alcohol/vol/46/issue/2" xlink:type="simple">https://www.sciencedirect.com/journal/alcohol/vol/46/issue/2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imperial.ac.uk/media/imperial-college/administration-and-support-services/careers-service/public/resources/publications/Imperial-Guide-to-CVs.pdf" xlink:type="simple">https://www.imperial.ac.uk/media/imperial-college/administration-and-support-services/careers-service/public/resources/publications/Imperial-Guide-to-CVs.pdf</text:a></text:p>
          </table:table-cell>
          <table:table-cell office:value-type="string" calcext:value-type="string">
            <text:p>Academic CV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blog.xkcd.com/2010/05/03/color-survey-results/" xlink:type="simple">https://blog.xkcd.com/2010/05/03/color-survey-results/</text:a></text:p>
          </table:table-cell>
          <table:table-cell/>
        </table:table-row>
      </table:table>
      <table:table table:name="MobilityEpidemio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Resources/MobilityEpidemio/ERSA_coronametrics.pdf</text:p>
          </table:table-cell>
        </table:table-row>
      </table:table>
      <table:table table:name="Music" table:style-name="ta1">
        <table:table-column table:style-name="co49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Database classical music</text:p>
          </table:table-cell>
          <table:table-cell office:value-type="string" calcext:value-type="string">
            <text:p><text:a xlink:href="http://www.kunstderfuge.com/" xlink:type="simple">http://www.kunstderfuge.com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onic-pi</text:p>
          </table:table-cell>
          <table:table-cell office:value-type="string" calcext:value-type="string">
            <text:p><text:a xlink:href="https://github.com/github/sonic-pi-challenge" xlink:type="simple">https://github.com/github/sonic-pi-challenge</text:a></text:p>
          </table:table-cell>
        </table:table-row>
      </table:table>
      <table:table table:name="Networks" table:style-name="ta1">
        <table:table-column table:style-name="co2" table:number-columns-repeated="3" table:default-cell-style-name="Default"/>
        <table:table-column table:style-name="co50" table:default-cell-style-name="Default"/>
        <table:table-column table:style-name="co2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Road networks simplification (pedestrian view): cityseer</text:p>
          </table:table-cell>
          <table:table-cell office:value-type="string" calcext:value-type="string">
            <text:p><text:a xlink:href="https://github.com/cityseer/cityseer" xlink:type="simple">https://github.com/cityseer/cityseer</text:a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https://cityseer.github.io/cityseer/intro.html#quickstart" xlink:type="simple">https://cityseer.github.io/cityseer/intro.html#quickstart</text:a></text:p>
          </table:table-cell>
        </table:table-row>
      </table:table>
      <table:table table:name="NLP" table:style-name="ta1">
        <table:table-column table:style-name="co5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nnotation software</text:p>
          </table:table-cell>
          <table:table-cell office:value-type="string" calcext:value-type="string">
            <text:p><text:a xlink:href="https://inception-project.github.io/" xlink:type="simple">https://inception-project.github.io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read quanti « tokenisation » 07/07/2021 : spacyr, etc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oogle ngrams</text:p>
          </table:table-cell>
          <table:table-cell office:value-type="string" calcext:value-type="string">
            <text:p><text:a xlink:href="https://books.google.com/ngrams/" xlink:type="simple">https://books.google.com/ngram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tanfordnlp.github.io/stanza/" xlink:type="simple">https://stanfordnlp.github.io/stanza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table:style-name="ce23" office:value-type="string" calcext:value-type="string">
            <text:p><text:span text:style-name="T7"><text:a xlink:href="https://github.com/miotto/treetagger-python" xlink:type="simple">https://github.com/miotto/treetagger-python</text:a>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cis.uni-muenchen.de/~schmid/tools/TreeTagger/" xlink:type="simple">https://www.cis.uni-muenchen.de/~schmid/tools/TreeTagger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corpus.leeds.ac.uk/tools/zh/" xlink:type="simple">http://corpus.leeds.ac.uk/tools/zh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slowe.github.io/genderbias/" xlink:type="simple">http://slowe.github.io/genderbias/</text:a></text:p>
          </table:table-cell>
          <table:table-cell/>
        </table:table-row>
      </table:table>
      <table:table table:name="OpenMole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PSE</text:p>
          </table:table-cell>
          <table:table-cell office:value-type="string" calcext:value-type="string">
            <text:p><text:a xlink:href="https://github.com/openmole/ppse" xlink:type="simple">https://github.com/openmole/ppse</text:a></text:p>
          </table:table-cell>
        </table:table-row>
      </table:table>
      <table:table table:name="OpenScience" table:style-name="ta1">
        <table:table-column table:style-name="co52" table:default-cell-style-name="Default"/>
        <table:table-column table:style-name="co53" table:default-cell-style-name="Default"/>
        <table:table-column table:style-name="co2" table:number-columns-repeated="7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ci europe diamond OA (cyb signataire)</text:p>
          </table:table-cell>
          <table:table-cell office:value-type="string" calcext:value-type="string">
            <text:p><text:a xlink:href="https://www.scienceeurope.org/our-resources/action-plan-for-diamond-open-access/" xlink:type="simple">https://www.scienceeurope.org/our-resources/action-plan-for-diamond-open-access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ublisher surveillance – remove pdf metadata</text:p>
          </table:table-cell>
          <table:table-cell office:value-type="string" calcext:value-type="string">
            <text:p><text:a xlink:href="https://twitter.com/json_dirs/status/1486120144141123584?s=27" xlink:type="simple">https://twitter.com/json_dirs/status/1486120144141123584?s=27</text:a></text:p>
          </table:table-cell>
          <table:table-cell office:value-type="string" calcext:value-type="string">
            <text:p><text:a xlink:href="https://gist.github.com/sneakers-the-rat/172e8679b824a3871decd262ed3f59c6" xlink:type="simple">https://gist.github.com/sneakers-the-rat/172e8679b824a3871decd262ed3f59c6</text:a></text:p>
          </table:table-cell>
          <table:table-cell table:number-columns-repeated="5"/>
          <table:table-cell office:value-type="string" calcext:value-type="string">
            <text:p><text:a xlink:href="https://0xacab.org/jvoisin/mat2" xlink:type="simple">https://0xacab.org/jvoisin/mat2</text:a></text:p>
          </table:table-cell>
        </table:table-row>
        <table:table-row table:style-name="ro1">
          <table:table-cell office:value-type="string" calcext:value-type="string">
            <text:p>! Metadata in general : privacy ?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ole of RG in OpenSci ?</text:p>
          </table:table-cell>
          <table:table-cell office:value-type="string" calcext:value-type="string">
            <text:p><text:a xlink:href="https://www.researchgate.net/blog/post/a-note-on-recent-content-takedowns" xlink:type="simple">https://www.researchgate.net/blog/post/a-note-on-recent-content-takedowns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etter research integrity (signed 08/05)</text:p>
          </table:table-cell>
          <table:table-cell office:value-type="string" calcext:value-type="string">
            <text:p><text:a xlink:href="https://twitter.com/lonnibesancon/status/1390917411742748675" xlink:type="simple">https://twitter.com/lonnibesancon/status/1390917411742748675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heplosblog.plos.org/2021/01/future-landscape-of-scientific-publishing" xlink:type="simple">https://theplosblog.plos.org/2021/01/future-landscape-of-scientific-publishing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DPI open abstracts</text:p>
          </table:table-cell>
          <table:table-cell office:value-type="string" calcext:value-type="string">
            <text:p><text:a xlink:href="https://twitter.com/rmounce/status/1366733914644111362" xlink:type="simple">https://twitter.com/rmounce/status/1366733914644111362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anbrockington.com/2020/07/23/mdpi-journals-2015-to-2019/" xlink:type="simple">https://danbrockington.com/2020/07/23/mdpi-journals-2015-to-2019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esopyoungacademics.wordpress.com/2021/01/27/why-we-should-stop-publishing-in-open-access-journals-with-article-processing-charges/" xlink:type="simple">https://aesopyoungacademics.wordpress.com/2021/01/27/why-we-should-stop-publishing-in-open-access-journals-with-article-processing-charges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casuhal.org/2021/02/04/qui-veut-la-peau-des-archives-ouvertes/" xlink:type="simple">https://www.casuhal.org/2021/02/04/qui-veut-la-peau-des-archives-ouvertes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ransformativelearning.nl/2018/12/04/publish-and-perish-how-the-commodification-of-scientific-publishing-is-undermining-both-science-and-the-public-good/" xlink:type="simple">https://transformativelearning.nl/2018/12/04/publish-and-perish-how-the-commodification-of-scientific-publishing-is-undermining-both-science-and-the-public-good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forbetterscience.com/2020/01/24/the-full-service-paper-mill-and-its-chinese-customers/amp/?__twitter_impression=true" xlink:type="simple">https://forbetterscience.com/2020/01/24/the-full-service-paper-mill-and-its-chinese-customers/amp/?__twitter_impression=true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ci com / mediation (French)</text:p>
          </table:table-cell>
          <table:table-cell office:value-type="string" calcext:value-type="string">
            <text:p><text:a xlink:href="https://papiermachesciences.org/contribuer/" xlink:type="simple">https://papiermachesciences.org/contribuer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hort science (communication)</text:p>
          </table:table-cell>
          <table:table-cell office:value-type="string" calcext:value-type="string">
            <text:p><text:a xlink:href="https://www.shortscience.org/about" xlink:type="simple">https://www.shortscience.org/about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ozilla science foundation</text:p>
          </table:table-cell>
          <table:table-cell office:value-type="string" calcext:value-type="string">
            <text:p><text:a xlink:href="https://github.com/mozillascience/plan/issues" xlink:type="simple">https://github.com/mozillascience/plan/issues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ion mozilla foundation</text:p>
          </table:table-cell>
          <table:table-cell office:value-type="string" calcext:value-type="string">
            <text:p><text:a xlink:href="https://medium.com/@kstathou/orion-an-open-source-tool-for-the-science-of-science-4259935f91d4" xlink:type="simple">https://medium.com/@kstathou/orion-an-open-source-tool-for-the-science-of-science-4259935f91d4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eview commons</text:p>
          </table:table-cell>
          <table:table-cell office:value-type="string" calcext:value-type="string">
            <text:p><text:a xlink:href="https://www.reviewcommons.org/authors/" xlink:type="simple">https://www.reviewcommons.org/authors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DO : dataverse Api appli to add source/upload dataset etc locally</text:p>
          </table:table-cell>
          <table:table-cell table:number-columns-repeated="3"/>
          <table:table-cell office:value-type="string" calcext:value-type="string">
            <text:p><text:a xlink:href="http://guides.dataverse.org/en/latest/api/native-api.html" xlink:type="simple">http://guides.dataverse.org/en/latest/api/native-api.html</text:a>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pp.scholarcy.com/preprint-check.html" xlink:type="simple">https://app.scholarcy.com/preprint-check.html</text:a></text:p>
          </table:table-cell>
          <table:table-cell/>
          <table:table-cell office:value-type="string" calcext:value-type="string">
            <text:p>AI tool screening full texts of preprint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jeffpooley.com/2019/12/publishers-announce-a-major-new-service-to-plug-leakage/" xlink:type="simple">https://www.jeffpooley.com/2019/12/publishers-announce-a-major-new-service-to-plug-leakage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pen Sci and Research Fwk</text:p>
          </table:table-cell>
          <table:table-cell office:value-type="string" calcext:value-type="string">
            <text:p>Resources/2019-11-26JohnChodera_group_meeting-Labsgiving-SoftwareDevelopment.pdf</text:p>
          </table:table-cell>
          <table:table-cell table:number-columns-repeated="6"/>
          <table:table-cell office:value-type="string" calcext:value-type="string">
            <text:p>(rq : lab name..)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9" office:value-type="string" calcext:value-type="string">
            <text:p><text:a xlink:href="https://thesiscommons.org/" xlink:type="simple">https://thesiscommons.org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9" office:value-type="string" calcext:value-type="string">
            <text:p><text:a xlink:href="https://i4oc.org/" xlink:type="simple">https://i4oc.org/</text:a></text:p>
          </table:table-cell>
          <table:table-cell table:number-columns-repeated="8"/>
        </table:table-row>
        <table:table-row table:style-name="ro1">
          <table:table-cell table:style-name="ce24"/>
          <table:table-cell table:number-columns-repeated="8"/>
        </table:table-row>
        <table:table-row table:style-name="ro1">
          <table:table-cell office:value-type="string" calcext:value-type="string">
            <text:p><text:a xlink:href="http://www.michaeleisen.org/blog/?p=1981" xlink:type="simple">http://www.michaeleisen.org/blog/?p=1981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osf.io/tvyxz/" xlink:type="simple">https://osf.io/tvyxz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igitalscholarshipleiden.nl/articles/how-flipping-a-journal-became-about-more-than-just-open-access" xlink:type="simple">https://digitalscholarshipleiden.nl/articles/how-flipping-a-journal-became-about-more-than-just-open-access</text:a></text:p>
          </table:table-cell>
          <table:table-cell table:number-columns-repeated="8"/>
        </table:table-row>
      </table:table>
      <table:table table:name="OpenStreetMap" table:style-name="ta1">
        <table:table-column table:style-name="co54" table:default-cell-style-name="Default"/>
        <table:table-column table:style-name="co55" table:default-cell-style-name="Default"/>
        <table:table-column table:style-name="co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<text:a xlink:href="https://www.hotosm.org/audacious" xlink:type="simple">https://www.hotosm.org/audacious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(contribution galaxy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hotosm/underpass" xlink:type="simple">https://github.com/hotosm/underpass</text:a></text:p>
          </table:table-cell>
          <table:table-cell office:value-type="string" calcext:value-type="string">
            <text:p><text:a xlink:href="https://github.com/hotosm/insights" xlink:type="simple">https://github.com/hotosm/insights</text:a></text:p>
          </table:table-cell>
          <table:table-cell office:value-type="string" calcext:value-type="string">
            <text:p><text:a xlink:href="https://github.com/hotosm/galaxy-api" xlink:type="simple">https://github.com/hotosm/galaxy-api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alaxy.hotosm.org/#/" xlink:type="simple">https://galaxy.hotosm.org/#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geofabrik.de/" xlink:type="simple">https://www.geofabrik.de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xport.hotosm.org/en/v3/" xlink:type="simple">https://export.hotosm.org/en/v3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asks.hotosm.org/" xlink:type="simple">https://tasks.hotosm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neis-one.org/" xlink:type="simple">https://neis-one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missingmaps.org/" xlink:type="simple">https://www.missingmaps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overpass-turbo.eu/" xlink:type="simple">https://overpass-turbo.eu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osm-analytics.org/#/" xlink:type="simple">http://osm-analytics.org/#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pypi.org/project/osmcha/" xlink:type="simple">https://pypi.org/project/osmcha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osmand.net/" xlink:type="simple">https://osmand.net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fieldpapers.org/" xlink:type="simple">http://fieldpapers.org/</text:a></text:p>
          </table:table-cell>
          <table:table-cell table:number-columns-repeated="2"/>
        </table:table-row>
      </table:table>
      <table:table table:name="Patents" table:style-name="ta1">
        <table:table-column table:style-name="co56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Patent city</text:p>
          </table:table-cell>
        </table:table-row>
        <table:table-row table:style-name="ro1">
          <table:table-cell office:value-type="string" calcext:value-type="string">
            <text:p>repo <text:a xlink:href="https://github.com/cverluise/patentcity" xlink:type="simple">https://github.com/cverluise/patentcity</text:a></text:p>
          </table:table-cell>
        </table:table-row>
        <table:table-row table:style-name="ro1">
          <table:table-cell office:value-type="string" calcext:value-type="string">
            <text:p>data Anto <text:a xlink:href="https://sites.google.com/site/abergeaudeco/data" xlink:type="simple">https://sites.google.com/site/abergeaudeco/data</text:a></text:p>
          </table:table-cell>
        </table:table-row>
        <table:table-row table:style-name="ro1">
          <table:table-cell office:value-type="string" calcext:value-type="string">
            <text:p><text:a xlink:href="https://cverluise.github.io/projects/patentcity/" xlink:type="simple">https://cverluise.github.io/projects/patentcity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ent city new version <text:a xlink:href="https://mailchi.mp/6a4d9b32bcce/patentcity-update-german-data-live-13343579" xlink:type="simple">https://mailchi.mp/6a4d9b32bcce/patentcity-update-german-data-live-13343579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cit <text:a xlink:href="https://tinyletter.com/patcit/letters/patcit-gift?s=03" xlink:type="simple">https://tinyletter.com/patcit/letters/patcit-gift?s=03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entone <text:a xlink:href="https://www.lexisnexisip.com/products/totalpatent-one/" xlink:type="simple">https://www.lexisnexisip.com/products/totalpatent-on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PO – biblio (paying)</text:p>
          </table:table-cell>
        </table:table-row>
        <table:table-row table:style-name="ro1">
          <table:table-cell table:style-name="ce19" office:value-type="string" calcext:value-type="string">
            <text:p><text:a xlink:href="https://www.epo.org/shop/en/Data-and-services/Bulk-data-sets/EPO-worldwide-bibliographic-database-%28DOCDB%29/p/DBDWL2020" xlink:type="simple">https://www.epo.org/shop/en/Data-and-services/Bulk-data-sets/EPO-worldwide-bibliographic-database-%28DOCDB%29/p/DBDWL2020</text:a></text:p>
          </table:table-cell>
        </table:table-row>
      </table:table>
      <table:table table:name="PedestrianModeling" table:style-name="ta1">
        <table:table-column table:style-name="co5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egion software</text:p>
          </table:table-cell>
          <table:table-cell office:value-type="string" calcext:value-type="string">
            <text:p><text:a xlink:href="https://www.bentley.com/en/products/product-line/building-design-software/legion-simulator" xlink:type="simple">https://www.bentley.com/en/products/product-line/building-design-software/legion-simulator</text:a></text:p>
          </table:table-cell>
        </table:table-row>
      </table:table>
      <table:table table:name="People" table:style-name="ta1">
        <table:table-column table:style-name="co58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coGeo</text:p>
          </table:table-cell>
          <table:table-cell/>
        </table:table-row>
        <table:table-row table:style-name="ro1">
          <table:table-cell table:style-name="ce19" office:value-type="string" calcext:value-type="string">
            <text:p><text:a xlink:href="https://scholar.google.fr/citations?user=lXhcWAUAAAAJ&amp;hl=fr&amp;oi=ao" xlink:type="simple">https://scholar.google.fr/citations?user=lXhcWAUAAAAJ&amp;hl=fr&amp;oi=a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eo</text:p>
          </table:table-cell>
          <table:table-cell/>
        </table:table-row>
        <table:table-row table:style-name="ro1">
          <table:table-cell office:value-type="string" calcext:value-type="string">
            <text:p><text:a xlink:href="https://scholar.google.com/citations?user=HQASxqUAAAAJ" xlink:type="simple">https://scholar.google.com/citations?user=HQASxqUAAAAJ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researchgate.net/profile/Richard_Sliuzas" xlink:type="simple">https://www.researchgate.net/profile/Richard_Sliuza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aul Sutton (reviewer : more authority !)</text:p>
          </table:table-cell>
          <table:table-cell office:value-type="string" calcext:value-type="string">
            <text:p><text:a xlink:href="https://scholar.google.com/citations?user=cplEVLkAAAAJ&amp;hl=fr&amp;oi=ao" xlink:type="simple">https://scholar.google.com/citations?user=cplEVLkAAAAJ&amp;hl=fr&amp;oi=ao</text:a></text:p>
          </table:table-cell>
        </table:table-row>
        <table:table-row table:style-name="ro1">
          <table:table-cell office:value-type="string" calcext:value-type="string">
            <text:p>-&gt; ecosystem services / urban sprawl <text:span text:style-name="T3">(</text:span>investigate?<text:span text:style-name="T3">)</text:span></text:p>
          </table:table-cell>
          <table:table-cell/>
        </table:table-row>
        <table:table-row table:style-name="ro1">
          <table:table-cell office:value-type="string" calcext:value-type="string">
            <text:p>-&gt; journals?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xt mining (MLIS) : NNMF </text:p>
          </table:table-cell>
          <table:table-cell office:value-type="string" calcext:value-type="string">
            <text:p><text:a xlink:href="https://scholar.google.com/citations?user=rQz8EZoAAAAJ&amp;hl=fr&amp;oi=ao" xlink:type="simple">https://scholar.google.com/citations?user=rQz8EZoAAAAJ&amp;hl=fr&amp;oi=ao</text:a></text:p>
          </table:table-cell>
        </table:table-row>
      </table:table>
      <table:table table:name="Philosophy" table:style-name="ta1">
        <table:table-column table:style-name="co2" table:default-cell-style-name="Default"/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<text:a xlink:href="https://fr.wikipedia.org/wiki/Alpha_et_oméga" xlink:type="simple">https://fr.wikipedia.org/wiki/Alpha_et_om%C3%A9ga</text:a></text:p>
          </table:table-cell>
        </table:table-row>
        <table:table-row table:style-name="ro1">
          <table:table-cell office:value-type="string" calcext:value-type="string">
            <text:p>(// Douzal JSR22 :?)</text:p>
          </table:table-cell>
        </table:table-row>
      </table:table>
      <table:table table:name="Physics" table:style-name="ta1">
        <table:table-column table:style-name="co59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xwell deamon</text:p>
          </table:table-cell>
          <table:table-cell office:value-type="string" calcext:value-type="string">
            <text:p><text:a xlink:href="https://www.quantamagazine.org/how-maxwells-demon-continues-to-startle-scientists-20210422/" xlink:type="simple">https://www.quantamagazine.org/how-maxwells-demon-continues-to-startle-scientists-20210422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normalization group</text:p>
          </table:table-cell>
          <table:table-cell office:value-type="string" calcext:value-type="string">
            <text:p><text:a xlink:href="https://www.quantamagazine.org/how-renormalization-saved-particle-physics-20200917/" xlink:type="simple">https://www.quantamagazine.org/how-renormalization-saved-particle-physics-20200917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zmodo.com/the-trouble-with-stephen-wolfram-s-new-fundamental-theo-1842985419" xlink:type="simple">https://gizmodo.com/the-trouble-with-stephen-wolfram-s-new-fundamental-theo-1842985419</text:a></text:p>
          </table:table-cell>
        </table:table-row>
        <table:table-row table:style-name="ro1">
          <table:table-cell office:value-type="string" calcext:value-type="string">
            <text:p>Wolfram physics</text:p>
          </table:table-cell>
          <table:table-cell office:value-type="string" calcext:value-type="string">
            <text:p><text:a xlink:href="https://www.wolframphysics.org/help/" xlink:type="simple">https://www.wolframphysics.org/help/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ritings.stephenwolfram.com/2020/04/how-we-got-here-the-backstory-of-the-wolfram-physics-project/" xlink:type="simple">https://writings.stephenwolfram.com/2020/04/how-we-got-here-the-backstory-of-the-wolfram-physics-project/</text:a></text:p>
          </table:table-cell>
        </table:table-row>
      </table:table>
      <table:table table:name="QuantitativeEpistemology" table:style-name="ta1">
        <table:table-column table:style-name="co42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2">
          <table:table-cell table:style-name="ce27" office:value-type="string" calcext:value-type="string">
            <text:p>js libs and practices : example of counter-productive innovation ? Caracs of ecosystem leading to this ?</text:p>
          </table:table-cell>
          <table:table-cell office:value-type="string" calcext:value-type="string">
            <text:p><text:a xlink:href="https://hackernoon.com/how-it-feels-to-learn-javascript-in-2016-d3a717dd577f" xlink:type="simple">https://hackernoon.com/how-it-feels-to-learn-javascript-in-2016-d3a717dd577f</text:a></text:p>
          </table:table-cell>
        </table:table-row>
      </table:table>
      <table:table table:name="QuantumPhysic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ravityandlevity.wordpress.com/2013/10/26/the-bohr-model/" xlink:type="simple">https://gravityandlevity.wordpress.com/2013/10/26/the-bohr-model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cottaaronson.com/blog/?p=431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lkalai.wordpress.com/2019/09/23/quantum-computers-amazing-progress-google-ibm-and-extraordinary-but-probably-false-supremacy-claims-google/amp/?__twitter_impression=true" xlink:type="simple">https://gilkalai.wordpress.com/2019/09/23/quantum-computers-amazing-progress-google-ibm-and-extraordinary-but-probably-false-supremacy-claims-google/amp/?__twitter_impression=tru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ibm.com/quantum-computing/technology/experience/" xlink:type="simple">https://www.ibm.com/quantum-computing/technology/experienc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physicstoday.scitation.org/doi/10.1063/PT.3.4366" xlink:type="simple">https://physicstoday.scitation.org/doi/10.1063/PT.3.4366</text:a></text:p>
          </table:table-cell>
        </table:table-row>
      </table:table>
      <table:table table:name="Reproducibility" table:style-name="ta1">
        <table:table-column table:style-name="co60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Notebooks for reproducibility ?</text:p>
          </table:table-cell>
          <table:table-cell office:value-type="string" calcext:value-type="string">
            <text:p><text:a xlink:href="https://github.com/region-ersa/si_notebooks?s=03" xlink:type="simple">https://github.com/region-ersa/si_notebooks?s=03</text:a></text:p>
          </table:table-cell>
        </table:table-row>
      </table:table>
      <table:table table:name="Scala" table:style-name="ta1"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bt migration</text:p>
          </table:table-cell>
          <table:table-cell office:value-type="string" calcext:value-type="string">
            <text:p>https://www.scala-sbt.org/1.x/docs/Migrating-from-sbt-013x.html#slash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ossScalaVersions</text:p>
          </table:table-cell>
          <table:table-cell office:value-type="string" calcext:value-type="string">
            <text:p>https://stackoverflow.com/questions/35270578/sbt-cross-publish-from-build-sbt</text:p>
          </table:table-cell>
          <table:table-cell office:value-type="string" calcext:value-type="string">
            <text:p><text:a xlink:href="https://docs.scala-lang.org/scala3/guides/migration/tutorial-macro-cross-building.html" xlink:type="simple">https://docs.scala-lang.org/scala3/guides/migration/tutorial-macro-cross-building.html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move maven resolver sbt</text:p>
          </table:table-cell>
          <table:table-cell office:value-type="string" calcext:value-type="string">
            <text:p>https://stackoverflow.com/questions/31248726/how-to-prevent-sbt-from-trying-to-download-from-official-repositorie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lear sbt cache</text:p>
          </table:table-cell>
          <table:table-cell office:value-type="string" calcext:value-type="string">
            <text:p>https://stackoverflow.com/questions/61499041/how-to-clear-sbt-cach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upress warnings</text:p>
          </table:table-cell>
          <table:table-cell office:value-type="string" calcext:value-type="string">
            <text:p>https://www.scala-lang.org/2021/01/12/configuring-and-suppressing-warnings.html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bt credentials sonatype</text:p>
          </table:table-cell>
          <table:table-cell office:value-type="string" calcext:value-type="string">
            <text:p>https://www.scala-sbt.org/1.x/docs/Using-Sonatype.html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ala books</text:p>
          </table:table-cell>
          <table:table-cell office:value-type="string" calcext:value-type="string">
            <text:p><text:a xlink:href="https://www.reddit.com/r/scala/comments/qtdex1/the_red_book_functional_programming_in_scala/hkl9f1w/" xlink:type="simple">https://www.reddit.com/r/scala/comments/qtdex1/the_red_book_functional_programming_in_scala/hkl9f1w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scii art scala lib</text:p>
          </table:table-cell>
          <table:table-cell office:value-type="string" calcext:value-type="string">
            <text:p><text:a xlink:href="https://github.com/wi101/embroidery" xlink:type="simple">https://github.com/wi101/embroidery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ala 3 (rq : metaprog : // OML – embedding?)</text:p>
          </table:table-cell>
          <table:table-cell office:value-type="string" calcext:value-type="string">
            <text:p><text:a xlink:href="https://docs.scala-lang.org/scala3/new-in-scala3.html" xlink:type="simple">https://docs.scala-lang.org/scala3/new-in-scala3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aque types</text:p>
          </table:table-cell>
          <table:table-cell office:value-type="string" calcext:value-type="string">
            <text:p><text:a xlink:href="https://contributors.scala-lang.org/t/synthesize-constructor-for-opaque-types/4616/68" xlink:type="simple">https://contributors.scala-lang.org/t/synthesize-constructor-for-opaque-types/4616/68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or scala dockers cache</text:p>
          </table:table-cell>
          <table:table-cell office:value-type="string" calcext:value-type="string">
            <text:p><text:a xlink:href="https://medium.com/@dreweaster/quick-tip-pre-fetched-ivy2-maven-dependencies-in-docker-images-7004caebc44c" xlink:type="simple">https://medium.com/@dreweaster/quick-tip-pre-fetched-ivy2-maven-dependencies-in-docker-images-7004caebc44c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patibility 2.13.4 – 3</text:p>
          </table:table-cell>
          <table:table-cell office:value-type="string" calcext:value-type="string">
            <text:p><text:a xlink:href="https://scala-lang.org/blog/2020/11/19/scala-3-forward-compat.html" xlink:type="simple">https://scala-lang.org/blog/2020/11/19/scala-3-forward-compat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contributors.scala-lang.org/t/proposal-creator-applications-going-new-less/4297/26" xlink:type="simple">https://contributors.scala-lang.org/t/proposal-creator-applications-going-new-less/4297/26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scala-lang.org/blog/2020/05/05/scala-3-import-suggestions.html" xlink:type="simple">https://www.scala-lang.org/blog/2020/05/05/scala-3-import-suggestions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ala doodle : lib for drawing</text:p>
          </table:table-cell>
          <table:table-cell office:value-type="string" calcext:value-type="string">
            <text:p><text:a xlink:href="https://www.creativescala.org/doodle/image/shape.html" xlink:type="simple">https://www.creativescala.org/doodle/image/shape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www.lihaoyi.com/post/TheDeathofHypeWhatsNextforScala.html" xlink:type="simple">http://www.lihaoyi.com/post/TheDeathofHypeWhatsNextforScala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alaNLP</text:p>
          </table:table-cell>
          <table:table-cell office:value-type="string" calcext:value-type="string">
            <text:p><text:a xlink:href="http://www.scalanlp.org/documentation/" xlink:type="simple">http://www.scalanlp.org/documentation/</text:a></text:p>
          </table:table-cell>
          <table:table-cell/>
        </table:table-row>
        <table:table-row table:style-name="ro1">
          <table:table-cell office:value-type="string" calcext:value-type="string">
            <text:p>Breeze data</text:p>
          </table:table-cell>
          <table:table-cell office:value-type="string" calcext:value-type="string">
            <text:p><text:a xlink:href="https://github.com/scalanlp/breeze/wiki/Data-Structures" xlink:type="simple">https://github.com/scalanlp/breeze/wiki/Data-Structur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llections perf</text:p>
          </table:table-cell>
          <table:table-cell office:value-type="string" calcext:value-type="string">
            <text:p><text:a xlink:href="https://docs.scala-lang.org/overviews/collections-2.13/performance-characteristics.html" xlink:type="simple">https://docs.scala-lang.org/overviews/collections-2.13/performance-characteristics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et-coursier.io/docs/overview" xlink:type="simple">https://get-coursier.io/docs/overview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herringtondarkholme.github.io/2015/01/24/scala-sam/" xlink:type="simple">https://herringtondarkholme.github.io/2015/01/24/scala-sam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scalameta.org/mdoc/" xlink:type="simple">https://scalameta.org/mdoc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ala stm <text:a xlink:href="https://nbronson.github.io/scala-stm/philosophers.html" xlink:type="simple">https://nbronson.github.io/scala-stm/philosophers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scala-lang.org/2019/12/18/road-to-scala-3.html" xlink:type="simple">https://www.scala-lang.org/2019/12/18/road-to-scala-3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scala-lang.org/blog/2018/06/13/scala-213-collections.html" xlink:type="simple">https://www.scala-lang.org/blog/2018/06/13/scala-213-collections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mplicit function types (see also paper)</text:p>
          </table:table-cell>
          <table:table-cell office:value-type="string" calcext:value-type="string">
            <text:p><text:a xlink:href="https://www.scala-lang.org/blog/2016/12/07/implicit-function-types.html" xlink:type="simple">https://www.scala-lang.org/blog/2016/12/07/implicit-function-types.html</text:a></text:p>
          </table:table-cell>
          <table:table-cell/>
        </table:table-row>
        <table:table-row table:style-name="ro1">
          <table:table-cell office:value-type="string" calcext:value-type="string">
            <text:p>Dotty</text:p>
          </table:table-cell>
          <table:table-cell office:value-type="string" calcext:value-type="string">
            <text:p><text:a xlink:href="https://dotty.epfl.ch/docs/reference/overview.html" xlink:type="simple">https://dotty.epfl.ch/docs/reference/overview.html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pan text:style-name="T8">(lamp github </text:span><text:span text:style-name="T8"><text:a xlink:href="https://github.com/lampepfl" xlink:type="simple">https://github.com/lampepfl</text:a></text:span><text:span text:style-name="T8">)</text:span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julien-truffaut.github.io/Monocle/examples/university_example.html" xlink:type="simple">https://julien-truffaut.github.io/Monocle/examples/university_example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docs.scala-lang.org/overviews/reflection/overview.html" xlink:type="simple">https://docs.scala-lang.org/overviews/reflection/overview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medium.com/wix-engineering/my-favorite-new-features-of-scala-2-13-standard-library-909a89b0da4" xlink:type="simple">https://medium.com/wix-engineering/my-favorite-new-features-of-scala-2-13-standard-library-909a89b0da4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docs.scala-lang.org/overviews/macros/overview.html" xlink:type="simple">https://docs.scala-lang.org/overviews/macros/overview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docs.scala-lang.org/overviews/collections-2.13/conversions-between-java-and-scala-collections.html" xlink:type="simple">https://docs.scala-lang.org/overviews/collections-2.13/conversions-between-java-and-scala-collections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medium.com/@sinisalouc/overcoming-type-erasure-in-scala-8f2422070d20" xlink:type="simple">https://medium.com/@sinisalouc/overcoming-type-erasure-in-scala-8f2422070d20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scalameta.org/" xlink:type="simple">https://scalameta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milessabin/shapeless" xlink:type="simple">https://github.com/milessabin/shapeless</text:a></text:p>
          </table:table-cell>
          <table:table-cell office:value-type="string" calcext:value-type="string">
            <text:p>shapeles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ypelevel.org/cats/resources_for_learners.html" xlink:type="simple">https://typelevel.org/cats/resources_for_learners.html</text:a></text:p>
          </table:table-cell>
          <table:table-cell office:value-type="string" calcext:value-type="string">
            <text:p>cat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scalaz/scalaz-stream" xlink:type="simple">https://github.com/scalaz/scalaz-stream</text:a></text:p>
          </table:table-cell>
          <table:table-cell office:value-type="string" calcext:value-type="string">
            <text:p>stream large file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alafiddle (test small code)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scalafiddle.io/" xlink:type="simple">https://scalafiddle.io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s://www.scala-lang.org/blog/2019/05/02/community.html" xlink:type="simple">https://www.scala-lang.org/blog/2019/05/02/community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bt + sonatype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www.scala-sbt.org/1.0/docs/Using-Sonatype.html" xlink:type="simple">https://www.scala-sbt.org/1.0/docs/Using-Sonatype.html</text:a>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Typeclasses / context bounds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overage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github.com/codecov/example-scala" xlink:type="simple">https://github.com/codecov/example-scala</text:a>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github.com/scoverage/sbt-scoverage-samples" xlink:type="simple">https://github.com/scoverage/sbt-scoverage-samples</text:a></text:p>
          </table:table-cell>
          <table:table-cell table:number-columns-repeated="2"/>
        </table:table-row>
      </table:table>
      <table:table table:name="ScienceCommunication" table:style-name="ta1">
        <table:table-column table:style-name="co64" table:default-cell-style-name="ce27"/>
        <table:table-column table:style-name="co65" table:default-cell-style-name="Default"/>
        <table:table-column table:style-name="co66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NRS – APC</text:p>
          </table:table-cell>
          <table:table-cell office:value-type="string" calcext:value-type="string">
            <text:p><text:a xlink:href="https://www.cnrs.fr/fr/cnrsinfo/le-cnrs-encourage-ses-scientifiques-ne-plus-payer-pour-etre-publies" xlink:type="simple">https://www.cnrs.fr/fr/cnrsinfo/le-cnrs-encourage-ses-scientifiques-ne-plus-payer-pour-etre-publi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ournal base</text:p>
          </table:table-cell>
          <table:table-cell office:value-type="string" calcext:value-type="string">
            <text:p><text:a xlink:href="https://journalbase.cnrs.fr/" xlink:type="simple">https://journalbase.cnrs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oyalties for chapters in UK book reused ?</text:p>
          </table:table-cell>
          <table:table-cell office:value-type="string" calcext:value-type="string">
            <text:p>https://www.alcs.co.uk/about-alcs</text:p>
          </table:table-cell>
          <table:table-cell office:value-type="string" calcext:value-type="string">
            <text:p>(nothing 30/03/2022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ournal with preprints/null findings / ?</text:p>
          </table:table-cell>
          <table:table-cell office:value-type="string" calcext:value-type="string">
            <text:p><text:a xlink:href="https://inandsight.science/" xlink:type="simple">https://inandsight.scienc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0 ans isidore : moteur recherche humanum</text:p>
          </table:table-cell>
          <table:table-cell office:value-type="string" calcext:value-type="string">
            <text:p><text:a xlink:href="https://humanum.hypotheses.org/6762" xlink:type="simple">https://humanum.hypotheses.org/6762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xtension scihub injector</text:p>
          </table:table-cell>
          <table:table-cell office:value-type="string" calcext:value-type="string">
            <text:p>GitHub - rickwierenga/sci-hub-injector: Adds SciHub links to popular publisher websit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hub.com/rickwierenga/sci-hub-injector" xlink:type="simple">https://github.com/rickwierenga/sci-hub-injector</text:a> (404 :?)</text:p>
          </table:table-cell>
          <table:table-cell office:value-type="string" calcext:value-type="string">
            <text:p><text:a xlink:href="https://addons.mozilla.org/en-US/firefox/addon/sci-hub-injector/" xlink:type="simple">https://addons.mozilla.org/en-US/firefox/addon/sci-hub-injector/</text:a> (removed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akedowns ResearchGate</text:p>
          </table:table-cell>
          <table:table-cell office:value-type="string" calcext:value-type="string">
            <text:p><text:a xlink:href="https://www.researchgate.net/blog/post/a-note-on-recent-content-takedowns" xlink:type="simple">https://www.researchgate.net/blog/post/a-note-on-recent-content-takedown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MDPI predatory ? More complicated – but should stay away ~ ; (rq : great scim analysis – data)</text:p>
          </table:table-cell>
          <table:table-cell office:value-type="string" calcext:value-type="string">
            <text:p><text:a xlink:href="https://paolocrosetto.wordpress.com/2021/04/12/is-mdpi-a-predatory-publisher/" xlink:type="simple">https://paolocrosetto.wordpress.com/2021/04/12/is-mdpi-a-predatory-publishe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vue methodo soc sci</text:p>
          </table:table-cell>
          <table:table-cell office:value-type="string" calcext:value-type="string">
            <text:p><text:a xlink:href="https://revue-cambouis.org/index.php/cambouis/pres" xlink:type="simple">https://revue-cambouis.org/index.php/cambouis/pr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<text:a xlink:href="https://twitter.com/MonniauxD/status/1409891815470342153" xlink:type="simple">https://twitter.com/MonniauxD/status/1409891815470342153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ublishing/reviews – points for self-improvement</text:p>
          </table:table-cell>
          <table:table-cell office:value-type="string" calcext:value-type="string">
            <text:p><text:a xlink:href="http://shankarraman.in/2021/03/31/why-i-will-not-review-or-write-for-elsevier-wiley-and-other-commercial-scientific-journals/" xlink:type="simple">http://shankarraman.in/2021/03/31/why-i-will-not-review-or-write-for-elsevier-wiley-and-other-commercial-scientific-journals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://shankarraman.in/about-me/" xlink:type="simple">http://shankarraman.in/about-me/</text:a></text:p>
          </table:table-cell>
          <table:table-cell office:value-type="string" calcext:value-type="string">
            <text:p>(rq : blog with thoughts – thorough : do same?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los new journals</text:p>
          </table:table-cell>
          <table:table-cell office:value-type="string" calcext:value-type="string">
            <text:p><text:a xlink:href="https://theplosblog.plos.org/2021/04/launching-new-journals-2021/" xlink:type="simple">https://theplosblog.plos.org/2021/04/launching-new-journals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DPI history (com/reput ? Fb ad!)</text:p>
          </table:table-cell>
          <table:table-cell office:value-type="string" calcext:value-type="string">
            <text:p><text:a xlink:href="https://www.mdpi.com/anniversary25/history" xlink:type="simple">https://www.mdpi.com/anniversary25/history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DPI : researcher survey</text:p>
          </table:table-cell>
          <table:table-cell office:value-type="string" calcext:value-type="string">
            <text:p><text:a xlink:href="https://danbrockington.com/2021/04/18/mdpi-experience-survey-results/" xlink:type="simple">https://danbrockington.com/2021/04/18/mdpi-experience-survey-result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ocial media</text:p>
          </table:table-cell>
          <table:table-cell office:value-type="string" calcext:value-type="string">
            <text:p><text:a xlink:href="https://ecrcommunity.plos.org/2021/02/05/three-reasons-to-use-social-media-for-scientific-self-promotion" xlink:type="simple">https://ecrcommunity.plos.org/2021/02/05/three-reasons-to-use-social-media-for-scientific-self-promotion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igen paper</text:p>
          </table:table-cell>
          <table:table-cell office:value-type="string" calcext:value-type="string">
            <text:p><text:a xlink:href="https://pubpeer.com/publications/66FBEFBFD57B7A0235E9EFA620D79F" xlink:type="simple">https://pubpeer.com/publications/66FBEFBFD57B7A0235E9EFA620D79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igen paper – removed but not retracted</text:p>
          </table:table-cell>
          <table:table-cell office:value-type="string" calcext:value-type="string">
            <text:p><text:a xlink:href="https://pubpeer.com/publications/64C5E92BC5567F246007646E802B30" xlink:type="simple">https://pubpeer.com/publications/64C5E92BC5567F246007646E802B30</text:a></text:p>
          </table:table-cell>
          <table:table-cell/>
        </table:table-row>
        <table:table-row table:style-name="ro1" table:number-rows-repeated="104853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cientometrics" table:style-name="ta1"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2" table:number-columns-repeated="4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penAlex database (snapshot : multivac?)</text:p>
          </table:table-cell>
          <table:table-cell office:value-type="string" calcext:value-type="string">
            <text:p><text:a xlink:href="https://docs.openalex.org/api" xlink:type="simple">https://docs.openalex.org/api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ience maps conf</text:p>
          </table:table-cell>
          <table:table-cell office:value-type="string" calcext:value-type="string">
            <text:p><text:a xlink:href="https://24hoursciencemap.info/" xlink:type="simple">https://24hoursciencemap.info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base / search with AI</text:p>
          </table:table-cell>
          <table:table-cell office:value-type="string" calcext:value-type="string">
            <text:p><text:a xlink:href="https://rob.by/en/Search/Pubs/index.html" xlink:type="simple">https://rob.by/en/Search/Pubs/index.htm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5">
          <table:table-cell table:style-name="ce27" office:value-type="string" calcext:value-type="string">
            <text:p>Tool cit + sem - // cybnw, gargantext. → extensions, similar open tool? [pb : full text – use scihub / torrent opensource ? ; patents ? // multivac]</text:p>
          </table:table-cell>
          <table:table-cell office:value-type="string" calcext:value-type="string">
            <text:p><text:a xlink:href="https://scite.ai/" xlink:type="simple">https://scite.ai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stance authors computer sci</text:p>
          </table:table-cell>
          <table:table-cell office:value-type="string" calcext:value-type="string">
            <text:p><text:a xlink:href="https://www.csauthors.net/distance" xlink:type="simple">https://www.csauthors.net/distanc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nnected papers : semantic maps ?</text:p>
          </table:table-cell>
          <table:table-cell office:value-type="string" calcext:value-type="string">
            <text:p><text:a xlink:href="https://www.connectedpapers.com/main/2aac36f6201ef5757e4674e7f3165707a4728daf/Introducing-endogenous-transport-provision-in-a-LUTI-model-to-explore-polycentric-governance-systems/graph" xlink:type="simple">https://www.connectedpapers.com/main/2aac36f6201ef5757e4674e7f3165707a4728daf/Introducing-endogenous-transport-provision-in-a-LUTI-model-to-explore-polycentric-governance-systems/graph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// cybergeonetworks, appli explo urbsci?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use</text:p>
          </table:table-cell>
          <table:table-cell office:value-type="string" calcext:value-type="string">
            <text:p><text:a xlink:href="https://twitter.com/Prof_FSultana/status/1411741684547952645" xlink:type="simple">https://twitter.com/Prof_FSultana/status/1411741684547952645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G closing : replacement?</text:p>
          </table:table-cell>
          <table:table-cell office:value-type="string" calcext:value-type="string">
            <text:p><text:a xlink:href="https://blog.ourresearch.org/were-building-a-replacement-for-microsoft-academic-graph/" xlink:type="simple">https://blog.ourresearch.org/were-building-a-replacement-for-microsoft-academic-graph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DPI special issues</text:p>
          </table:table-cell>
          <table:table-cell office:value-type="string" calcext:value-type="string">
            <text:p><text:a xlink:href="https://github.com/paolocrosetto/MDPI_special_issues" xlink:type="simple">https://github.com/paolocrosetto/MDPI_special_issues</text:a></text:p>
          </table:table-cell>
          <table:table-cell/>
          <table:table-cell office:value-type="string" calcext:value-type="string">
            <text:p><text:a xlink:href="https://twitter.com/PaoloCrosetto/status/1370309130578186242" xlink:type="simple">https://twitter.com/PaoloCrosetto/status/1370309130578186242</text:a>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urnal delays</text:p>
          </table:table-cell>
          <table:table-cell office:value-type="string" calcext:value-type="string">
            <text:p><text:a xlink:href="https://github.com/dhimmel/delays" xlink:type="simple">https://github.com/dhimmel/delays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G closing</text:p>
          </table:table-cell>
          <table:table-cell office:value-type="string" calcext:value-type="string">
            <text:p><text:a xlink:href="https://www.microsoft.com/en-us/research/project/academic/articles/microsoft-academic-to-expand-horizons-with-community-driven-approach/" xlink:type="simple">https://www.microsoft.com/en-us/research/project/academic/articles/microsoft-academic-to-expand-horizons-with-community-driven-approach/</text:a></text:p>
          </table:table-cell>
          <table:table-cell office:value-type="string" calcext:value-type="string">
            <text:p>Strategy ? <text:a xlink:href="https://twitter.com/brembs/status/1390215206094188554/photo/1" xlink:type="simple">https://twitter.com/brembs/status/1390215206094188554/photo/1</text:a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fix R package (check APIs?)</text:p>
          </table:table-cell>
          <table:table-cell office:value-type="string" calcext:value-type="string">
            <text:p><text:a xlink:href="https://github.com/nealhaddaway/bibfix" xlink:type="simple">https://github.com/nealhaddaway/bibfix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rxiv wordcloud</text:p>
          </table:table-cell>
          <table:table-cell office:value-type="string" calcext:value-type="string">
            <text:p><text:a xlink:href="https://github.com/marwahaha/arxiv-wordcloud" xlink:type="simple">https://github.com/marwahaha/arxiv-wordcloud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archive : useful for bibliometrics ? / retrieve old papers</text:p>
          </table:table-cell>
          <table:table-cell office:value-type="string" calcext:value-type="string">
            <text:p><text:a xlink:href="https://blog.archive.org/2021/03/09/search-scholarly-materials-preserved-in-the-internet-archive/" xlink:type="simple">https://blog.archive.org/2021/03/09/search-scholarly-materials-preserved-in-the-internet-archive/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check code : fatcat)</text:p>
          </table:table-cell>
          <table:table-cell office:value-type="string" calcext:value-type="string">
            <text:p><text:a xlink:href="https://github.com/internetarchive/fatcat-scholar" xlink:type="simple">https://github.com/internetarchive/fatcat-scholar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orward/backward citation</text:p>
          </table:table-cell>
          <table:table-cell office:value-type="string" calcext:value-type="string">
            <text:p><text:a xlink:href="http://www.raulpacheco.org/2018/02/forward-citation-tracing-and-backwards-citation-tracing-in-literature-reviews/" xlink:type="simple">http://www.raulpacheco.org/2018/02/forward-citation-tracing-and-backwards-citation-tracing-in-literature-reviews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OSViewer</text:p>
          </table:table-cell>
          <table:table-cell office:value-type="string" calcext:value-type="string">
            <text:p><text:a xlink:href="https://www.vosviewer.com/" xlink:type="simple">https://www.vosviewer.com/</text:a></text:p>
          </table:table-cell>
          <table:table-cell table:number-columns-repeated="2"/>
          <table:table-cell office:value-type="string" calcext:value-type="string">
            <text:p>Resources/Manual_VOSviewer_1.6.16.pdf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o4a : open abstracts</text:p>
          </table:table-cell>
          <table:table-cell office:value-type="string" calcext:value-type="string">
            <text:p><text:a xlink:href="https://i4oa.org/#crossref" xlink:type="simple">https://i4oa.org/#crossref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rossref: export bibtex (used by arxiv)</text:p>
          </table:table-cell>
          <table:table-cell office:value-type="string" calcext:value-type="string">
            <text:p><text:a xlink:href="https://www.crossref.org/labs/citation-formatting-service/" xlink:type="simple">https://www.crossref.org/labs/citation-formatting-service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ndeley api (check changes – project Anto)</text:p>
          </table:table-cell>
          <table:table-cell office:value-type="string" calcext:value-type="string">
            <text:p>https://dev.mendeley.com/overview/core_resources.html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DO check opencit to validate corpuses ?</text:p>
          </table:table-cell>
          <table:table-cell office:value-type="string" calcext:value-type="string">
            <text:p><text:a xlink:href="https://opencitations.net/" xlink:type="simple">https://opencitations.net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(~ joke // opencitations) : all sci cit.</text:p>
          </table:table-cell>
          <table:table-cell office:value-type="string" calcext:value-type="string">
            <text:p><text:a xlink:href="https://twitter.com/raphaeljlt/status/1337127277058949122" xlink:type="simple">https://twitter.com/raphaeljlt/status/1337127277058949122</text:a></text:p>
          </table:table-cell>
          <table:table-cell table:number-columns-repeated="4"/>
          <table:table-cell office:value-type="string" calcext:value-type="string">
            <text:p><text:a xlink:href="https://www.dropbox.com/s/p45cphcd81v7gky/review_of_science.pdf?dl=0" xlink:type="simple">https://www.dropbox.com/s/p45cphcd81v7gky/review_of_science.pdf?dl=0</text:a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cure software</text:p>
          </table:table-cell>
          <table:table-cell office:value-type="string" calcext:value-type="string">
            <text:p><text:a xlink:href="https://github.com/bibcure/bibcure" xlink:type="simple">https://github.com/bibcure/bibcur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hantom ref</text:p>
          </table:table-cell>
          <table:table-cell office:value-type="string" calcext:value-type="string">
            <text:p><text:a xlink:href="https://harzing.com/publications/white-papers/the-mystery-of-the-phantom-reference" xlink:type="simple">https://harzing.com/publications/white-papers/the-mystery-of-the-phantom-referenc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uanti-quali in scientometrics</text:p>
          </table:table-cell>
          <table:table-cell office:value-type="string" calcext:value-type="string">
            <text:p><text:a xlink:href="https://www.mitpressjournals.org/toc/qss/1/3" xlink:type="simple">https://www.mitpressjournals.org/toc/qss/1/3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API ? <text:a xlink:href="https://serpapi.com/google-scholar-organic-results" xlink:type="simple">https://serpapi.com/google-scholar-organic-results</text:a></text:p>
          </table:table-cell>
          <table:table-cell/>
          <table:table-cell office:value-type="string" calcext:value-type="string">
            <text:p>(~, no req num info)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www.connectedpapers.com/" xlink:type="simple">https://www.connectedpapers.com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doc size</text:p>
          </table:table-cell>
          <table:table-cell office:value-type="string" calcext:value-type="string">
            <text:p><text:a xlink:href="https://www.google.com/intl/en/scholar/inclusion.html#crawl" xlink:type="simple">https://www.google.com/intl/en/scholar/inclusion.html#craw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rion</text:p>
          </table:table-cell>
          <table:table-cell office:value-type="string" calcext:value-type="string">
            <text:p><text:a xlink:href="https://github.com/orion-search/orion" xlink:type="simple">https://github.com/orion-search/orion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i maps/macroscopes (K Borner)</text:p>
          </table:table-cell>
          <table:table-cell office:value-type="string" calcext:value-type="string">
            <text:p><text:a xlink:href="http://scimaps.org/what_is_a_macroscope.html" xlink:type="simple">http://scimaps.org/what_is_a_macroscope.htm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sonomy (sharing publi – API req?)</text:p>
          </table:table-cell>
          <table:table-cell office:value-type="string" calcext:value-type="string">
            <text:p><text:a xlink:href="https://www.bibsonomy.org/gettingStarted" xlink:type="simple">https://www.bibsonomy.org/gettingStarted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twitter.com/gmusser/status/1170466414345375746" xlink:type="simple">https://twitter.com/gmusser/status/1170466414345375746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tmetrics</text:p>
          </table:table-cell>
          <table:table-cell table:number-columns-repeated="6"/>
        </table:table-row>
        <table:table-row table:style-name="ro1">
          <table:table-cell table:style-name="ce19" office:value-type="string" calcext:value-type="string">
            <text:p><text:a xlink:href="http://altmetrics.org/altmetrics16/" xlink:type="simple">http://altmetrics.org/altmetrics16/</text:a>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retraction watch</text:p>
          </table:table-cell>
          <table:table-cell table:number-columns-repeated="6"/>
        </table:table-row>
        <table:table-row table:style-name="ro1">
          <table:table-cell table:style-name="ce19" office:value-type="string" calcext:value-type="string">
            <text:p><text:a xlink:href="https://retractionwatch.com/2019/04/23/a-new-form-of-plagiarism-when-researcher-fake-co-authors-names/" xlink:type="simple">https://retractionwatch.com/2019/04/23/a-new-form-of-plagiarism-when-researcher-fake-co-authors-names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base computer science</text:p>
          </table:table-cell>
          <table:table-cell office:value-type="string" calcext:value-type="string">
            <text:p>-&gt; TODO list of open sources / databases like open citation initiative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library.hud.ac.uk/blogs/lidp/" xlink:type="simple">https://library.hud.ac.uk/blogs/lidp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9" office:value-type="string" calcext:value-type="string">
            <text:p><text:a xlink:href="http://www.nicholaswolfinger.com/blog/2018/09/05/failure-is-an-option/" xlink:type="simple">http://www.nicholaswolfinger.com/blog/2018/09/05/failure-is-an-option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www.scimagojr.com/shapeofscience/" xlink:type="simple">https://www.scimagojr.com/shapeofscience/</text:a></text:p>
          </table:table-cell>
          <table:table-cell table:number-columns-repeated="6"/>
        </table:table-row>
      </table:table>
      <table:table table:name="Scraping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towardsdatascience.com/web-scraping-is-now-legal-6bf0e5730a78" xlink:type="simple">https://towardsdatascience.com/web-scraping-is-now-legal-6bf0e5730a78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scrapy.org/en/latest/intro/overview.html" xlink:type="simple">https://docs.scrapy.org/en/latest/intro/overview.html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thub.com/BruceDone/awesome-crawler#python" xlink:type="simple">https://github.com/BruceDone/awesome-crawler#python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selenium-python.readthedocs.io/getting-started.html#simple-usage" xlink:type="simple">https://selenium-python.readthedocs.io/getting-started.html#simple-usag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scrapingauthority.com/scrapy-javascript" xlink:type="simple">http://scrapingauthority.com/scrapy-javascript</text:a></text:p>
          </table:table-cell>
        </table:table-row>
      </table:table>
      <table:table table:name="Security" table:style-name="ta1">
        <office:forms form:automatic-focus="false" form:apply-design-mode="false"/>
        <table:table-column table:style-name="co70" table:default-cell-style-name="Default"/>
        <table:table-column table:style-name="co71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b certifs java</text:p>
          </table:table-cell>
          <table:table-cell office:value-type="string" calcext:value-type="string">
            <text:p>https://stackoverflow.com/questions/4764611/java-security-invalidalgorithmparameterexception-the-trustanchors-parameter-mu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dd certif to java keystore</text:p>
          </table:table-cell>
          <table:table-cell office:value-type="string" calcext:value-type="string">
            <text:p><text:a xlink:href="https://gist.github.com/rponte/19b75dc434e8c2a14120d21ad4bbc4f5" xlink:type="simple">https://gist.github.com/rponte/19b75dc434e8c2a14120d21ad4bbc4f5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services.renater.fr/ssi/grid-fr/certificats_ac" xlink:type="simple">https://services.renater.fr/ssi/grid-fr/certificats_ac</text:a></text:p>
          </table:table-cell>
          <table:table-cell office:value-type="string" calcext:value-type="string">
            <text:p><text:a xlink:href="https://pub-ee-grid.pncn.education.gouv.fr/EE/ca-import.cgi" xlink:type="simple">https://pub-ee-grid.pncn.education.gouv.fr/EE/ca-import.cgi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superuser.com/questions/97201/how-to-save-a-remote-server-ssl-certificate-locally-as-a-file" xlink:type="simple">https://superuser.com/questions/97201/how-to-save-a-remote-server-ssl-certificate-locally-as-a-fil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isplay DN from pem or p12</text:p>
          </table:table-cell>
          <table:table-cell office:value-type="string" calcext:value-type="string">
            <text:p><text:a xlink:href="https://gist.github.com/richardtin/aeec1ff006471c9e97588c4020e13569" xlink:type="simple">https://gist.github.com/richardtin/aeec1ff006471c9e97588c4020e13569</text:a></text:p>
          </table:table-cell>
          <table:table-cell/>
        </table:table-row>
      </table:table>
      <table:table table:name="SimulationModels" table:style-name="ta1">
        <table:table-column table:style-name="co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pen source models in ML (similar for sim models and explo)</text:p>
          </table:table-cell>
          <table:table-cell office:value-type="string" calcext:value-type="string">
            <text:p><text:a xlink:href="https://colinraffel.com/blog/a-call-to-build-models-like-we-build-open-source-software.html" xlink:type="simple">https://colinraffel.com/blog/a-call-to-build-models-like-we-build-open-source-software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Website trempoline</text:p>
          </table:table-cell>
          <table:table-cell office:value-type="string" calcext:value-type="string">
            <text:p><text:a xlink:href="https://trempoline.io/fr" xlink:type="simple">https://trempoline.io/fr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package wrapping diverse estimation methods (Bayesian)</text:p>
          </table:table-cell>
          <table:table-cell office:value-type="string" calcext:value-type="string">
            <text:p><text:a xlink:href="https://github.com/CarrKnight/freelunch" xlink:type="simple">https://github.com/CarrKnight/freelunch</text:a></text:p>
          </table:table-cell>
        </table:table-row>
      </table:table>
      <table:table table:name="SmartCities" table:style-name="ta1">
        <table:table-column table:style-name="co72" table:default-cell-style-name="Default"/>
        <table:table-column table:style-name="co73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a xlink:href="https://www.neom.com/en-us" xlink:type="simple">https://www.neom.com/en-us</text:a></text:p>
          </table:table-cell>
          <table:table-cell office:value-type="string" calcext:value-type="string">
            <text:p>mail sollic (pred~ ? ~ - industrial, Veolia : applications circeco?)</text:p>
          </table:table-cell>
        </table:table-row>
      </table:table>
      <table:table table:name="Software" table:style-name="ta1">
        <table:table-column table:style-name="co74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pm on ubuntu 18.04 : error install</text:p>
          </table:table-cell>
          <table:table-cell office:value-type="string" calcext:value-type="string">
            <text:p><text:a xlink:href="https://askubuntu.com/questions/899756/cant-install-npm-unable-to-correct-problems-you-have-held-broken-packages" xlink:type="simple">https://askubuntu.com/questions/899756/cant-install-npm-unable-to-correct-problems-you-have-held-broken-packag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 : sf – networks (nw simplif e.g.)</text:p>
          </table:table-cell>
          <table:table-cell office:value-type="string" calcext:value-type="string">
            <text:p><text:a xlink:href="https://luukvdmeer.github.io/sfnetworks/" xlink:type="simple">https://luukvdmeer.github.io/sfnetwork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Koumbit foundation web service</text:p>
          </table:table-cell>
          <table:table-cell office:value-type="string" calcext:value-type="string">
            <text:p><text:a xlink:href="https://www.koumbit.org/fr/apropos" xlink:type="simple">https://www.koumbit.org/fr/apropo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icence issue Elastic – amazon</text:p>
          </table:table-cell>
          <table:table-cell office:value-type="string" calcext:value-type="string">
            <text:p><text:a xlink:href="https://www.elastic.co/blog/license-change-clarification" xlink:type="simple">https://www.elastic.co/blog/license-change-clarification</text:a></text:p>
          </table:table-cell>
        </table:table-row>
      </table:table>
      <table:table table:name="SpatialNetworks" table:style-name="ta1">
        <table:table-column table:style-name="co25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ANR Soduco / geohistdata</text:p>
          </table:table-cell>
          <table:table-cell office:value-type="string" calcext:value-type="string">
            <text:p><text:a xlink:href="http://ladehis.ehess.fr/index.php?652" xlink:type="simple">http://ladehis.ehess.fr/index.php?652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://ladehis.ehess.fr/?611" xlink:type="simple">http://ladehis.ehess.fr/?611</text:a></text:p>
          </table:table-cell>
        </table:table-row>
      </table:table>
      <table:table table:name="Stats" table:style-name="ta1">
        <table:table-column table:style-name="co75" table:default-cell-style-name="Default"/>
        <table:table-column table:style-name="co76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« Don’t analyse data, analyse problems «  (+ mention Matheron, morpho math )?</text:p>
          </table:table-cell>
          <table:table-cell/>
          <table:table-cell office:value-type="string" calcext:value-type="string">
            <text:p>Atkinson, P. M., &amp; Mateu, J. (2019). A Conversation with Peter Diggle. Statistical science, 34(3), 504-521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ats petits nombre : mail quanti 01/03/2021</text:p>
          </table:table-cell>
          <table:table-cell office:value-type="string" calcext:value-type="string">
            <text:p>tests non params (rangs), test exact Fisher <text:a xlink:href="https://fr.wikipedia.org/wiki/Test_exact_de_Fisher" xlink:type="simple">https://fr.wikipedia.org/wiki/Test_exact_de_Fisher</text:a>, student, descr : correlation, ACP (~), <text:a xlink:href="https://en.wikipedia.org/wiki/Qualitative_comparative_analysis" xlink:type="simple">https://en.wikipedia.org/wiki/Qualitative_comparative_analysis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E inge ?; Fisher random <text:a xlink:href="https://www.mattblackwell.org/files/teaching/s05-fisher.pdf" xlink:type="simple">https://www.mattblackwell.org/files/teaching/s05-fisher.pdf</text:a>, permutation inference <text:a xlink:href="https://imai.fas.harvard.edu/teaching/files/permutation_inference.pdf" xlink:type="simple">https://imai.fas.harvard.edu/teaching/files/permutation_inference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zine</text:p>
          </table:table-cell>
          <table:table-cell office:value-type="string" calcext:value-type="string">
            <text:p><text:a xlink:href="http://rzine.fr/publication_rzine/" xlink:type="simple">http://rzine.fr/publication_rzin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gstatsplot</text:p>
          </table:table-cell>
          <table:table-cell office:value-type="string" calcext:value-type="string">
            <text:p><text:a xlink:href="https://github.com/IndrajeetPatil/ggstatsplot" xlink:type="simple">https://github.com/IndrajeetPatil/ggstatsplot</text:a></text:p>
          </table:table-cell>
          <table:table-cell office:value-type="string" calcext:value-type="string">
            <text:p>( ! badges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cross validation</text:p>
          </table:table-cell>
          <table:table-cell office:value-type="string" calcext:value-type="string">
            <text:p><text:a xlink:href="https://stats.stackexchange.com/questions/460905/data-partitioning-for-spatial-data" xlink:type="simple">https://stats.stackexchange.com/questions/460905/data-partitioning-for-spatial-dat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uc-r.github.io/t_test" xlink:type="simple">https://uc-r.github.io/t_test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lm clustering</text:p>
          </table:table-cell>
          <table:table-cell office:value-type="string" calcext:value-type="string">
            <text:p><text:a xlink:href="https://github.com/cran/kmlcov" xlink:type="simple">https://github.com/cran/kmlcov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atellite stat valid complex systems</text:p>
          </table:table-cell>
          <table:table-cell table:style-name="ce19" office:value-type="string" calcext:value-type="string">
            <text:p><text:a xlink:href="https://sites.google.com/view/ccs-statistical-validation-2/home" xlink:type="simple">https://sites.google.com/view/ccs-statistical-validation-2/hom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/ tidyverse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github.com/matloff/TidyverseSkeptic" xlink:type="simple">https://github.com/matloff/TidyverseSkeptic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st stats 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lindeloev.github.io/tests-as-linear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seeing-theory.brown.edu/basic-probability/index.html" xlink:type="simple">https://seeing-theory.brown.edu/basic-probability/index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20" office:value-type="string" calcext:value-type="string">
            <text:p><text:span text:style-name="T7"><text:a xlink:href="https://stats.stackexchange.com/questions/131281/dynamic-time-warping-clustering" xlink:type="simple">https://stats.stackexchange.com/questions/131281/dynamic-time-warping-clustering</text:a></text:span></text:p>
          </table:table-cell>
          <table:table-cell table:number-columns-repeated="2"/>
        </table:table-row>
      </table:table>
      <table:table table:name="Sustainability" table:style-name="ta1">
        <table:table-column table:style-name="co77" table:default-cell-style-name="Default"/>
        <table:table-column table:style-name="co78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artlett sustainable cities</text:p>
          </table:table-cell>
          <table:table-cell office:value-type="string" calcext:value-type="string">
            <text:p><text:a xlink:href="https://www.ucl.ac.uk/bartlett/news/2021/apr/sustainable-and-healthy-cities" xlink:type="simple">https://www.ucl.ac.uk/bartlett/news/2021/apr/sustainable-and-healthy-citi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K Net Zero strategy</text:p>
          </table:table-cell>
          <table:table-cell office:value-type="string" calcext:value-type="string">
            <text:p>Resources/net-zero-strategy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DG tracker</text:p>
          </table:table-cell>
          <table:table-cell office:value-type="string" calcext:value-type="string">
            <text:p><text:a xlink:href="https://sdg-tracker.org/infrastructure-industrialization" xlink:type="simple">https://sdg-tracker.org/infrastructure-industrializat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pringer blog on SDG11</text:p>
          </table:table-cell>
          <table:table-cell office:value-type="string" calcext:value-type="string">
            <text:p><text:a xlink:href="https://www.springernature.com/gp/researchers/sdg-programme/sdg11" xlink:type="simple">https://www.springernature.com/gp/researchers/sdg-programme/sdg11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ood emissions</text:p>
          </table:table-cell>
          <table:table-cell office:value-type="string" calcext:value-type="string">
            <text:p><text:a xlink:href="https://ourworldindata.org/grapher/food-emissions-supply-chain?country=Beef+%28beef+herd%29~Cheese~Poultry+Meat~Milk~Eggs~Rice~Pig+Meat~Peas~Bananas~Wheat+%26+Rye~Fish+%28farmed%29~Lamb+%26+Mutton~Beef+%28dairy+herd%29~Shrimps+%28farmed%29~Tofu~Maize" xlink:type="simple">https://ourworldindata.org/grapher/food-emissions-supply-chain?country=Beef+%28beef+herd%29~Cheese~Poultry+Meat~Milk~Eggs~Rice~Pig+Meat~Peas~Bananas~Wheat+%26+Rye~Fish+%28farmed%29~Lamb+%26+Mutton~Beef+%28dairy+herd%29~Shrimps+%28farmed%29~Tofu~Maize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ourworldindata.org/environmental-impacts-of-food?s=03#carbon-footprint-of-food-products" xlink:type="simple">https://ourworldindata.org/environmental-impacts-of-food?s=03#carbon-footprint-of-food-product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rasme research center on sust : collabs ?; school sust ?</text:p>
          </table:table-cell>
          <table:table-cell office:value-type="string" calcext:value-type="string">
            <text:p><text:a xlink:href="https://www.erasmecentre.eu/complexity-summer-school/" xlink:type="simple">https://www.erasmecentre.eu/complexity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lomm.medium.com/urbanité-et-ruralité-réflexions-sur-lempreinte-carbone-cf39c4b06e49" xlink:type="simple">https://lomm.medium.com/urbanit%C3%A9-et-ruralit%C3%A9-r%C3%A9flexions-sur-lempreinte-carbone-cf39c4b06e49</text:a></text:p>
          </table:table-cell>
          <table:table-cell office:value-type="string" calcext:value-type="string">
            <text:p>-&gt; answer / reflexion scaling laws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cite-developpement-durable.org/" xlink:type="simple">https://www.cite-developpement-durable.org/</text:a></text:p>
          </table:table-cell>
          <table:table-cell office:value-type="string" calcext:value-type="string">
            <text:p>(conf sorbonne doctoran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 School Sust August Frce : for phds (→ Erasme center?)</text:p>
          </table:table-cell>
          <table:table-cell office:value-type="string" calcext:value-type="string">
            <text:p><text:a xlink:href="https://www.erasmecentre.eu/complexity-summer-school/" xlink:type="simple">https://www.erasmecentre.eu/complexity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ademe.fr/sites/default/files/assets/documents/guide-pratique-adapter-changement-climatique.pdf" xlink:type="simple">https://www.ademe.fr/sites/default/files/assets/documents/guide-pratique-adapter-changement-climatique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-roads.climateinteractive.org/scenario.html?v=2.7.6" xlink:type="simple">https://en-roads.climateinteractive.org/scenario.html?v=2.7.6</text:a></text:p>
          </table:table-cell>
          <table:table-cell office:value-type="string" calcext:value-type="string">
            <text:p>what dynamical eq / interactions between dimensions ? - could be misleading if underlying assumptions are not explici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urworldindata.org/grapher/co2-emissions-and-gdp" xlink:type="simple">https://ourworldindata.org/grapher/co2-emissions-and-gdp</text:a></text:p>
          </table:table-cell>
          <table:table-cell/>
        </table:table-row>
      </table:table>
      <table:table table:name="Teaching" table:style-name="ta1">
        <table:table-column table:style-name="co79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aching in UK as postgraduate</text:p>
          </table:table-cell>
          <table:table-cell office:value-type="string" calcext:value-type="string">
            <text:p><text:a xlink:href="https://www.ucl.ac.uk/teaching-learning/professional-development/ucl-arena/arena-one" xlink:type="simple">https://www.ucl.ac.uk/teaching-learning/professional-development/ucl-arena/arena-one</text:a></text:p>
          </table:table-cell>
        </table:table-row>
      </table:table>
      <table:table table:name="TechnologicalEvolution" table:style-name="ta1">
        <table:table-column table:style-name="co80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nterval between two technos</text:p>
          </table:table-cell>
          <table:table-cell office:value-type="string" calcext:value-type="string">
            <text:p><text:a xlink:href="https://twitter.com/starsandrobots/status/1480178220859281408" xlink:type="simple">https://twitter.com/starsandrobots/status/1480178220859281408</text:a></text:p>
          </table:table-cell>
        </table:table-row>
      </table:table>
      <table:table table:name="TherapeuticEvaluation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RCT – causal experiments : pos. Bonnafous : ?</text:p>
          </table:table-cell>
        </table:table-row>
        <table:table-row table:style-name="ro1">
          <table:table-cell office:value-type="string" calcext:value-type="string">
            <text:p><text:a xlink:href="https://blogs.mediapart.fr/laurent-mucchielli/blog/100121/pourquoi-le-culte-des-essais-randomises-constitue-une-regression-epistemologique" xlink:type="simple">https://blogs.mediapart.fr/laurent-mucchielli/blog/100121/pourquoi-le-culte-des-essais-randomises-constitue-une-regression-epistemologique</text:a></text:p>
          </table:table-cell>
        </table:table-row>
      </table:table>
      <table:table table:name="Tools" table:style-name="ta1"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shd restrictions</text:p>
          </table:table-cell>
          <table:table-cell office:value-type="string" calcext:value-type="string">
            <text:p>https://unix.stackexchange.com/questions/406245/limit-ssh-access-to-specific-clients-by-ip-addres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sh proxyjump</text:p>
          </table:table-cell>
          <table:table-cell office:value-type="string" calcext:value-type="string">
            <text:p>https://medium.com/maverislabs/proxyjump-the-ssh-option-you-probably-never-heard-of-2d7e41d434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studio – deactivate proxy (Q : where defined ? Not in etc Renviron :?)</text:p>
          </table:table-cell>
          <table:table-cell office:value-type="string" calcext:value-type="string">
            <text:p>https://support.rstudio.com/hc/en-us/articles/200488488-Configuring-R-to-Use-an-HTTP-or-HTTPS-Prox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vn 3.6 requires java 11, fails with 17</text:p>
          </table:table-cell>
          <table:table-cell office:value-type="string" calcext:value-type="string">
            <text:p>https://stackoverflow.com/questions/44438848/maven-crashes-when-trying-to-compile-a-project-error-executing-maven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layout : patchwork package</text:p>
          </table:table-cell>
          <table:table-cell office:value-type="string" calcext:value-type="string">
            <text:p><text:a xlink:href="https://patchwork.data-imaginist.com/articles/guides/layout.html#moving-beyond-the-grid-1" xlink:type="simple">https://patchwork.data-imaginist.com/articles/guides/layout.html#moving-beyond-the-grid-1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atex beamer fragile</text:p>
          </table:table-cell>
          <table:table-cell office:value-type="string" calcext:value-type="string">
            <text:p><text:a xlink:href="https://pbelmans.ncag.info/blog/2011/02/20/why-latex-beamer-needs-fragile-when-using-verbatim/" xlink:type="simple">https://pbelmans.ncag.info/blog/2011/02/20/why-latex-beamer-needs-fragile-when-using-verbati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inux global env</text:p>
          </table:table-cell>
          <table:table-cell office:value-type="string" calcext:value-type="string">
            <text:p><text:a xlink:href="https://askubuntu.com/questions/261760/setting-global-environment-variable-for-everyone" xlink:type="simple">https://askubuntu.com/questions/261760/setting-global-environment-variable-for-everyon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ssue Rstudio crashing / installation</text:p>
          </table:table-cell>
          <table:table-cell office:value-type="string" calcext:value-type="string">
            <text:p><text:a xlink:href="https://community.rstudio.com/t/cannot-instal-rstudio-on-ubuntu20-04-libclang-dev-pbs/122894/5" xlink:type="simple">https://community.rstudio.com/t/cannot-instal-rstudio-on-ubuntu20-04-libclang-dev-pbs/122894/5</text:a></text:p>
          </table:table-cell>
          <table:table-cell office:value-type="string" calcext:value-type="string">
            <text:p><text:a xlink:href="https://github.com/rstudio/rstudio/issues/9451" xlink:type="simple">https://github.com/rstudio/rstudio/issues/9451</text:a></text:p>
          </table:table-cell>
          <table:table-cell office:value-type="string" calcext:value-type="string">
            <text:p><text:a xlink:href="https://askubuntu.com/questions/1059555/dpkg-error-unable-to-create-new-file-var-lib-dpkg-info-format-new-no-such" xlink:type="simple">https://askubuntu.com/questions/1059555/dpkg-error-unable-to-create-new-file-var-lib-dpkg-info-format-new-no-such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ount NFS shared folder</text:p>
          </table:table-cell>
          <table:table-cell office:value-type="string" calcext:value-type="string">
            <text:p><text:a xlink:href="https://linuxize.com/post/how-to-mount-an-nfs-share-in-linux/" xlink:type="simple">https://linuxize.com/post/how-to-mount-an-nfs-share-in-linux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Upload full folder ftp : ncftp client</text:p>
          </table:table-cell>
          <table:table-cell office:value-type="string" calcext:value-type="string">
            <text:p><text:a xlink:href="https://superuser.com/questions/269882/can-i-upload-an-entire-folder-using-ftp/269893" xlink:type="simple">https://superuser.com/questions/269882/can-i-upload-an-entire-folder-using-ftp/269893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rac CLI</text:p>
          </table:table-cell>
          <table:table-cell office:value-type="string" calcext:value-type="string">
            <text:p><text:a xlink:href="https://forge.in2p3.fr/projects/france-grilles-documentation/wiki/Utiliser_le_service_DIRAC" xlink:type="simple">https://forge.in2p3.fr/projects/france-grilles-documentation/wiki/Utiliser_le_service_DIRAC</text:a></text:p>
          </table:table-cell>
          <table:table-cell office:value-type="string" calcext:value-type="string">
            <text:p><text:a xlink:href="https://dirac.readthedocs.io/en/latest/UserGuide/GettingStarted/InstallingClient/index.html" xlink:type="simple">https://dirac.readthedocs.io/en/latest/UserGuide/GettingStarted/InstallingClient/index.html</text:a></text:p>
          </table:table-cell>
          <table:table-cell office:value-type="string" calcext:value-type="string">
            <text:p><text:a xlink:href="https://dirac.france-grilles.fr/DIRAC" xlink:type="simple">https://dirac.france-grilles.fr/DIRAC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tp wget / resume download</text:p>
          </table:table-cell>
          <table:table-cell office:value-type="string" calcext:value-type="string">
            <text:p><text:a xlink:href="https://stackoverflow.com/questions/113886/how-to-recursively-download-a-folder-via-ftp-on-linux" xlink:type="simple">https://stackoverflow.com/questions/113886/how-to-recursively-download-a-folder-via-ftp-on-linux</text:a></text:p>
          </table:table-cell>
          <table:table-cell office:value-type="string" calcext:value-type="string">
            <text:p><text:a xlink:href="https://unix.stackexchange.com/questions/165875/resume-failed-download-using-linux-command-line-tool" xlink:type="simple">https://unix.stackexchange.com/questions/165875/resume-failed-download-using-linux-command-line-tool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etter cli tools</text:p>
          </table:table-cell>
          <table:table-cell office:value-type="string" calcext:value-type="string">
            <text:p><text:a xlink:href="https://twitter.com/amilajack/status/1479328649820000256" xlink:type="simple">https://twitter.com/amilajack/status/1479328649820000256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u : -L to follow symlinks</text:p>
          </table:table-cell>
          <table:table-cell office:value-type="string" calcext:value-type="string">
            <text:p><text:a xlink:href="https://stackoverflow.com/questions/54169151/du-follow-symlinks-if-symlink-points-to-outside-directories-dont-follow-other" xlink:type="simple">https://stackoverflow.com/questions/54169151/du-follow-symlinks-if-symlink-points-to-outside-directories-dont-follow-other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xlive nightmare apt (broken, force remove)</text:p>
          </table:table-cell>
          <table:table-cell office:value-type="string" calcext:value-type="string">
            <text:p><text:a xlink:href="https://tex.stackexchange.com/questions/95483/how-to-remove-everything-related-to-tex-live-for-fresh-install-on-ubuntu" xlink:type="simple">https://tex.stackexchange.com/questions/95483/how-to-remove-everything-related-to-tex-live-for-fresh-install-on-ubuntu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unix.stackexchange.com/questions/22217/debian-remove-or-reinstall-package-in-a-very-bad-inconsistent-state" xlink:type="simple">https://unix.stackexchange.com/questions/22217/debian-remove-or-reinstall-package-in-a-very-bad-inconsistent-state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askubuntu.com/questions/179060/how-to-not-install-recommended-and-suggested-packages" xlink:type="simple">https://askubuntu.com/questions/179060/how-to-not-install-recommended-and-suggested-package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udoers</text:p>
          </table:table-cell>
          <table:table-cell office:value-type="string" calcext:value-type="string">
            <text:p><text:a xlink:href="https://askubuntu.com/questions/7477/how-can-i-add-a-user-as-a-new-sudoer-using-the-command-line" xlink:type="simple">https://askubuntu.com/questions/7477/how-can-i-add-a-user-as-a-new-sudoer-using-the-command-lin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sh no key</text:p>
          </table:table-cell>
          <table:table-cell office:value-type="string" calcext:value-type="string">
            <text:p><text:a xlink:href="https://unix.stackexchange.com/questions/15138/how-to-force-ssh-client-to-use-only-password-auth" xlink:type="simple">https://unix.stackexchange.com/questions/15138/how-to-force-ssh-client-to-use-only-password-auth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 shortcut (native github?) for visual studio on github repo</text:p>
          </table:table-cell>
          <table:table-cell office:value-type="string" calcext:value-type="string">
            <text:p><text:a xlink:href="https://twitter.com/IMAC2/status/1469296277661884416" xlink:type="simple">https://twitter.com/IMAC2/status/1469296277661884416</text:a></text:p>
          </table:table-cell>
          <table:table-cell office:value-type="string" calcext:value-type="string">
            <text:p><text:a xlink:href="https://github.dev/JusteRaimbault/UrbanEvolution" xlink:type="simple">https://github.dev/JusteRaimbault/UrbanEvolution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verleaf : add keyboard shortcuts</text:p>
          </table:table-cell>
          <table:table-cell office:value-type="string" calcext:value-type="string">
            <text:p><text:a xlink:href="https://twitter.com/andrenap/status/1460969287879995399" xlink:type="simple">https://twitter.com/andrenap/status/1460969287879995399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creen : can scroll or have log !</text:p>
          </table:table-cell>
          <table:table-cell office:value-type="string" calcext:value-type="string">
            <text:p><text:a xlink:href="https://unix.stackexchange.com/questions/40242/scroll-inside-screen-or-pause-output" xlink:type="simple">https://unix.stackexchange.com/questions/40242/scroll-inside-screen-or-pause-output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rowser based photoshop</text:p>
          </table:table-cell>
          <table:table-cell office:value-type="string" calcext:value-type="string">
            <text:p><text:a xlink:href="https://www.photopea.com/" xlink:type="simple">https://www.photopea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ython terminal output : rich library (try in some command line python app ?</text:p>
          </table:table-cell>
          <table:table-cell office:value-type="string" calcext:value-type="string">
            <text:p><text:a xlink:href="https://github.com/willmcgugan/rich" xlink:type="simple">https://github.com/willmcgugan/rich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L comput resources dashboard (not open)</text:p>
          </table:table-cell>
          <table:table-cell office:value-type="string" calcext:value-type="string">
            <text:p><text:a xlink:href="https://twitter.com/RobertTLange/status/1378709307257151497" xlink:type="simple">https://twitter.com/RobertTLange/status/1378709307257151497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&gt; python rich librar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upyter notebook in terminal (useful for remote?)</text:p>
          </table:table-cell>
          <table:table-cell office:value-type="string" calcext:value-type="string">
            <text:p><text:a xlink:href="https://blog.jupyter.org/nbterm-jupyter-notebooks-in-the-terminal-6a2b55d08b70" xlink:type="simple">https://blog.jupyter.org/nbterm-jupyter-notebooks-in-the-terminal-6a2b55d08b70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UI readme edit : useful ?</text:p>
          </table:table-cell>
          <table:table-cell office:value-type="string" calcext:value-type="string">
            <text:p><text:a xlink:href="https://readme.so/editor" xlink:type="simple">https://readme.so/editor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ncrypt string openssl or gpg</text:p>
          </table:table-cell>
          <table:table-cell office:value-type="string" calcext:value-type="string">
            <text:p><text:a xlink:href="https://superuser.com/questions/20549/how-can-i-encrypt-a-string-in-the-shell" xlink:type="simple">https://superuser.com/questions/20549/how-can-i-encrypt-a-string-in-the-shel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ttps github repos: need access token</text:p>
          </table:table-cell>
          <table:table-cell office:value-type="string" calcext:value-type="string">
            <text:p><text:a xlink:href="https://github.blog/2020-12-15-token-authentication-requirements-for-git-operations/" xlink:type="simple">https://github.blog/2020-12-15-token-authentication-requirements-for-git-operation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isual studio online for github code : github1s</text:p>
          </table:table-cell>
          <table:table-cell office:value-type="string" calcext:value-type="string">
            <text:p><text:a xlink:href="https://github1s.com/JusteRaimbault/BiblioData/blob/HEAD/src/main/java/bibliodata/core/AlgorithmicSystematicReview.java" xlink:type="simple">https://github1s.com/JusteRaimbault/BiblioData/blob/HEAD/src/main/java/bibliodata/core/AlgorithmicSystematicReview.java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sown / nohup</text:p>
          </table:table-cell>
          <table:table-cell office:value-type="string" calcext:value-type="string">
            <text:p><text:a xlink:href="https://unix.stackexchange.com/questions/3886/difference-between-nohup-disown-and" xlink:type="simple">https://unix.stackexchange.com/questions/3886/difference-between-nohup-disown-and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SX : issues hidden files</text:p>
          </table:table-cell>
          <table:table-cell office:value-type="string" calcext:value-type="string">
            <text:p><text:a xlink:href="https://apple.stackexchange.com/questions/136248/disable-storage-of-invisible-files-on-my-cfs-or-smb-network-storage" xlink:type="simple">https://apple.stackexchange.com/questions/136248/disable-storage-of-invisible-files-on-my-cfs-or-smb-network-storage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asepsis.binaryage.com/" xlink:type="simple">https://asepsis.binaryage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entos <text:a xlink:href="https://linux.slashdot.org/story/21/01/20/2016202/centos-is-gone----but-rhel-is-now-free-for-up-to-16-production-servers" xlink:type="simple">https://linux.slashdot.org/story/21/01/20/2016202/centos-is-gone----but-rhel-is-now-free-for-up-to-16-production-servers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smnx <text:a xlink:href="https://geoffboeing.com/2021/01/osmnx-v1-is-here/" xlink:type="simple">https://geoffboeing.com/2021/01/osmnx-v1-is-here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stall specific package version : <text:a xlink:href="https://stackoverflow.com/questions/5226311/installing-specific-package-versions-with-pip" xlink:type="simple">https://stackoverflow.com/questions/5226311/installing-specific-package-versions-with-pip</text:a> (mess without conda or virtualenv!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hon/pip : pb uninstall ? → <text:a xlink:href="https://askubuntu.com/questions/1038949/uninstall-pyzmq" xlink:type="simple">https://askubuntu.com/questions/1038949/uninstall-pyzmq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tutorial (check patchwork, cowplot)</text:p>
          </table:table-cell>
          <table:table-cell office:value-type="string" calcext:value-type="string">
            <text:p><text:a xlink:href="https://www.cedricscherer.com/2019/08/05/a-ggplot2-tutorial-for-beautiful-plotting-in-r/" xlink:type="simple">https://www.cedricscherer.com/2019/08/05/a-ggplot2-tutorial-for-beautiful-plotting-in-r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ebooks best practices env</text:p>
          </table:table-cell>
          <table:table-cell office:value-type="string" calcext:value-type="string">
            <text:p><text:a xlink:href="https://github.blog/2020-11-20-nbdev-a-literate-programming-environment-that-democratizes-software-engineering-best-practices/" xlink:type="simple">https://github.blog/2020-11-20-nbdev-a-literate-programming-environment-that-democratizes-software-engineering-best-practice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Kubernetes object storage</text:p>
          </table:table-cell>
          <table:table-cell office:value-type="string" calcext:value-type="string">
            <text:p><text:a xlink:href="https://min.io/" xlink:type="simple">https://min.io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pers with code: link arxiv with github</text:p>
          </table:table-cell>
          <table:table-cell office:value-type="string" calcext:value-type="string">
            <text:p><text:a xlink:href="https://paperswithcode.com/" xlink:type="simple">https://paperswithcode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splay terminal</text:p>
          </table:table-cell>
          <table:table-cell office:value-type="string" calcext:value-type="string">
            <text:p><text:a xlink:href="https://twitter.com/thingskatedid/status/1316074032379248640" xlink:type="simple">https://twitter.com/thingskatedid/status/1316074032379248640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mote ssh ucl <text:a xlink:href="https://www.rc.ucl.ac.uk/docs/Remote_Access/" xlink:type="simple">https://www.rc.ucl.ac.uk/docs/Remote_Access/</text:a></text:p>
          </table:table-cell>
          <table:table-cell office:value-type="string" calcext:value-type="string">
            <text:p>ProxyJump <text:a xlink:href="https://medium.com/maverislabs/proxyjump-the-ssh-option-you-probably-never-heard-of-2d7e41d43464" xlink:type="simple">https://medium.com/maverislabs/proxyjump-the-ssh-option-you-probably-never-heard-of-2d7e41d43464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ublis list</text:p>
          </table:table-cell>
          <table:table-cell office:value-type="string" calcext:value-type="string">
            <text:p><text:a xlink:href="http://www.raulpacheco.org/2016/06/designing-and-implementing-a-publications-planner/" xlink:type="simple">http://www.raulpacheco.org/2016/06/designing-and-implementing-a-publications-planner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CLI gh</text:p>
          </table:table-cell>
          <table:table-cell office:value-type="string" calcext:value-type="string">
            <text:p><text:a xlink:href="https://cli.github.com/" xlink:type="simple">https://cli.github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blog/2020-06-18-introducing-github-super-linter-one-linter-to-rule-them-all/" xlink:type="simple">https://github.blog/2020-06-18-introducing-github-super-linter-one-linter-to-rule-them-all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ava home osx <text:a xlink:href="https://stackoverflow.com/questions/21964709/how-to-set-or-change-the-default-java-jdk-version-on-os-x" xlink:type="simple">https://stackoverflow.com/questions/21964709/how-to-set-or-change-the-default-java-jdk-version-on-os-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ean mail inbox <text:a xlink:href="https://github.com/rokstrnisa/slimbox" xlink:type="simple">https://github.com/rokstrnisa/slimbo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portstatisticsrsweet.rbind.io/post/datavisualisationinr/dataviusalisationpost/" xlink:type="simple">http://sportstatisticsrsweet.rbind.io/post/datavisualisationinr/dataviusalisationpost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pringer free textbooks <text:a xlink:href="https://t.co/MqGgHbgbat" xlink:type="simple">https://t.co/MqGgHbgbat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multiple color scales</text:p>
          </table:table-cell>
          <table:table-cell office:value-type="string" calcext:value-type="string">
            <text:p><text:a xlink:href="https://eliocamp.github.io/codigo-r/2018/09/multiple-color-and-fill-scales-with-ggplot2/" xlink:type="simple">https://eliocamp.github.io/codigo-r/2018/09/multiple-color-and-fill-scales-with-ggplot2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plyr command line interface</text:p>
          </table:table-cell>
          <table:table-cell office:value-type="string" calcext:value-type="string">
            <text:p><text:a xlink:href="https://github.com/coolbutuseless/dplyr-cli" xlink:type="simple">https://github.com/coolbutuseless/dplyr-cli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bbc theme</text:p>
          </table:table-cell>
          <table:table-cell office:value-type="string" calcext:value-type="string">
            <text:p><text:a xlink:href="https://bbc.github.io/rcookbook/#how_to_create_bbc_style_graphics" xlink:type="simple">https://bbc.github.io/rcookbook/#how_to_create_bbc_style_graphic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teams</text:p>
          </table:table-cell>
          <table:table-cell office:value-type="string" calcext:value-type="string">
            <text:p><text:a xlink:href="https://github.blog/2020-04-14-github-is-now-free-for-teams/" xlink:type="simple">https://github.blog/2020-04-14-github-is-now-free-for-team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xcloud webdav ?</text:p>
          </table:table-cell>
          <table:table-cell office:value-type="string" calcext:value-type="string">
            <text:p><text:a xlink:href="https://docs.nextcloud.com/server/18/user_manual/files/access_webdav.html" xlink:type="simple">https://docs.nextcloud.com/server/18/user_manual/files/access_webdav.htm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<text:a xlink:href="https://www.rc.ucl.ac.uk/docs/Clusters/Myriad/" xlink:type="simple">https://www.rc.ucl.ac.uk/docs/Clusters/Myriad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rminal window system java</text:p>
          </table:table-cell>
          <table:table-cell office:value-type="string" calcext:value-type="string">
            <text:p><text:a xlink:href="https://sourceforge.net/p/javacurses/code/" xlink:type="simple">https://sourceforge.net/p/javacurses/code/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thub.com/mikera/swing-console" xlink:type="simple">https://github.com/mikera/swing-consol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nix.stackexchange.com/questions/48298/can-rsync-resume-after-being-interrupted" xlink:type="simple">https://unix.stackexchange.com/questions/48298/can-rsync-resume-after-being-interrupted</text:a></text:p>
          </table:table-cell>
          <table:table-cell office:value-type="string" calcext:value-type="string">
            <text:p>rsyn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odacy.com/product" xlink:type="simple">https://www.codacy.com/product</text:a></text:p>
          </table:table-cell>
          <table:table-cell office:value-type="string" calcext:value-type="string">
            <text:p>code quality – chelou auths on orgs, ~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huanfachen.github.io/2020/02/08/Guide-to-UCL-Bartlett-remote-desktop.html" xlink:type="simple">https://huanfachen.github.io/2020/02/08/Guide-to-UCL-Bartlett-remote-desktop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cuttlebot.io/more/protocols/secure-scuttlebutt.html" xlink:type="simple">http://scuttlebot.io/more/protocols/secure-scuttlebutt.html</text:a></text:p>
          </table:table-cell>
          <table:table-cell office:value-type="string" calcext:value-type="string">
            <text:p>p2p msg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log.rstudio.com/2016/03/29/feather/" xlink:type="simple">https://blog.rstudio.com/2016/03/29/feather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 really a workflow engine but primitive and GPU access (specific domain)</text:p>
          </table:table-cell>
          <table:table-cell office:value-type="string" calcext:value-type="string">
            <text:p><text:a xlink:href="https://openmmtools.readthedocs.io/en/0.18.1/" xlink:type="simple">https://openmmtools.readthedocs.io/en/0.18.1/</text:a></text:p>
          </table:table-cell>
          <table:table-cell/>
          <table:table-cell office:value-type="string" calcext:value-type="string">
            <text:p>(why all crazy about gpu – specific type of simus?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katex.org/" xlink:type="simple">https://katex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nvbn/thefuck" xlink:type="simple">https://github.com/nvbn/thefuck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9" office:value-type="string" calcext:value-type="string">
            <text:p><text:a xlink:href="https://www.google.com/url?q=https%3A%2F%2Ftwitter.com%2Fmaximelca%2Fstatus%2F1144169038458839040%3Fs%3D03&amp;sa=D&amp;sntz=1&amp;usg=AFQjCNHcWPcRR1j2WnMTE7y0FICpYt6uLw" xlink:type="simple">https://twitter.com/maximelca/status/1144169038458839040?s=03</text:a></text:p>
          </table:table-cell>
          <table:table-cell table:style-name="ce19" office:value-type="string" calcext:value-type="string">
            <text:p>bibtool -s -i input.bib -o output.bib</text:p>
          </table:table-cell>
          <table:table-cell office:value-type="string" calcext:value-type="string">
            <text:p>(sort biblio by key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il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s://github.com/astroidmail/astroid" xlink:type="simple">https://github.com/astroidmail/astroid</text:a>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s://notmuchmail.org/" xlink:type="simple">https://notmuchmail.org/</text:a>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19" office:value-type="string" calcext:value-type="string">
            <text:p><text:a xlink:href="https://gist.github.com/myusuf3/7f645819ded92bda6677" xlink:type="simple">https://gist.github.com/myusuf3/7f645819ded92bda6677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4">
          <table:table-cell table:style-name="ce21" office:value-type="string" calcext:value-type="string">
            <text:p>https://cran.r-project.org/src/contrib/Archive/rmongodb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pendancy injection : PicoContainer (used by Netlogo)</text:p>
          </table:table-cell>
          <table:table-cell table:style-name="ce19" office:value-type="string" calcext:value-type="string">
            <text:p><text:a xlink:href="http://picocontainer.com/" xlink:type="simple">http://picocontainer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ssword store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s://www.passwordstore.org/" xlink:type="simple">https://www.passwordstore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9" office:value-type="string" calcext:value-type="string">
            <text:p><text:a xlink:href="https://cran.r-project.org/web/packages/cowplot/vignettes/introduction.html" xlink:type="simple">https://cran.r-project.org/web/packages/cowplot/vignettes/introduction.html</text:a></text:p>
          </table:table-cell>
          <table:table-cell table:number-columns-repeated="3"/>
        </table:table-row>
      </table:table>
      <table:table table:name="TimeSeries" table:style-name="ta1">
        <table:table-column table:style-name="co2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rmaestre/FastDTW" xlink:type="simple">https://github.com/rmaestre/FastDTW</text:a></text:p>
          </table:table-cell>
          <table:table-cell table:number-columns-repeated="2"/>
          <table:table-cell office:value-type="string" calcext:value-type="string">
            <text:p>Dynamic time warping java</text:p>
          </table:table-cell>
        </table:table-row>
        <table:table-row table:style-name="ro1">
          <table:table-cell table:number-columns-repeated="4"/>
        </table:table-row>
        <table:table-row table:style-name="ro3">
          <table:table-cell table:style-name="ce20" office:value-type="string" calcext:value-type="string">
            <text:p><text:span text:style-name="T7"><text:a xlink:href="https://stackoverflow.com/questions/1714280/multivariate-time-series-modelling-in-r" xlink:type="simple">https://stackoverflow.com/questions/1714280/multivariate-time-series-modelling-in-r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table:style-name="ce20" office:value-type="string" calcext:value-type="string">
            <text:p><text:span text:style-name="T7"><text:a xlink:href="https://cran.r-project.org/web/views/TimeSeries.html" xlink:type="simple">https://cran.r-project.org/web/views/TimeSeries.html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table:style-name="ce20" office:value-type="string" calcext:value-type="string">
            <text:p><text:span text:style-name="T7"><text:a xlink:href="https://cran.r-project.org/web/packages/tseriesChaos/tseriesChaos.pdf" xlink:type="simple">https://cran.r-project.org/web/packages/tseriesChaos/tseriesChaos.pdf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alan-turing-institute/sktime" xlink:type="simple">https://github.com/alan-turing-institute/sktime</text:a></text:p>
          </table:table-cell>
          <table:table-cell table:number-columns-repeated="3"/>
        </table:table-row>
      </table:table>
      <table:table table:name="Transportation" table:style-name="ta1">
        <office:forms form:automatic-focus="false" form:apply-design-mode="false"/>
        <table:table-column table:style-name="co97" table:default-cell-style-name="Default"/>
        <table:table-column table:style-name="co98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6">
          <table:table-cell office:value-type="string" calcext:value-type="string">
            <text:p>Urbanisme et cyclabilite</text:p>
          </table:table-cell>
          <table:table-cell office:value-type="string" calcext:value-type="string">
            <text:p><text:a xlink:href="https://urbanisme-cyclable.fr/blog/" xlink:type="simple">https://urbanisme-cyclable.fr/blo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raess Paradox</text:p>
          </table:table-cell>
          <table:table-cell office:value-type="string" calcext:value-type="string">
            <text:p><text:a xlink:href="https://en.wikipedia.org/wiki/Braess%27s_paradox" xlink:type="simple">https://en.wikipedia.org/wiki/Braess%27s_paradox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ccessibility analysis</text:p>
          </table:table-cell>
          <table:table-cell office:value-type="string" calcext:value-type="string">
            <text:p><text:a xlink:href="https://git.digitaltransport4africa.org/commons/conveyal-analysis-docker" xlink:type="simple">https://git.digitaltransport4africa.org/commons/conveyal-analysis-docker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TFS format</text:p>
          </table:table-cell>
          <table:table-cell office:value-type="string" calcext:value-type="string">
            <text:p><text:a xlink:href="https://gtfs.org/" xlink:type="simple">https://gtf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ata Transport for Africa</text:p>
          </table:table-cell>
          <table:table-cell office:value-type="string" calcext:value-type="string">
            <text:p><text:a xlink:href="https://git.digitaltransport4africa.org/data" xlink:type="simple">https://git.digitaltransport4africa.org/data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digitalmatatus.com/about.html" xlink:type="simple">https://digitalmatatus.com/about.html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.digitaltransport4africa.org/learn" xlink:type="simple">https://git.digitaltransport4africa.org/learn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digitaltransport4africa.org/innovation-challenge/" xlink:type="simple">https://digitaltransport4africa.org/innovation-challeng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ata projets gares (//these lvmt)(crawl?)</text:p>
          </table:table-cell>
          <table:table-cell office:value-type="string" calcext:value-type="string">
            <text:p><text:a xlink:href="https://www.1001gares.fr/manche-nord/" xlink:type="simple">https://www.1001gares.fr/manche-nord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ink tank infra transport (conseil sci – join?)</text:p>
          </table:table-cell>
          <table:table-cell office:value-type="string" calcext:value-type="string">
            <text:p><text:a xlink:href="https://tdie.eu/conseil-scientifique/" xlink:type="simple">https://tdie.eu/conseil-scientifiqu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istorical dataset : Roman roads</text:p>
          </table:table-cell>
          <table:table-cell office:value-type="string" calcext:value-type="string">
            <text:p><text:a xlink:href="https://www.urbandemographics.org/post/transport-network-costs-roman-empire/" xlink:type="simple">https://www.urbandemographics.org/post/transport-network-costs-roman-empir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 data train france (pdf)</text:p>
          </table:table-cell>
          <table:table-cell office:value-type="string" calcext:value-type="string">
            <text:p><text:a xlink:href="https://trains-directs.fr/carte-france/" xlink:type="simple">https://trains-directs.fr/carte-franc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packages transit</text:p>
          </table:table-cell>
          <table:table-cell office:value-type="string" calcext:value-type="string">
            <text:p><text:a xlink:href="https://twitter.com/UrbanDemog/status/1387419321648009221" xlink:type="simple">https://twitter.com/UrbanDemog/status/1387419321648009221</text:a></text:p>
          </table:table-cell>
          <table:table-cell office:value-type="string" calcext:value-type="string">
            <text:p><text:a xlink:href="https://github.com/ipeaGIT/gtfstools" xlink:type="simple">https://github.com/ipeaGIT/gtfstools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ipeaGIT/gtfs2gps" xlink:type="simple">https://github.com/ipeaGIT/gtfs2gps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ropensci/stplanr" xlink:type="simple">https://github.com/ropensci/stplanr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r-transit/tidytransit" xlink:type="simple">https://github.com/r-transit/tidytransit</text:a>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HS2 construction</text:p>
          </table:table-cell>
          <table:table-cell office:value-type="string" calcext:value-type="string">
            <text:p><text:a xlink:href="https://blog.oomap.co.uk/2021/03/hs2-the-colne-valley-viaduct/" xlink:type="simple">https://blog.oomap.co.uk/2021/03/hs2-the-colne-valley-viaduct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etro detailed maps : get vector data ? (too detailed anyway?)</text:p>
          </table:table-cell>
          <table:table-cell office:value-type="string" calcext:value-type="string">
            <text:p><text:a xlink:href="https://cartometro.com/cartes/paris-multi/" xlink:type="simple">https://cartometro.com/cartes/paris-multi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ailcoop</text:p>
          </table:table-cell>
          <table:table-cell office:value-type="string" calcext:value-type="string">
            <text:p><text:a xlink:href="https://fr.wikipedia.org/wiki/Railcoop" xlink:type="simple">https://fr.wikipedia.org/wiki/Railcoop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OD in less dense areas ?: H2020 project</text:p>
          </table:table-cell>
          <table:table-cell office:value-type="string" calcext:value-type="string">
            <text:p><text:a xlink:href="https://www.uantwerpen.be/en/projects/tod-is-rur/" xlink:type="simple">https://www.uantwerpen.be/en/projects/tod-is-ru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mall train lines</text:p>
          </table:table-cell>
          <table:table-cell office:value-type="string" calcext:value-type="string">
            <text:p><text:a xlink:href="https://tdie.eu/petites-lignes-ferroviaires-europe-bulletin-transporteurope-2/" xlink:type="simple">https://tdie.eu/petites-lignes-ferroviaires-europe-bulletin-transporteurope-2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ources/110321-TDIE-Bulletin-Observatoire-2020-GB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ultimodel network construction in R / access metrics</text:p>
          </table:table-cell>
          <table:table-cell office:value-type="string" calcext:value-type="string">
            <text:p><text:a xlink:href="https://findingspress.org/article/21262-r5r-rapid-realistic-routing-on-multimodal-transport-networks-with-r-5-in-r" xlink:type="simple">https://findingspress.org/article/21262-r5r-rapid-realistic-routing-on-multimodal-transport-networks-with-r-5-in-r</text:a></text:p>
          </table:table-cell>
          <table:table-cell/>
        </table:table-row>
        <table:table-row table:style-name="ro1">
          <table:table-cell office:value-type="string" calcext:value-type="string">
            <text:p>(// package trnetwork :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minaire LVMT petites lignes (no time)</text:p>
          </table:table-cell>
          <table:table-cell office:value-type="string" calcext:value-type="string">
            <text:p><text:a xlink:href="https://www.lvmt.fr/webinaire-sur-les-lignes-de-desserte-fine-du-territoire-11-fevrier-2021/" xlink:type="simple">https://www.lvmt.fr/webinaire-sur-les-lignes-de-desserte-fine-du-territoire-11-fevrier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ransport Mobilite Territoires : blog LAET</text:p>
          </table:table-cell>
          <table:table-cell office:value-type="string" calcext:value-type="string">
            <text:p><text:a xlink:href="https://tmt.hypotheses.org/" xlink:type="simple">https://tmt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tsim</text:p>
          </table:table-cell>
          <table:table-cell office:value-type="string" calcext:value-type="string">
            <text:p><text:a xlink:href="https://github.com/matsim-org/matsim-code-examples/blob/11.x/src/main/java/org/matsim/codeexamples/run/RunMatsim.java" xlink:type="simple">https://github.com/matsim-org/matsim-code-examples/blob/11.x/src/main/java/org/matsim/codeexamples/run/RunMatsim.jav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ParisAMDParis/status/913645871115489281" xlink:type="simple">https://twitter.com/ParisAMDParis/status/913645871115489281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valentinsocha/status/911304476643995649" xlink:type="simple">https://twitter.com/valentinsocha/status/911304476643995649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20" office:value-type="string" calcext:value-type="string">
            <text:p><text:span text:style-name="T7"><text:a xlink:href="https://scholar.google.fr/scholar?hl=fr&amp;as_sdt=0%2C5&amp;q=south+africa+transportation+pre-apartheid&amp;btnG" xlink:type="simple">https://scholar.google.fr/scholar?hl=fr&amp;as_sdt=0%2C5&amp;q=south+africa+transportation+pre-apartheid&amp;btnG</text:a></text:span><text:span text:style-name="T7">=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ondon tube crowding data</text:p>
          </table:table-cell>
          <table:table-cell office:value-type="string" calcext:value-type="string">
            <text:p><text:a xlink:href="http://crowding.data.tfl.gov.uk/" xlink:type="simple">http://crowding.data.tfl.gov.uk/</text:a></text:p>
          </table:table-cell>
          <table:table-cell/>
        </table:table-row>
      </table:table>
      <table:table table:name="Urbanism" table:style-name="ta1">
        <table:table-column table:style-name="co15" table:default-cell-style-name="Default"/>
        <table:table-column table:style-name="co86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bo IMU Lyon</text:p>
          </table:table-cell>
          <table:table-cell office:value-type="string" calcext:value-type="string">
            <text:p><text:a xlink:href="https://imu.universite-lyon.fr/" xlink:type="simple">https://imu.universite-lyon.fr/</text:a></text:p>
          </table:table-cell>
          <table:table-cell office:value-type="string" calcext:value-type="string">
            <text:p>(collab AG ? - <text:a xlink:href="https://liris.cnrs.fr/" xlink:type="simple">https://liris.cnrs.fr/</text:a> 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haire ETI : semaine ville quart heure 25-29/01</text:p>
          </table:table-cell>
          <table:table-cell office:value-type="string" calcext:value-type="string">
            <text:p><text:a xlink:href="http://chaire-eti.org/" xlink:type="simple">http://chaire-eti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urbanbeers.org/cusp/" xlink:type="simple">http://urbanbeers.org/cusp/</text:a></text:p>
          </table:table-cell>
          <table:table-cell table:number-columns-repeated="2"/>
        </table:table-row>
      </table:table>
      <table:table table:name="UrbanMobility" table:style-name="ta1">
        <table:table-column table:style-name="co87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haire valeo ehess</text:p>
          </table:table-cell>
          <table:table-cell office:value-type="string" calcext:value-type="string">
            <text:p><text:a xlink:href="http://ffj.ehess.fr/chaire_valeo.html" xlink:type="simple">http://ffj.ehess.fr/chaire_valeo.html</text:a></text:p>
          </table:table-cell>
        </table:table-row>
      </table:table>
      <table:table table:name="UrbanModeling" table:style-name="ta1">
        <table:table-column table:style-name="co88" table:default-cell-style-name="Default"/>
        <table:table-column table:style-name="co89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rbMod seminar : Mike on Forrester</text:p>
          </table:table-cell>
          <table:table-cell office:value-type="string" calcext:value-type="string">
            <text:p><text:a xlink:href="https://www.youtube.com/watch?v=yYPO4qFjJ_E" xlink:type="simple">https://www.youtube.com/watch?v=yYPO4qFjJ_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UDM model (on dafni?)</text:p>
          </table:table-cell>
          <table:table-cell office:value-type="string" calcext:value-type="string">
            <text:p><text:a xlink:href="https://github.com/geospatialncl/OpenUDM" xlink:type="simple">https://github.com/geospatialncl/OpenUDM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course complexity, entropy, scaling</text:p>
          </table:table-cell>
          <table:table-cell office:value-type="string" calcext:value-type="string">
            <text:p><text:a xlink:href="https://www.youtube.com/watch?app=desktop&amp;v=x4_cwjEKGFA" xlink:type="simple">https://www.youtube.com/watch?app=desktop&amp;v=x4_cwjEKGF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rban Models seminar</text:p>
          </table:table-cell>
          <table:table-cell office:value-type="string" calcext:value-type="string">
            <text:p><text:a xlink:href="http://urbanmodseminar.nl/" xlink:type="simple">http://urbanmodseminar.nl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onso – J Delloye</text:p>
          </table:table-cell>
          <table:table-cell office:value-type="string" calcext:value-type="string">
            <text:p><text:a xlink:href="https://www.youtube.com/watch?v=Pfyuv9pf6Wo" xlink:type="simple">https://www.youtube.com/watch?v=Pfyuv9pf6Wo</text:a></text:p>
          </table:table-cell>
        </table:table-row>
        <table:table-row table:style-name="ro1">
          <table:table-cell/>
          <table:table-cell office:value-type="string" calcext:value-type="string">
            <text:p>Denise Christaller</text:p>
          </table:table-cell>
          <table:table-cell office:value-type="string" calcext:value-type="string">
            <text:p><text:a xlink:href="https://www.youtube.com/watch?v=YdB4e39EZEc&amp;t=631s" xlink:type="simple">https://www.youtube.com/watch?v=YdB4e39EZEc&amp;t=631s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ismod comcox interactive article</text:p>
          </table:table-cell>
          <table:table-cell office:value-type="string" calcext:value-type="string">
            <text:p><text:a xlink:href="https://nismod.github.io/arc-udm-vis/" xlink:type="simple">https://nismod.github.io/arc-udm-vi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CS urban complexity satellite</text:p>
          </table:table-cell>
          <table:table-cell office:value-type="string" calcext:value-type="string">
            <text:p><text:a xlink:href="https://urbcompsys.github.io/" xlink:type="simple">https://urbcompsys.github.io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UM Seminars</text:p>
          </table:table-cell>
          <table:table-cell office:value-type="string" calcext:value-type="string">
            <text:p><text:a xlink:href="https://www.youtube.com/watch?v=q69NPLxdQSQ&amp;ab_channel=MartinCentreResearchSeminarSeries" xlink:type="simple">https://www.youtube.com/watch?v=q69NPLxdQSQ&amp;ab_channel=MartinCentreResearchSeminarSeries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www.martincentre.arct.cam.ac.uk/conferences/AUM/aum-2020/aum-2020-launch" xlink:type="simple">https://www.martincentre.arct.cam.ac.uk/conferences/AUM/aum-2020/aum-2020-launch</text:a></text:p>
          </table:table-cell>
          <table:table-cell/>
        </table:table-row>
      </table:table>
      <table:table table:name="UrbanMorphology" table:style-name="ta1">
        <table:table-column table:style-name="co90" table:default-cell-style-name="Default"/>
        <table:table-column table:style-name="co59" table:default-cell-style-name="Default"/>
        <table:table-column table:style-name="co91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eventbrite.co.uk/e/spatial-signatures-dynamic-classification-of-the-built-environmentsad2o21-tickets-135979866441" xlink:type="simple">https://www.eventbrite.co.uk/e/spatial-signatures-dynamic-classification-of-the-built-environmentsad2o21-tickets-135979866441</text:a>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&gt; https://www.youtube.com/watch?v=pTiy6uvhw-4</text:p>
          </table:table-cell>
          <table:table-cell/>
          <table:table-cell office:value-type="string" calcext:value-type="string">
            <text:p>(3 papers from scholar : M Fleischmann+classification+morphology in bib/UrbanMorphology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rban grammar project</text:p>
          </table:table-cell>
          <table:table-cell office:value-type="string" calcext:value-type="string">
            <text:p><text:a xlink:href="https://urbangrammarai.github.io/" xlink:type="simple">https://urbangrammarai.github.io/</text:a></text:p>
          </table:table-cell>
          <table:table-cell office:value-type="string" calcext:value-type="string">
            <text:p><text:a xlink:href="https://www.youtube.com/watch?v=5fq1bJX9NcE" xlink:type="simple">https://www.youtube.com/watch?v=5fq1bJX9NcE</text:a></text:p>
          </table:table-cell>
        </table:table-row>
      </table:table>
      <table:table table:name="UrbanPlanning" table:style-name="ta1">
        <table:table-column table:style-name="co92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9"><text:a xlink:href="https://digital4planning.com/" xlink:type="simple">https://digital4planning.com/</text:a></text:span></text:p>
          </table:table-cell>
        </table:table-row>
        <table:table-row table:style-name="ro1">
          <table:table-cell office:value-type="string" calcext:value-type="string">
            <text:p>Digital Taskforce for planning</text:p>
          </table:table-cell>
          <table:table-cell office:value-type="string" calcext:value-type="string">
            <text:p>Resources/UrbanPlanning/A Digital Future for Planning - Ex Summary 220208.pdf</text:p>
          </table:table-cell>
        </table:table-row>
        <table:table-row table:style-name="ro1">
          <table:table-cell/>
          <table:table-cell office:value-type="string" calcext:value-type="string">
            <text:p>Resources/UrbanPlanning/A Digital Future for Planning - Main Report 220208.pdf</text:p>
          </table:table-cell>
        </table:table-row>
      </table:table>
      <table:table table:name="Visualisation" table:style-name="ta1">
        <table:table-column table:style-name="co41" table:default-cell-style-name="Default"/>
        <table:table-column table:style-name="co93" table:default-cell-style-name="Default"/>
        <table:table-column table:style-name="co94" table:default-cell-style-name="Default"/>
        <table:table-column table:style-name="co95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radar plot</text:p>
          </table:table-cell>
          <table:table-cell office:value-type="string" calcext:value-type="string">
            <text:p>https://stackoverflow.com/questions/42562128/ggplot2-connecting-points-in-polar-coordinates-with-a-straight-line-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www.rdocumentation.org/packages/ggiraphExtra/versions/0.3.0/topics/coord_radar" xlink:type="simple">https://www.rdocumentation.org/packages/ggiraphExtra/versions/0.3.0/topics/coord_radar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stackoverflow.com/questions/28898143/closing-the-lines-in-a-ggplot2-radar-spider-chart" xlink:type="simple">https://stackoverflow.com/questions/28898143/closing-the-lines-in-a-ggplot2-radar-spider-chart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&gt; finally polygon; pb order theta axis?: number instead of string/facto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lors : stat_identity <text:a xlink:href="https://gis.stackexchange.com/questions/234942/keep-customized-colors-with-geom-polygon" xlink:type="simple">https://gis.stackexchange.com/questions/234942/keep-customized-colors-with-geom-polygon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stackoverflow.com/questions/20041136/avoid-ggplot-sorting-the-x-axis-while-plotting-geom-bar" xlink:type="simple">https://stackoverflow.com/questions/20041136/avoid-ggplot-sorting-the-x-axis-while-plotting-geom-bar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senseable.mit.edu/stockholm-19/" xlink:type="simple">https://senseable.mit.edu/stockholm-19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eo visu notebook : langage to generate ?</text:p>
          </table:table-cell>
          <table:table-cell office:value-type="string" calcext:value-type="string">
            <text:p><text:a xlink:href="https://npalomin.github.io/swp/ux/rm/cs_mv2.html" xlink:type="simple">https://npalomin.github.io/swp/ux/rm/cs_mv2.htm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ython napari</text:p>
          </table:table-cell>
          <table:table-cell office:value-type="string" calcext:value-type="string">
            <text:p><text:a xlink:href="https://napari.org/" xlink:type="simple">https://napari.org/</text:a></text:p>
          </table:table-cell>
          <table:table-cell office:value-type="string" calcext:value-type="string">
            <text:p>(code style :?)</text:p>
          </table:table-cell>
          <table:table-cell office:value-type="string" calcext:value-type="string">
            <text:p><text:a xlink:href="https://github.com/psf/black" xlink:type="simple">https://github.com/psf/black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tion – visu</text:p>
          </table:table-cell>
          <table:table-cell office:value-type="string" calcext:value-type="string">
            <text:p><text:a xlink:href="https://pudding.cool/2021/03/wine-model/" xlink:type="simple">https://pudding.cool/2021/03/wine-model/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(visual essays)</text:p>
          </table:table-cell>
          <table:table-cell office:value-type="string" calcext:value-type="string">
            <text:p><text:a xlink:href="https://pudding.cool/" xlink:type="simple">https://pudding.cool/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high quality plot</text:p>
          </table:table-cell>
          <table:table-cell office:value-type="string" calcext:value-type="string">
            <text:p><text:a xlink:href="https://www.cedricscherer.com/2019/05/17/the-evolution-of-a-ggplot-ep.-1/#final" xlink:type="simple">https://www.cedricscherer.com/2019/05/17/the-evolution-of-a-ggplot-ep.-1/#final</text:a>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30">00/00/0000</text:date>, <text:time style:data-style-name="N2" text:time-value="10:13:59.4399794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uste Raimbault</meta:initial-creator>
    <meta:creation-date>2019-03-08T10:34:24</meta:creation-date>
    <dc:date>2022-08-30T16:53:10.642162941</dc:date>
    <meta:editing-duration>P191DT1H9M16S</meta:editing-duration>
    <meta:editing-cycles>706</meta:editing-cycles>
    <meta:generator>LibreOffice/6.4.7.2$Linux_X86_64 LibreOffice_project/40$Build-2</meta:generator>
    <meta:document-statistic meta:table-count="80" meta:cell-count="1202" meta:object-count="1"/>
    <meta:user-defined meta:name=""/>
  </office:meta>
</office:document-meta>
</file>